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58mm"/>
    </style:style>
    <style:style style:name="co2" style:family="table-column">
      <style:table-column-properties fo:break-before="auto" style:column-width="49.62mm"/>
    </style:style>
    <style:style style:name="co3" style:family="table-column">
      <style:table-column-properties fo:break-before="auto" style:column-width="11.99mm"/>
    </style:style>
    <style:style style:name="co4" style:family="table-column">
      <style:table-column-properties fo:break-before="auto" style:column-width="27.94mm"/>
    </style:style>
    <style:style style:name="co5" style:family="table-column">
      <style:table-column-properties fo:break-before="auto" style:column-width="33.66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8.89mm"/>
    </style:style>
    <style:style style:name="co8" style:family="table-column">
      <style:table-column-properties fo:break-before="auto" style:column-width="15.24mm"/>
    </style:style>
    <style:style style:name="co9" style:family="table-column">
      <style:table-column-properties fo:break-before="auto" style:column-width="12.86mm"/>
    </style:style>
    <style:style style:name="co10" style:family="table-column">
      <style:table-column-properties fo:break-before="auto" style:column-width="25.72mm"/>
    </style:style>
    <style:style style:name="co11" style:family="table-column">
      <style:table-column-properties fo:break-before="auto" style:column-width="19.05mm"/>
    </style:style>
    <style:style style:name="co12" style:family="table-column">
      <style:table-column-properties fo:break-before="auto" style:column-width="13.02mm"/>
    </style:style>
    <style:style style:name="co13" style:family="table-column">
      <style:table-column-properties fo:break-before="auto" style:column-width="6.03mm"/>
    </style:style>
    <style:style style:name="co14" style:family="table-column">
      <style:table-column-properties fo:break-before="auto" style:column-width="48.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" style:family="table-cell" style:parent-style-name="Default" style:data-style-name="N4">
      <style:table-cell-properties style:vertical-align="middle"/>
      <style:text-properties fo:font-size="6pt" style:font-size-asian="6pt" style:font-size-complex="6pt"/>
      <style:map style:condition="cell-content()&lt;-2" style:apply-style-name="degraded" style:base-cell-address="priority_viz.E2"/>
      <style:map style:condition="cell-content()&gt;2" style:apply-style-name="improved" style:base-cell-address="priority_viz.E2"/>
    </style:style>
    <style:style style:name="ce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8pt" style:font-size-asian="8pt" style:font-size-complex="8pt"/>
    </style:style>
    <style:style style:name="ce7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mm"/>
      <style:text-properties fo:font-size="6pt" style:font-size-asian="6pt" style:font-size-complex="6pt"/>
      <style:map style:condition="cell-content()&lt;-2.412" style:apply-style-name="degraded" style:base-cell-address="policy_map.C3"/>
      <style:map style:condition="cell-content()&gt;2.412" style:apply-style-name="improved" style:base-cell-address="policy_map.C3"/>
    </style:style>
    <style:style style:name="ce8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mm"/>
      <style:text-properties fo:font-size="6pt" style:font-size-asian="6pt" style:font-size-complex="6pt"/>
      <style:map style:condition="cell-content()&lt;-2.412" style:apply-style-name="degraded" style:base-cell-address="policy_map.C3"/>
      <style:map style:condition="cell-content()&gt;2.412" style:apply-style-name="improved" style:base-cell-address="policy_map.C3"/>
    </style:style>
    <style:style style:name="ce9" style:family="table-cell" style:parent-style-name="Default" style:data-style-name="N4">
      <style:table-cell-properties style:vertical-align="middle"/>
      <style:text-properties fo:font-size="6pt" style:font-size-asian="6pt" style:font-size-complex="6pt"/>
      <style:map style:condition="cell-content()&lt;-2" style:apply-style-name="degraded" style:base-cell-address="policy_viz.E2"/>
      <style:map style:condition="cell-content()&gt;2" style:apply-style-name="improved" style:base-cell-address="policy_viz.E2"/>
    </style:style>
    <style:style style:name="ce10" style:family="table-cell" style:parent-style-name="Default" style:data-style-name="N4">
      <style:table-cell-properties fo:border-bottom="none" style:text-align-source="fix" style:repeat-content="false" fo:border-left="0.51pt solid #808080" fo:border-right="none" fo:border-top="0.51pt solid #808080" style:vertical-align="middle"/>
      <style:paragraph-properties fo:text-align="center" fo:margin-left="0mm"/>
      <style:text-properties fo:font-size="6pt" style:font-size-asian="6pt" style:font-size-complex="6pt"/>
      <style:map style:condition="cell-content()&lt;-2.412" style:apply-style-name="degraded" style:base-cell-address="policy_map.C3"/>
      <style:map style:condition="cell-content()&gt;2.412" style:apply-style-name="improved" style:base-cell-address="policy_map.C3"/>
    </style:style>
    <style:style style:name="ce11" style:family="table-cell" style:parent-style-name="Default" style:data-style-name="N4">
      <style:table-cell-properties fo:border-bottom="0.51pt solid #808080" style:text-align-source="fix" style:repeat-content="false" fo:border-left="0.51pt solid #808080" fo:border-right="none" fo:border-top="none" style:vertical-align="middle"/>
      <style:paragraph-properties fo:text-align="center" fo:margin-left="0mm"/>
      <style:text-properties fo:font-size="6pt" style:font-size-asian="6pt" style:font-size-complex="6pt"/>
      <style:map style:condition="cell-content()&lt;-2.412" style:apply-style-name="degraded" style:base-cell-address="policy_map.C3"/>
      <style:map style:condition="cell-content()&gt;2.412" style:apply-style-name="improved" style:base-cell-address="policy_map.C3"/>
    </style:style>
    <style:style style:name="ce12" style:family="table-cell" style:parent-style-name="Default" style:data-style-name="N4">
      <style:table-cell-properties fo:border-bottom="none" style:text-align-source="fix" style:repeat-content="false" fo:border-left="0.51pt solid #808080" fo:border-right="none" fo:border-top="0.51pt solid #808080" style:vertical-align="middle"/>
      <style:paragraph-properties fo:text-align="center" fo:margin-left="0mm"/>
      <style:text-properties fo:font-size="6pt" style:font-size-asian="6pt" style:font-size-complex="6pt"/>
      <style:map style:condition="cell-content()&lt;-2.412" style:apply-style-name="degraded" style:base-cell-address="policy_map.C3"/>
      <style:map style:condition="cell-content()&gt;2.412" style:apply-style-name="improved" style:base-cell-address="policy_map.C3"/>
    </style:style>
    <style:style style:name="ce13" style:family="table-cell" style:parent-style-name="Default" style:data-style-name="N4">
      <style:table-cell-properties fo:border-bottom="0.51pt solid #808080" style:text-align-source="fix" style:repeat-content="false" fo:border-left="0.51pt solid #808080" fo:border-right="none" fo:border-top="none" style:vertical-align="middle"/>
      <style:paragraph-properties fo:text-align="center" fo:margin-left="0mm"/>
      <style:text-properties fo:font-size="6pt" style:font-size-asian="6pt" style:font-size-complex="6pt"/>
      <style:map style:condition="cell-content()&lt;-2.412" style:apply-style-name="degraded" style:base-cell-address="policy_map.C3"/>
      <style:map style:condition="cell-content()&gt;2.412" style:apply-style-name="improved" style:base-cell-address="policy_map.C3"/>
    </style:style>
    <style:style style:name="ce14" style:family="table-cell" style:parent-style-name="Default" style:data-style-name="N4">
      <style:table-cell-properties fo:border-bottom="none" style:text-align-source="fix" style:repeat-content="false" fo:border-left="0.51pt solid #808080" fo:border-right="none" fo:border-top="0.51pt solid #808080" style:vertical-align="middle"/>
      <style:paragraph-properties fo:text-align="center" fo:margin-left="0mm"/>
      <style:text-properties fo:font-size="6pt" style:font-size-asian="6pt" style:font-size-complex="6pt"/>
      <style:map style:condition="cell-content()&lt;-2.412" style:apply-style-name="degraded" style:base-cell-address="policy_map.C3"/>
      <style:map style:condition="cell-content()&gt;2.412" style:apply-style-name="improved" style:base-cell-address="policy_map.C3"/>
    </style:style>
    <style:style style:name="ce15" style:family="table-cell" style:parent-style-name="Default" style:data-style-name="N4">
      <style:table-cell-properties fo:border-bottom="0.51pt solid #808080" style:text-align-source="fix" style:repeat-content="false" fo:border-left="0.51pt solid #808080" fo:border-right="none" fo:border-top="none" style:vertical-align="middle"/>
      <style:paragraph-properties fo:text-align="center" fo:margin-left="0mm"/>
      <style:text-properties fo:font-size="6pt" style:font-size-asian="6pt" style:font-size-complex="6pt"/>
      <style:map style:condition="cell-content()&lt;-2.412" style:apply-style-name="degraded" style:base-cell-address="policy_map.C3"/>
      <style:map style:condition="cell-content()&gt;2.412" style:apply-style-name="improved" style:base-cell-address="policy_map.C3"/>
    </style:style>
    <style:style style:name="ce16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mm"/>
      <style:text-properties fo:font-size="6pt" style:font-size-asian="6pt" style:font-size-complex="6pt"/>
      <style:map style:condition="cell-content()&lt;-2.412" style:apply-style-name="degraded" style:base-cell-address="policy_map.C3"/>
      <style:map style:condition="cell-content()&gt;2.412" style:apply-style-name="improved" style:base-cell-address="policy_map.C3"/>
    </style:style>
    <style:style style:name="ce17" style:family="table-cell" style:parent-style-name="Default" style:data-style-name="N4">
      <style:table-cell-properties fo:border-bottom="none" style:text-align-source="fix" style:repeat-content="false" fo:border-left="0.51pt solid #808080" fo:border-right="none" fo:border-top="0.51pt solid #808080" style:vertical-align="middle"/>
      <style:paragraph-properties fo:text-align="center" fo:margin-left="0mm"/>
      <style:text-properties fo:font-size="6pt" style:font-size-asian="6pt" style:font-size-complex="6pt"/>
      <style:map style:condition="cell-content()&lt;-2.412" style:apply-style-name="degraded" style:base-cell-address="policy_map.C3"/>
      <style:map style:condition="cell-content()&gt;2.412" style:apply-style-name="improved" style:base-cell-address="policy_map.C3"/>
    </style:style>
    <style:style style:name="ce18" style:family="table-cell" style:parent-style-name="Default" style:data-style-name="N4">
      <style:table-cell-properties fo:border-bottom="0.51pt solid #808080" style:text-align-source="fix" style:repeat-content="false" fo:border-left="0.51pt solid #808080" fo:border-right="none" fo:border-top="none" style:vertical-align="middle"/>
      <style:paragraph-properties fo:text-align="center" fo:margin-left="0mm"/>
      <style:text-properties fo:font-size="6pt" style:font-size-asian="6pt" style:font-size-complex="6pt"/>
      <style:map style:condition="cell-content()&lt;-2.412" style:apply-style-name="degraded" style:base-cell-address="policy_map.C3"/>
      <style:map style:condition="cell-content()&gt;2.412" style:apply-style-name="improved" style:base-cell-address="policy_map.C3"/>
    </style:style>
    <style:style style:name="ce19" style:family="table-cell" style:parent-style-name="Default" style:data-style-name="N4">
      <style:table-cell-properties fo:border-bottom="none" style:text-align-source="fix" style:repeat-content="false" fo:border-left="none" fo:border-right="none" fo:border-top="0.51pt solid #808080" style:vertical-align="middle"/>
      <style:paragraph-properties fo:text-align="center" fo:margin-left="0mm"/>
      <style:text-properties fo:font-size="6pt" style:font-size-asian="6pt" style:font-size-complex="6pt"/>
      <style:map style:condition="cell-content()&lt;-2.412" style:apply-style-name="degraded" style:base-cell-address="policy_map.C3"/>
      <style:map style:condition="cell-content()&gt;2.412" style:apply-style-name="improved" style:base-cell-address="policy_map.C3"/>
    </style:style>
    <style:style style:name="ce20" style:family="table-cell" style:parent-style-name="Default" style:data-style-name="N4">
      <style:table-cell-properties fo:border-bottom="0.51pt solid #80808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6pt" style:font-size-asian="6pt" style:font-size-complex="6pt"/>
      <style:map style:condition="cell-content()&lt;-2.412" style:apply-style-name="degraded" style:base-cell-address="policy_map.C3"/>
      <style:map style:condition="cell-content()&gt;2.412" style:apply-style-name="improved" style:base-cell-address="policy_map.C3"/>
    </style:style>
    <style:style style:name="ce21" style:family="table-cell" style:parent-style-name="Default" style:data-style-name="N4">
      <style:table-cell-properties fo:border-bottom="none" style:text-align-source="fix" style:repeat-content="false" fo:border-left="none" fo:border-right="none" fo:border-top="0.51pt solid #808080" style:vertical-align="middle"/>
      <style:paragraph-properties fo:text-align="center" fo:margin-left="0mm"/>
      <style:text-properties fo:font-size="6pt" style:font-size-asian="6pt" style:font-size-complex="6pt"/>
      <style:map style:condition="cell-content()&lt;-2.412" style:apply-style-name="degraded" style:base-cell-address="policy_map.C3"/>
      <style:map style:condition="cell-content()&gt;2.412" style:apply-style-name="improved" style:base-cell-address="policy_map.C3"/>
    </style:style>
    <style:style style:name="ce22" style:family="table-cell" style:parent-style-name="Default" style:data-style-name="N4">
      <style:table-cell-properties fo:border-bottom="0.51pt solid #80808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6pt" style:font-size-asian="6pt" style:font-size-complex="6pt"/>
      <style:map style:condition="cell-content()&lt;-2.412" style:apply-style-name="degraded" style:base-cell-address="policy_map.C3"/>
      <style:map style:condition="cell-content()&gt;2.412" style:apply-style-name="improved" style:base-cell-address="policy_map.C3"/>
    </style:style>
    <style:style style:name="ce23" style:family="table-cell" style:parent-style-name="Default" style:data-style-name="N4">
      <style:table-cell-properties fo:border-bottom="none" style:text-align-source="fix" style:repeat-content="false" fo:border-left="none" fo:border-right="none" fo:border-top="0.51pt solid #808080" style:vertical-align="middle"/>
      <style:paragraph-properties fo:text-align="center" fo:margin-left="0mm"/>
      <style:text-properties fo:font-size="6pt" style:font-size-asian="6pt" style:font-size-complex="6pt"/>
      <style:map style:condition="cell-content()&lt;-2.412" style:apply-style-name="degraded" style:base-cell-address="policy_map.C3"/>
      <style:map style:condition="cell-content()&gt;2.412" style:apply-style-name="improved" style:base-cell-address="policy_map.C3"/>
    </style:style>
    <style:style style:name="ce24" style:family="table-cell" style:parent-style-name="Default" style:data-style-name="N4">
      <style:table-cell-properties fo:border-bottom="0.51pt solid #80808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6pt" style:font-size-asian="6pt" style:font-size-complex="6pt"/>
      <style:map style:condition="cell-content()&lt;-2.412" style:apply-style-name="degraded" style:base-cell-address="policy_map.C3"/>
      <style:map style:condition="cell-content()&gt;2.412" style:apply-style-name="improved" style:base-cell-address="policy_map.C3"/>
    </style:style>
    <style:style style:name="ce25" style:family="table-cell" style:parent-style-name="Default" style:data-style-name="N4">
      <style:table-cell-properties fo:border-bottom="none" style:text-align-source="fix" style:repeat-content="false" fo:border-left="none" fo:border-right="none" fo:border-top="0.51pt solid #808080" style:vertical-align="middle"/>
      <style:paragraph-properties fo:text-align="center" fo:margin-left="0mm"/>
      <style:text-properties fo:font-size="6pt" style:font-size-asian="6pt" style:font-size-complex="6pt"/>
      <style:map style:condition="cell-content()&lt;-2.412" style:apply-style-name="degraded" style:base-cell-address="policy_map.C3"/>
      <style:map style:condition="cell-content()&gt;2.412" style:apply-style-name="improved" style:base-cell-address="policy_map.C3"/>
    </style:style>
    <style:style style:name="ce26" style:family="table-cell" style:parent-style-name="Default" style:data-style-name="N4">
      <style:table-cell-properties fo:border-bottom="0.51pt solid #80808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6pt" style:font-size-asian="6pt" style:font-size-complex="6pt"/>
      <style:map style:condition="cell-content()&lt;-2.412" style:apply-style-name="degraded" style:base-cell-address="policy_map.C3"/>
      <style:map style:condition="cell-content()&gt;2.412" style:apply-style-name="improved" style:base-cell-address="policy_map.C3"/>
    </style:style>
    <style:style style:name="ce27" style:family="table-cell" style:parent-style-name="Default" style:data-style-name="N4">
      <style:table-cell-properties fo:border-bottom="none" style:text-align-source="fix" style:repeat-content="false" fo:border-left="none" fo:border-right="0.51pt solid #808080" fo:border-top="0.51pt solid #808080" style:vertical-align="middle"/>
      <style:paragraph-properties fo:text-align="center" fo:margin-left="0mm"/>
      <style:text-properties fo:font-size="6pt" style:font-size-asian="6pt" style:font-size-complex="6pt"/>
      <style:map style:condition="cell-content()&lt;-2.412" style:apply-style-name="degraded" style:base-cell-address="policy_map.C3"/>
      <style:map style:condition="cell-content()&gt;2.412" style:apply-style-name="improved" style:base-cell-address="policy_map.C3"/>
    </style:style>
    <style:style style:name="ce28" style:family="table-cell" style:parent-style-name="Default" style:data-style-name="N4">
      <style:table-cell-properties fo:border-bottom="0.51pt solid #808080" style:text-align-source="fix" style:repeat-content="false" fo:border-left="none" fo:border-right="0.51pt solid #808080" fo:border-top="none" style:vertical-align="middle"/>
      <style:paragraph-properties fo:text-align="center" fo:margin-left="0mm"/>
      <style:text-properties fo:font-size="6pt" style:font-size-asian="6pt" style:font-size-complex="6pt"/>
      <style:map style:condition="cell-content()&lt;-2.412" style:apply-style-name="degraded" style:base-cell-address="policy_map.C3"/>
      <style:map style:condition="cell-content()&gt;2.412" style:apply-style-name="improved" style:base-cell-address="policy_map.C3"/>
    </style:style>
    <style:style style:name="ce29" style:family="table-cell" style:parent-style-name="Default" style:data-style-name="N4">
      <style:table-cell-properties fo:border-bottom="none" style:text-align-source="fix" style:repeat-content="false" fo:border-left="none" fo:border-right="0.51pt solid #808080" fo:border-top="0.51pt solid #808080" style:vertical-align="middle"/>
      <style:paragraph-properties fo:text-align="center" fo:margin-left="0mm"/>
      <style:text-properties fo:font-size="6pt" style:font-size-asian="6pt" style:font-size-complex="6pt"/>
      <style:map style:condition="cell-content()&lt;-2.412" style:apply-style-name="degraded" style:base-cell-address="policy_map.C3"/>
      <style:map style:condition="cell-content()&gt;2.412" style:apply-style-name="improved" style:base-cell-address="policy_map.C3"/>
    </style:style>
    <style:style style:name="ce30" style:family="table-cell" style:parent-style-name="Default" style:data-style-name="N4">
      <style:table-cell-properties fo:border-bottom="0.51pt solid #808080" style:text-align-source="fix" style:repeat-content="false" fo:border-left="none" fo:border-right="0.51pt solid #808080" fo:border-top="none" style:vertical-align="middle"/>
      <style:paragraph-properties fo:text-align="center" fo:margin-left="0mm"/>
      <style:text-properties fo:font-size="6pt" style:font-size-asian="6pt" style:font-size-complex="6pt"/>
      <style:map style:condition="cell-content()&lt;-2.412" style:apply-style-name="degraded" style:base-cell-address="policy_map.C3"/>
      <style:map style:condition="cell-content()&gt;2.412" style:apply-style-name="improved" style:base-cell-address="policy_map.C3"/>
    </style:style>
    <style:style style:name="ce31" style:family="table-cell" style:parent-style-name="Default" style:data-style-name="N4">
      <style:table-cell-properties fo:border-bottom="none" style:text-align-source="fix" style:repeat-content="false" fo:border-left="none" fo:border-right="0.51pt solid #808080" fo:border-top="0.51pt solid #808080" style:vertical-align="middle"/>
      <style:paragraph-properties fo:text-align="center" fo:margin-left="0mm"/>
      <style:text-properties fo:font-size="6pt" style:font-size-asian="6pt" style:font-size-complex="6pt"/>
      <style:map style:condition="cell-content()&lt;-2.412" style:apply-style-name="degraded" style:base-cell-address="policy_map.C3"/>
      <style:map style:condition="cell-content()&gt;2.412" style:apply-style-name="improved" style:base-cell-address="policy_map.C3"/>
    </style:style>
    <style:style style:name="ce32" style:family="table-cell" style:parent-style-name="Default" style:data-style-name="N4">
      <style:table-cell-properties fo:border-bottom="0.51pt solid #808080" style:text-align-source="fix" style:repeat-content="false" fo:border-left="none" fo:border-right="0.51pt solid #808080" fo:border-top="none" style:vertical-align="middle"/>
      <style:paragraph-properties fo:text-align="center" fo:margin-left="0mm"/>
      <style:text-properties fo:font-size="6pt" style:font-size-asian="6pt" style:font-size-complex="6pt"/>
      <style:map style:condition="cell-content()&lt;-2.412" style:apply-style-name="degraded" style:base-cell-address="policy_map.C3"/>
      <style:map style:condition="cell-content()&gt;2.412" style:apply-style-name="improved" style:base-cell-address="policy_map.C3"/>
    </style:style>
    <style:style style:name="ce33" style:family="table-cell" style:parent-style-name="Default" style:data-style-name="N4">
      <style:table-cell-properties fo:border-bottom="none" style:text-align-source="fix" style:repeat-content="false" fo:border-left="none" fo:border-right="0.51pt solid #808080" fo:border-top="0.51pt solid #808080" style:vertical-align="middle"/>
      <style:paragraph-properties fo:text-align="center" fo:margin-left="0mm"/>
      <style:text-properties fo:font-size="6pt" style:font-size-asian="6pt" style:font-size-complex="6pt"/>
      <style:map style:condition="cell-content()&lt;-2.412" style:apply-style-name="degraded" style:base-cell-address="policy_map.C3"/>
      <style:map style:condition="cell-content()&gt;2.412" style:apply-style-name="improved" style:base-cell-address="policy_map.C3"/>
    </style:style>
    <style:style style:name="ce34" style:family="table-cell" style:parent-style-name="Default" style:data-style-name="N4">
      <style:table-cell-properties fo:border-bottom="0.51pt solid #808080" style:text-align-source="fix" style:repeat-content="false" fo:border-left="none" fo:border-right="0.51pt solid #808080" fo:border-top="none" style:vertical-align="middle"/>
      <style:paragraph-properties fo:text-align="center" fo:margin-left="0mm"/>
      <style:text-properties fo:font-size="6pt" style:font-size-asian="6pt" style:font-size-complex="6pt"/>
      <style:map style:condition="cell-content()&lt;-2.412" style:apply-style-name="degraded" style:base-cell-address="policy_map.C3"/>
      <style:map style:condition="cell-content()&gt;2.412" style:apply-style-name="improved" style:base-cell-address="policy_map.C3"/>
    </style:style>
    <style:style style:name="ce35" style:family="table-cell" style:parent-style-name="Default" style:data-style-name="N4">
      <style:table-cell-properties fo:border-bottom="none" style:text-align-source="fix" style:repeat-content="false" fo:border-left="0.51pt solid #808080" fo:border-right="none" fo:border-top="0.51pt solid #808080" style:vertical-align="middle"/>
      <style:paragraph-properties fo:text-align="center" fo:margin-left="0mm"/>
      <style:text-properties fo:font-size="6pt" style:font-size-asian="6pt" style:font-size-complex="6pt"/>
      <style:map style:condition="cell-content()&lt;-2.412" style:apply-style-name="degraded" style:base-cell-address="policy_map.C3"/>
      <style:map style:condition="cell-content()&gt;2.412" style:apply-style-name="improved" style:base-cell-address="policy_map.C3"/>
    </style:style>
    <style:style style:name="ce36" style:family="table-cell" style:parent-style-name="Default" style:data-style-name="N4">
      <style:table-cell-properties fo:border-bottom="0.51pt solid #808080" style:text-align-source="fix" style:repeat-content="false" fo:border-left="0.51pt solid #808080" fo:border-right="none" fo:border-top="none" style:vertical-align="middle"/>
      <style:paragraph-properties fo:text-align="center" fo:margin-left="0mm"/>
      <style:text-properties fo:font-size="6pt" style:font-size-asian="6pt" style:font-size-complex="6pt"/>
      <style:map style:condition="cell-content()&lt;-2.412" style:apply-style-name="degraded" style:base-cell-address="policy_map.C3"/>
      <style:map style:condition="cell-content()&gt;2.412" style:apply-style-name="improved" style:base-cell-address="policy_map.C3"/>
    </style:style>
    <style:style style:name="ce37" style:family="table-cell" style:parent-style-name="Default" style:data-style-name="N4">
      <style:table-cell-properties fo:border-bottom="none" style:text-align-source="fix" style:repeat-content="false" fo:border-left="none" fo:border-right="none" fo:border-top="0.51pt solid #808080" style:vertical-align="middle"/>
      <style:paragraph-properties fo:text-align="center" fo:margin-left="0mm"/>
      <style:text-properties fo:font-size="6pt" style:font-size-asian="6pt" style:font-size-complex="6pt"/>
      <style:map style:condition="cell-content()&lt;-2.412" style:apply-style-name="degraded" style:base-cell-address="policy_map.C3"/>
      <style:map style:condition="cell-content()&gt;2.412" style:apply-style-name="improved" style:base-cell-address="policy_map.C3"/>
    </style:style>
    <style:style style:name="ce38" style:family="table-cell" style:parent-style-name="Default" style:data-style-name="N4">
      <style:table-cell-properties fo:border-bottom="0.51pt solid #80808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6pt" style:font-size-asian="6pt" style:font-size-complex="6pt"/>
      <style:map style:condition="cell-content()&lt;-2.412" style:apply-style-name="degraded" style:base-cell-address="policy_map.C3"/>
      <style:map style:condition="cell-content()&gt;2.412" style:apply-style-name="improved" style:base-cell-address="policy_map.C3"/>
    </style:style>
    <style:style style:name="ce39" style:family="table-cell" style:parent-style-name="Default" style:data-style-name="N4">
      <style:table-cell-properties fo:border-bottom="none" style:text-align-source="fix" style:repeat-content="false" fo:border-left="none" fo:border-right="none" fo:border-top="0.51pt solid #808080" style:vertical-align="middle"/>
      <style:paragraph-properties fo:text-align="center" fo:margin-left="0mm"/>
      <style:text-properties fo:font-size="6pt" style:font-size-asian="6pt" style:font-size-complex="6pt"/>
      <style:map style:condition="cell-content()&lt;-2.412" style:apply-style-name="degraded" style:base-cell-address="policy_map.C3"/>
      <style:map style:condition="cell-content()&gt;2.412" style:apply-style-name="improved" style:base-cell-address="policy_map.C3"/>
    </style:style>
    <style:style style:name="ce40" style:family="table-cell" style:parent-style-name="Default" style:data-style-name="N4">
      <style:table-cell-properties fo:border-bottom="0.51pt solid #80808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6pt" style:font-size-asian="6pt" style:font-size-complex="6pt"/>
      <style:map style:condition="cell-content()&lt;-2.412" style:apply-style-name="degraded" style:base-cell-address="policy_map.C3"/>
      <style:map style:condition="cell-content()&gt;2.412" style:apply-style-name="improved" style:base-cell-address="policy_map.C3"/>
    </style:style>
    <style:style style:name="ce41" style:family="table-cell" style:parent-style-name="Default" style:data-style-name="N4">
      <style:table-cell-properties fo:border-bottom="none" style:text-align-source="fix" style:repeat-content="false" fo:border-left="none" fo:border-right="0.51pt solid #808080" fo:border-top="0.51pt solid #808080" style:vertical-align="middle"/>
      <style:paragraph-properties fo:text-align="center" fo:margin-left="0mm"/>
      <style:text-properties fo:font-size="6pt" style:font-size-asian="6pt" style:font-size-complex="6pt"/>
      <style:map style:condition="cell-content()&lt;-2.412" style:apply-style-name="degraded" style:base-cell-address="policy_map.C3"/>
      <style:map style:condition="cell-content()&gt;2.412" style:apply-style-name="improved" style:base-cell-address="policy_map.C3"/>
    </style:style>
    <style:style style:name="ce42" style:family="table-cell" style:parent-style-name="Default" style:data-style-name="N4">
      <style:table-cell-properties fo:border-bottom="0.51pt solid #808080" style:text-align-source="fix" style:repeat-content="false" fo:border-left="none" fo:border-right="0.51pt solid #808080" fo:border-top="none" style:vertical-align="middle"/>
      <style:paragraph-properties fo:text-align="center" fo:margin-left="0mm"/>
      <style:text-properties fo:font-size="6pt" style:font-size-asian="6pt" style:font-size-complex="6pt"/>
      <style:map style:condition="cell-content()&lt;-2.412" style:apply-style-name="degraded" style:base-cell-address="policy_map.C3"/>
      <style:map style:condition="cell-content()&gt;2.412" style:apply-style-name="improved" style:base-cell-address="policy_map.C3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map style:condition="cell-content()&gt;2" style:apply-style-name="improved" style:base-cell-address="policy_map.B2"/>
      <style:map style:condition="cell-content-is-between(-2,2)" style:apply-style-name="Default" style:base-cell-address="policy_map.B2"/>
      <style:map style:condition="cell-content()&lt;-2" style:apply-style-name="degraded" style:base-cell-address="policy_map.B2"/>
    </style:style>
    <style:style style:name="ce44" style:family="table-cell" style:parent-style-name="improved">
      <style:table-cell-properties style:vertical-align="middle"/>
    </style:style>
  </office:automatic-styles>
  <office:body>
    <office:spreadsheet>
      <table:calculation-settings table:use-regular-expressions="false" table:use-wildcards="true"/>
      <table:table table:name="priority_dataset" table:style-name="ta1">
        <table:table-column table:style-name="co1" table:default-cell-style-name="ce1"/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Default" office:value-type="string" calcext:value-type="string">
            <text:p>randomisedchattiness</text:p>
          </table:table-cell>
          <table:table-cell office:value-type="string" calcext:value-type="string">
            <text:p>globalchattiness</text:p>
          </table:table-cell>
          <table:table-cell office:value-type="string" calcext:value-type="string">
            <text:p>intimacystrength</text:p>
          </table:table-cell>
          <table:table-cell office:value-type="string" calcext:value-type="string">
            <text:p>policy</text:p>
          </table:table-cell>
          <table:table-cell office:value-type="string" calcext:value-type="string">
            <text:p>dropouts_mvn</text:p>
          </table:table-cell>
          <table:table-cell office:value-type="string" calcext:value-type="string">
            <text:p>ms_t_mvn</text:p>
          </table:table-cell>
          <table:table-cell office:value-type="string" calcext:value-type="string">
            <text:p>nc_t_mvn</text:p>
          </table:table-cell>
          <table:table-cell office:value-type="string" calcext:value-type="string">
            <text:p>totalcomments_mvn</text:p>
          </table:table-cell>
          <table:table-cell office:value-type="string" calcext:value-type="string">
            <text:p>totalmembershipstrength_mvn</text:p>
          </table:table-cell>
          <table:table-cell office:value-type="string" calcext:value-type="string">
            <text:p>mgmteffort_mv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h</text:p>
          </table:table-cell>
          <table:table-cell office:value-type="float" office:value="-3.41238208066376" calcext:value-type="float">
            <text:p>-3.41238208066376</text:p>
          </table:table-cell>
          <table:table-cell office:value-type="float" office:value="-42.7561301142115" calcext:value-type="float">
            <text:p>-42.7561301142115</text:p>
          </table:table-cell>
          <table:table-cell office:value-type="float" office:value="-0.189780404486465" calcext:value-type="float">
            <text:p>-0.189780404486465</text:p>
          </table:table-cell>
          <table:table-cell office:value-type="float" office:value="0.0524459781173426" calcext:value-type="float">
            <text:p>0.052445978117343</text:p>
          </table:table-cell>
          <table:table-cell office:value-type="float" office:value="-0.0596085473516087" calcext:value-type="float">
            <text:p>-0.059608547351609</text:p>
          </table:table-cell>
          <table:table-cell office:value-type="float" office:value="0.836201516541149" calcext:value-type="float">
            <text:p>0.8362015165411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age</text:p>
          </table:table-cell>
          <table:table-cell office:value-type="float" office:value="-4.23731503545316" calcext:value-type="float">
            <text:p>-4.23731503545316</text:p>
          </table:table-cell>
          <table:table-cell office:value-type="float" office:value="-42.1733948935141" calcext:value-type="float">
            <text:p>-42.1733948935141</text:p>
          </table:table-cell>
          <table:table-cell office:value-type="float" office:value="-0.8027300452662" calcext:value-type="float">
            <text:p>-0.8027300452662</text:p>
          </table:table-cell>
          <table:table-cell office:value-type="float" office:value="-0.784952005098904" calcext:value-type="float">
            <text:p>-0.784952005098904</text:p>
          </table:table-cell>
          <table:table-cell office:value-type="float" office:value="-1.04413302622649" calcext:value-type="float">
            <text:p>-1.04413302622649</text:p>
          </table:table-cell>
          <table:table-cell office:value-type="float" office:value="0.93647311458935" calcext:value-type="float">
            <text:p>0.936473114589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th</text:p>
          </table:table-cell>
          <table:table-cell office:value-type="float" office:value="-8.10770400918943" calcext:value-type="float">
            <text:p>-8.10770400918943</text:p>
          </table:table-cell>
          <table:table-cell office:value-type="float" office:value="-37.0509271948759" calcext:value-type="float">
            <text:p>-37.0509271948759</text:p>
          </table:table-cell>
          <table:table-cell office:value-type="float" office:value="-0.867363463074106" calcext:value-type="float">
            <text:p>-0.867363463074106</text:p>
          </table:table-cell>
          <table:table-cell office:value-type="float" office:value="-3.80574871531299" calcext:value-type="float">
            <text:p>-3.80574871531299</text:p>
          </table:table-cell>
          <table:table-cell office:value-type="float" office:value="-5.22077518212544" calcext:value-type="float">
            <text:p>-5.22077518212544</text:p>
          </table:table-cell>
          <table:table-cell office:value-type="float" office:value="-0.676482462691789" calcext:value-type="float">
            <text:p>-0.6764824626917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gage</text:p>
          </table:table-cell>
          <table:table-cell office:value-type="float" office:value="-9.32570372679724" calcext:value-type="float">
            <text:p>-9.32570372679724</text:p>
          </table:table-cell>
          <table:table-cell office:value-type="float" office:value="-39.2595931072819" calcext:value-type="float">
            <text:p>-39.2595931072819</text:p>
          </table:table-cell>
          <table:table-cell office:value-type="float" office:value="-1.28258586348292" calcext:value-type="float">
            <text:p>-1.28258586348292</text:p>
          </table:table-cell>
          <table:table-cell office:value-type="float" office:value="-4.25799919738531" calcext:value-type="float">
            <text:p>-4.25799919738531</text:p>
          </table:table-cell>
          <table:table-cell office:value-type="float" office:value="-5.87243650925202" calcext:value-type="float">
            <text:p>-5.87243650925202</text:p>
          </table:table-cell>
          <table:table-cell office:value-type="float" office:value="-0.0227863261648286" calcext:value-type="float">
            <text:p>-0.0227863261648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oth</text:p>
          </table:table-cell>
          <table:table-cell office:value-type="float" office:value="-15.0758152567457" calcext:value-type="float">
            <text:p>-15.0758152567457</text:p>
          </table:table-cell>
          <table:table-cell office:value-type="float" office:value="-48.1361059196445" calcext:value-type="float">
            <text:p>-48.1361059196445</text:p>
          </table:table-cell>
          <table:table-cell office:value-type="float" office:value="-4.40874799132757" calcext:value-type="float">
            <text:p>-4.40874799132757</text:p>
          </table:table-cell>
          <table:table-cell office:value-type="float" office:value="-7.98966081929688" calcext:value-type="float">
            <text:p>-7.98966081929688</text:p>
          </table:table-cell>
          <table:table-cell office:value-type="float" office:value="-10.5773017980079" calcext:value-type="float">
            <text:p>-10.5773017980079</text:p>
          </table:table-cell>
          <table:table-cell office:value-type="float" office:value="-0.714353228531291" calcext:value-type="float">
            <text:p>-0.7143532285312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ngage</text:p>
          </table:table-cell>
          <table:table-cell office:value-type="float" office:value="-17.6807500443758" calcext:value-type="float">
            <text:p>-17.6807500443758</text:p>
          </table:table-cell>
          <table:table-cell office:value-type="float" office:value="-58.7230918401338" calcext:value-type="float">
            <text:p>-58.7230918401338</text:p>
          </table:table-cell>
          <table:table-cell office:value-type="float" office:value="-10.7004932772936" calcext:value-type="float">
            <text:p>-10.7004932772936</text:p>
          </table:table-cell>
          <table:table-cell office:value-type="float" office:value="-15.0455372340612" calcext:value-type="float">
            <text:p>-15.0455372340612</text:p>
          </table:table-cell>
          <table:table-cell office:value-type="float" office:value="-15.4642281744072" calcext:value-type="float">
            <text:p>-15.4642281744072</text:p>
          </table:table-cell>
          <table:table-cell office:value-type="float" office:value="0.770206232448884" calcext:value-type="float">
            <text:p>0.77020623244888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h</text:p>
          </table:table-cell>
          <table:table-cell office:value-type="float" office:value="0" calcext:value-type="float">
            <text:p>0</text:p>
          </table:table-cell>
          <table:table-cell office:value-type="float" office:value="-34.5145777026834" calcext:value-type="float">
            <text:p>-34.5145777026834</text:p>
          </table:table-cell>
          <table:table-cell office:value-type="float" office:value="-0.38019656521027" calcext:value-type="float">
            <text:p>-0.38019656521027</text:p>
          </table:table-cell>
          <table:table-cell office:value-type="float" office:value="-0.762509548964812" calcext:value-type="float">
            <text:p>-0.762509548964812</text:p>
          </table:table-cell>
          <table:table-cell office:value-type="float" office:value="-0.578440909974721" calcext:value-type="float">
            <text:p>-0.578440909974721</text:p>
          </table:table-cell>
          <table:table-cell office:value-type="float" office:value="-1.34945806113311" calcext:value-type="float">
            <text:p>-1.349458061133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age</text:p>
          </table:table-cell>
          <table:table-cell office:value-type="float" office:value="0" calcext:value-type="float">
            <text:p>0</text:p>
          </table:table-cell>
          <table:table-cell office:value-type="float" office:value="-34.1609667160908" calcext:value-type="float">
            <text:p>-34.1609667160908</text:p>
          </table:table-cell>
          <table:table-cell office:value-type="float" office:value="-0.336088612742575" calcext:value-type="float">
            <text:p>-0.336088612742575</text:p>
          </table:table-cell>
          <table:table-cell office:value-type="float" office:value="0.514119402522543" calcext:value-type="float">
            <text:p>0.514119402522543</text:p>
          </table:table-cell>
          <table:table-cell office:value-type="float" office:value="0.303735965914522" calcext:value-type="float">
            <text:p>0.303735965914522</text:p>
          </table:table-cell>
          <table:table-cell office:value-type="float" office:value="0.173184720839543" calcext:value-type="float">
            <text:p>0.17318472083954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th</text:p>
          </table:table-cell>
          <table:table-cell office:value-type="float" office:value="-4.15331193145904" calcext:value-type="float">
            <text:p>-4.15331193145904</text:p>
          </table:table-cell>
          <table:table-cell office:value-type="float" office:value="-30.5328516366903" calcext:value-type="float">
            <text:p>-30.5328516366903</text:p>
          </table:table-cell>
          <table:table-cell office:value-type="float" office:value="-0.264667595741551" calcext:value-type="float">
            <text:p>-0.264667595741551</text:p>
          </table:table-cell>
          <table:table-cell office:value-type="float" office:value="-2.41339904827001" calcext:value-type="float">
            <text:p>-2.41339904827001</text:p>
          </table:table-cell>
          <table:table-cell office:value-type="float" office:value="-2.81409142380651" calcext:value-type="float">
            <text:p>-2.81409142380651</text:p>
          </table:table-cell>
          <table:table-cell office:value-type="float" office:value="0.180278317446469" calcext:value-type="float">
            <text:p>0.18027831744646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gage</text:p>
          </table:table-cell>
          <table:table-cell office:value-type="float" office:value="-4.13926228362999" calcext:value-type="float">
            <text:p>-4.13926228362999</text:p>
          </table:table-cell>
          <table:table-cell office:value-type="float" office:value="-30.3240420996357" calcext:value-type="float">
            <text:p>-30.3240420996357</text:p>
          </table:table-cell>
          <table:table-cell office:value-type="float" office:value="-0.398920007698863" calcext:value-type="float">
            <text:p>-0.398920007698863</text:p>
          </table:table-cell>
          <table:table-cell office:value-type="float" office:value="-1.09150156369856" calcext:value-type="float">
            <text:p>-1.09150156369856</text:p>
          </table:table-cell>
          <table:table-cell office:value-type="float" office:value="-1.71511510126962" calcext:value-type="float">
            <text:p>-1.71511510126962</text:p>
          </table:table-cell>
          <table:table-cell office:value-type="float" office:value="0.282880379667" calcext:value-type="float">
            <text:p>0.2828803796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0.2" calcext:value-type="float">
            <text:p>0.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oth</text:p>
          </table:table-cell>
          <table:table-cell office:value-type="float" office:value="-13.0551100124012" calcext:value-type="float">
            <text:p>-13.0551100124012</text:p>
          </table:table-cell>
          <table:table-cell office:value-type="float" office:value="-45.635430314031" calcext:value-type="float">
            <text:p>-45.635430314031</text:p>
          </table:table-cell>
          <table:table-cell office:value-type="float" office:value="-2.89341575219966" calcext:value-type="float">
            <text:p>-2.89341575219966</text:p>
          </table:table-cell>
          <table:table-cell office:value-type="float" office:value="-6.94267988703237" calcext:value-type="float">
            <text:p>-6.94267988703237</text:p>
          </table:table-cell>
          <table:table-cell office:value-type="float" office:value="-8.39859369520266" calcext:value-type="float">
            <text:p>-8.39859369520266</text:p>
          </table:table-cell>
          <table:table-cell office:value-type="float" office:value="-0.360998552994522" calcext:value-type="float">
            <text:p>-0.3609985529945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0.2" calcext:value-type="float">
            <text:p>0.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ngage</text:p>
          </table:table-cell>
          <table:table-cell office:value-type="float" office:value="-17.8194020124947" calcext:value-type="float">
            <text:p>-17.8194020124947</text:p>
          </table:table-cell>
          <table:table-cell office:value-type="float" office:value="-47.6162727556859" calcext:value-type="float">
            <text:p>-47.6162727556859</text:p>
          </table:table-cell>
          <table:table-cell office:value-type="float" office:value="-4.84001092903647" calcext:value-type="float">
            <text:p>-4.84001092903647</text:p>
          </table:table-cell>
          <table:table-cell office:value-type="float" office:value="-12.6237703622027" calcext:value-type="float">
            <text:p>-12.6237703622027</text:p>
          </table:table-cell>
          <table:table-cell office:value-type="float" office:value="-15.2738220443531" calcext:value-type="float">
            <text:p>-15.2738220443531</text:p>
          </table:table-cell>
          <table:table-cell office:value-type="float" office:value="1.18171438637506" calcext:value-type="float">
            <text:p>1.181714386375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h</text:p>
          </table:table-cell>
          <table:table-cell office:value-type="float" office:value="0" calcext:value-type="float">
            <text:p>0</text:p>
          </table:table-cell>
          <table:table-cell office:value-type="float" office:value="-23.8275267509134" calcext:value-type="float">
            <text:p>-23.8275267509134</text:p>
          </table:table-cell>
          <table:table-cell office:value-type="float" office:value="-0.439455100623046" calcext:value-type="float">
            <text:p>-0.439455100623046</text:p>
          </table:table-cell>
          <table:table-cell office:value-type="float" office:value="0.428665656911887" calcext:value-type="float">
            <text:p>0.428665656911887</text:p>
          </table:table-cell>
          <table:table-cell office:value-type="float" office:value="1.73507095076503" calcext:value-type="float">
            <text:p>1.73507095076503</text:p>
          </table:table-cell>
          <table:table-cell office:value-type="float" office:value="-0.385596557731486" calcext:value-type="float">
            <text:p>-0.3855965577314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age</text:p>
          </table:table-cell>
          <table:table-cell office:value-type="float" office:value="0" calcext:value-type="float">
            <text:p>0</text:p>
          </table:table-cell>
          <table:table-cell office:value-type="float" office:value="-22.5560172657083" calcext:value-type="float">
            <text:p>-22.5560172657083</text:p>
          </table:table-cell>
          <table:table-cell office:value-type="float" office:value="0.0872612514225094" calcext:value-type="float">
            <text:p>0.08726125142251</text:p>
          </table:table-cell>
          <table:table-cell office:value-type="float" office:value="1.15655739360764" calcext:value-type="float">
            <text:p>1.15655739360764</text:p>
          </table:table-cell>
          <table:table-cell office:value-type="float" office:value="0.585904072429481" calcext:value-type="float">
            <text:p>0.585904072429481</text:p>
          </table:table-cell>
          <table:table-cell office:value-type="float" office:value="-0.408989886516166" calcext:value-type="float">
            <text:p>-0.40898988651616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th</text:p>
          </table:table-cell>
          <table:table-cell office:value-type="float" office:value="-0.999999999999999" calcext:value-type="float">
            <text:p>-0.999999999999999</text:p>
          </table:table-cell>
          <table:table-cell office:value-type="float" office:value="-26.594843202815" calcext:value-type="float">
            <text:p>-26.594843202815</text:p>
          </table:table-cell>
          <table:table-cell office:value-type="float" office:value="0.303190535601621" calcext:value-type="float">
            <text:p>0.303190535601621</text:p>
          </table:table-cell>
          <table:table-cell office:value-type="float" office:value="2.41447773724247" calcext:value-type="float">
            <text:p>2.41447773724247</text:p>
          </table:table-cell>
          <table:table-cell office:value-type="float" office:value="0.601834465953474" calcext:value-type="float">
            <text:p>0.601834465953474</text:p>
          </table:table-cell>
          <table:table-cell office:value-type="float" office:value="0.0777130698966739" calcext:value-type="float">
            <text:p>0.07771306989667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gage</text:p>
          </table:table-cell>
          <table:table-cell office:value-type="float" office:value="-2.01465221053455" calcext:value-type="float">
            <text:p>-2.01465221053455</text:p>
          </table:table-cell>
          <table:table-cell office:value-type="float" office:value="-29.4001131818648" calcext:value-type="float">
            <text:p>-29.4001131818648</text:p>
          </table:table-cell>
          <table:table-cell office:value-type="float" office:value="-0.25704789930568" calcext:value-type="float">
            <text:p>-0.25704789930568</text:p>
          </table:table-cell>
          <table:table-cell office:value-type="float" office:value="-1.88374441956239" calcext:value-type="float">
            <text:p>-1.88374441956239</text:p>
          </table:table-cell>
          <table:table-cell office:value-type="float" office:value="-1.83462629942356" calcext:value-type="float">
            <text:p>-1.83462629942356</text:p>
          </table:table-cell>
          <table:table-cell office:value-type="float" office:value="-0.338688608679698" calcext:value-type="float">
            <text:p>-0.3386886086796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0.4" calcext:value-type="float">
            <text:p>0.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oth</text:p>
          </table:table-cell>
          <table:table-cell office:value-type="float" office:value="-6.11659692751889" calcext:value-type="float">
            <text:p>-6.11659692751889</text:p>
          </table:table-cell>
          <table:table-cell office:value-type="float" office:value="-22.029095109674" calcext:value-type="float">
            <text:p>-22.029095109674</text:p>
          </table:table-cell>
          <table:table-cell office:value-type="float" office:value="-1.10671658501272" calcext:value-type="float">
            <text:p>-1.10671658501272</text:p>
          </table:table-cell>
          <table:table-cell office:value-type="float" office:value="-3.83075752321366" calcext:value-type="float">
            <text:p>-3.83075752321366</text:p>
          </table:table-cell>
          <table:table-cell office:value-type="float" office:value="-2.38689080320446" calcext:value-type="float">
            <text:p>-2.38689080320446</text:p>
          </table:table-cell>
          <table:table-cell office:value-type="float" office:value="-0.722383399945964" calcext:value-type="float">
            <text:p>-0.72238339994596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0.4" calcext:value-type="float">
            <text:p>0.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ngage</text:p>
          </table:table-cell>
          <table:table-cell office:value-type="float" office:value="-9.7369293007494" calcext:value-type="float">
            <text:p>-9.7369293007494</text:p>
          </table:table-cell>
          <table:table-cell office:value-type="float" office:value="-23.2348417422718" calcext:value-type="float">
            <text:p>-23.2348417422718</text:p>
          </table:table-cell>
          <table:table-cell office:value-type="float" office:value="-2.29780523153256" calcext:value-type="float">
            <text:p>-2.29780523153256</text:p>
          </table:table-cell>
          <table:table-cell office:value-type="float" office:value="-6.26994980889751" calcext:value-type="float">
            <text:p>-6.26994980889751</text:p>
          </table:table-cell>
          <table:table-cell office:value-type="float" office:value="-6.94362324318615" calcext:value-type="float">
            <text:p>-6.94362324318615</text:p>
          </table:table-cell>
          <table:table-cell office:value-type="float" office:value="0.65329573992752" calcext:value-type="float">
            <text:p>0.653295739927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h</text:p>
          </table:table-cell>
          <table:table-cell office:value-type="float" office:value="-3.40631546904083" calcext:value-type="float">
            <text:p>-3.40631546904083</text:p>
          </table:table-cell>
          <table:table-cell office:value-type="float" office:value="-43.0008733822351" calcext:value-type="float">
            <text:p>-43.0008733822351</text:p>
          </table:table-cell>
          <table:table-cell office:value-type="float" office:value="-0.0253934490278863" calcext:value-type="float">
            <text:p>-0.025393449027886</text:p>
          </table:table-cell>
          <table:table-cell office:value-type="float" office:value="-1.96611964377383" calcext:value-type="float">
            <text:p>-1.96611964377383</text:p>
          </table:table-cell>
          <table:table-cell office:value-type="float" office:value="-2.3585670328159" calcext:value-type="float">
            <text:p>-2.3585670328159</text:p>
          </table:table-cell>
          <table:table-cell office:value-type="float" office:value="-0.124314524022947" calcext:value-type="float">
            <text:p>-0.1243145240229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age</text:p>
          </table:table-cell>
          <table:table-cell office:value-type="float" office:value="-4.82446360767665" calcext:value-type="float">
            <text:p>-4.82446360767665</text:p>
          </table:table-cell>
          <table:table-cell office:value-type="float" office:value="-43.172654207956" calcext:value-type="float">
            <text:p>-43.172654207956</text:p>
          </table:table-cell>
          <table:table-cell office:value-type="float" office:value="-0.359370032921418" calcext:value-type="float">
            <text:p>-0.359370032921418</text:p>
          </table:table-cell>
          <table:table-cell office:value-type="float" office:value="-0.887749516283284" calcext:value-type="float">
            <text:p>-0.887749516283284</text:p>
          </table:table-cell>
          <table:table-cell office:value-type="float" office:value="-1.17525321631917" calcext:value-type="float">
            <text:p>-1.17525321631917</text:p>
          </table:table-cell>
          <table:table-cell office:value-type="float" office:value="-1.3350463008588" calcext:value-type="float">
            <text:p>-1.33504630085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th</text:p>
          </table:table-cell>
          <table:table-cell office:value-type="float" office:value="-5.08674748734395" calcext:value-type="float">
            <text:p>-5.08674748734395</text:p>
          </table:table-cell>
          <table:table-cell office:value-type="float" office:value="-36.0056821024724" calcext:value-type="float">
            <text:p>-36.0056821024724</text:p>
          </table:table-cell>
          <table:table-cell office:value-type="float" office:value="-1.78709926781514" calcext:value-type="float">
            <text:p>-1.78709926781514</text:p>
          </table:table-cell>
          <table:table-cell office:value-type="float" office:value="-0.72333361899631" calcext:value-type="float">
            <text:p>-0.72333361899631</text:p>
          </table:table-cell>
          <table:table-cell office:value-type="float" office:value="-1.38417550825457" calcext:value-type="float">
            <text:p>-1.38417550825457</text:p>
          </table:table-cell>
          <table:table-cell office:value-type="float" office:value="-0.849251854649067" calcext:value-type="float">
            <text:p>-0.8492518546490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gage</text:p>
          </table:table-cell>
          <table:table-cell office:value-type="float" office:value="-8.05208852011081" calcext:value-type="float">
            <text:p>-8.05208852011081</text:p>
          </table:table-cell>
          <table:table-cell office:value-type="float" office:value="-36.6520969880251" calcext:value-type="float">
            <text:p>-36.6520969880251</text:p>
          </table:table-cell>
          <table:table-cell office:value-type="float" office:value="-1.3616659154058" calcext:value-type="float">
            <text:p>-1.3616659154058</text:p>
          </table:table-cell>
          <table:table-cell office:value-type="float" office:value="-2.52534601616058" calcext:value-type="float">
            <text:p>-2.52534601616058</text:p>
          </table:table-cell>
          <table:table-cell office:value-type="float" office:value="-4.07794488437897" calcext:value-type="float">
            <text:p>-4.07794488437897</text:p>
          </table:table-cell>
          <table:table-cell office:value-type="float" office:value="0.788284506472803" calcext:value-type="float">
            <text:p>0.78828450647280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oth</text:p>
          </table:table-cell>
          <table:table-cell office:value-type="float" office:value="-15.9855374656258" calcext:value-type="float">
            <text:p>-15.9855374656258</text:p>
          </table:table-cell>
          <table:table-cell office:value-type="float" office:value="-47.3168926503783" calcext:value-type="float">
            <text:p>-47.3168926503783</text:p>
          </table:table-cell>
          <table:table-cell office:value-type="float" office:value="-5.42498651093612" calcext:value-type="float">
            <text:p>-5.42498651093612</text:p>
          </table:table-cell>
          <table:table-cell office:value-type="float" office:value="-5.33722002821369" calcext:value-type="float">
            <text:p>-5.33722002821369</text:p>
          </table:table-cell>
          <table:table-cell office:value-type="float" office:value="-7.72568892604491" calcext:value-type="float">
            <text:p>-7.72568892604491</text:p>
          </table:table-cell>
          <table:table-cell office:value-type="float" office:value="-0.307663275731993" calcext:value-type="float">
            <text:p>-0.3076632757319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ngage</text:p>
          </table:table-cell>
          <table:table-cell office:value-type="float" office:value="-17.5522797588272" calcext:value-type="float">
            <text:p>-17.5522797588272</text:p>
          </table:table-cell>
          <table:table-cell office:value-type="float" office:value="-55.8802716830243" calcext:value-type="float">
            <text:p>-55.8802716830243</text:p>
          </table:table-cell>
          <table:table-cell office:value-type="float" office:value="-11.2280904692114" calcext:value-type="float">
            <text:p>-11.2280904692114</text:p>
          </table:table-cell>
          <table:table-cell office:value-type="float" office:value="-10.9121427778889" calcext:value-type="float">
            <text:p>-10.9121427778889</text:p>
          </table:table-cell>
          <table:table-cell office:value-type="float" office:value="-13.1927236926823" calcext:value-type="float">
            <text:p>-13.1927236926823</text:p>
          </table:table-cell>
          <table:table-cell office:value-type="float" office:value="-0.141757595983976" calcext:value-type="float">
            <text:p>-0.14175759598397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h</text:p>
          </table:table-cell>
          <table:table-cell office:value-type="float" office:value="0" calcext:value-type="float">
            <text:p>0</text:p>
          </table:table-cell>
          <table:table-cell office:value-type="float" office:value="-34.556761502266" calcext:value-type="float">
            <text:p>-34.556761502266</text:p>
          </table:table-cell>
          <table:table-cell office:value-type="float" office:value="-0.0516433099687815" calcext:value-type="float">
            <text:p>-0.051643309968782</text:p>
          </table:table-cell>
          <table:table-cell office:value-type="float" office:value="-1.28621283262274" calcext:value-type="float">
            <text:p>-1.28621283262274</text:p>
          </table:table-cell>
          <table:table-cell office:value-type="float" office:value="-1.23669780205979" calcext:value-type="float">
            <text:p>-1.23669780205979</text:p>
          </table:table-cell>
          <table:table-cell office:value-type="float" office:value="0.7164808022729" calcext:value-type="float">
            <text:p>0.71648080227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age</text:p>
          </table:table-cell>
          <table:table-cell office:value-type="float" office:value="-0.999999999999999" calcext:value-type="float">
            <text:p>-0.999999999999999</text:p>
          </table:table-cell>
          <table:table-cell office:value-type="float" office:value="-34.5849056954517" calcext:value-type="float">
            <text:p>-34.5849056954517</text:p>
          </table:table-cell>
          <table:table-cell office:value-type="float" office:value="0.915389300344416" calcext:value-type="float">
            <text:p>0.915389300344416</text:p>
          </table:table-cell>
          <table:table-cell office:value-type="float" office:value="-0.0243640020894822" calcext:value-type="float">
            <text:p>-0.024364002089482</text:p>
          </table:table-cell>
          <table:table-cell office:value-type="float" office:value="-0.083040391807615" calcext:value-type="float">
            <text:p>-0.083040391807615</text:p>
          </table:table-cell>
          <table:table-cell office:value-type="float" office:value="0.390785837459249" calcext:value-type="float">
            <text:p>0.3907858374592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th</text:p>
          </table:table-cell>
          <table:table-cell office:value-type="float" office:value="-4.51118447198894" calcext:value-type="float">
            <text:p>-4.51118447198894</text:p>
          </table:table-cell>
          <table:table-cell office:value-type="float" office:value="-30.1160132586516" calcext:value-type="float">
            <text:p>-30.1160132586516</text:p>
          </table:table-cell>
          <table:table-cell office:value-type="float" office:value="-1.58014131682343" calcext:value-type="float">
            <text:p>-1.58014131682343</text:p>
          </table:table-cell>
          <table:table-cell office:value-type="float" office:value="0.258505097346665" calcext:value-type="float">
            <text:p>0.258505097346665</text:p>
          </table:table-cell>
          <table:table-cell office:value-type="float" office:value="0.28843963707937" calcext:value-type="float">
            <text:p>0.28843963707937</text:p>
          </table:table-cell>
          <table:table-cell office:value-type="float" office:value="0.782709218516682" calcext:value-type="float">
            <text:p>0.7827092185166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gage</text:p>
          </table:table-cell>
          <table:table-cell office:value-type="float" office:value="-5.53774924194538" calcext:value-type="float">
            <text:p>-5.53774924194538</text:p>
          </table:table-cell>
          <table:table-cell office:value-type="float" office:value="-28.2344587289826" calcext:value-type="float">
            <text:p>-28.2344587289826</text:p>
          </table:table-cell>
          <table:table-cell office:value-type="float" office:value="-0.518528781568808" calcext:value-type="float">
            <text:p>-0.518528781568808</text:p>
          </table:table-cell>
          <table:table-cell office:value-type="float" office:value="-0.650635643401052" calcext:value-type="float">
            <text:p>-0.650635643401052</text:p>
          </table:table-cell>
          <table:table-cell office:value-type="float" office:value="-0.845416880893823" calcext:value-type="float">
            <text:p>-0.845416880893823</text:p>
          </table:table-cell>
          <table:table-cell office:value-type="float" office:value="1.12861551005345" calcext:value-type="float">
            <text:p>1.128615510053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0.2" calcext:value-type="float">
            <text:p>0.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oth</text:p>
          </table:table-cell>
          <table:table-cell office:value-type="float" office:value="-13.2641541201089" calcext:value-type="float">
            <text:p>-13.2641541201089</text:p>
          </table:table-cell>
          <table:table-cell office:value-type="float" office:value="-42.0000336903982" calcext:value-type="float">
            <text:p>-42.0000336903982</text:p>
          </table:table-cell>
          <table:table-cell office:value-type="float" office:value="-2.71769920654335" calcext:value-type="float">
            <text:p>-2.71769920654335</text:p>
          </table:table-cell>
          <table:table-cell office:value-type="float" office:value="-2.59542963210369" calcext:value-type="float">
            <text:p>-2.59542963210369</text:p>
          </table:table-cell>
          <table:table-cell office:value-type="float" office:value="-3.67156740418061" calcext:value-type="float">
            <text:p>-3.67156740418061</text:p>
          </table:table-cell>
          <table:table-cell office:value-type="float" office:value="-0.856769110961025" calcext:value-type="float">
            <text:p>-0.8567691109610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0.2" calcext:value-type="float">
            <text:p>0.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ngage</text:p>
          </table:table-cell>
          <table:table-cell office:value-type="float" office:value="-13.0045240996671" calcext:value-type="float">
            <text:p>-13.0045240996671</text:p>
          </table:table-cell>
          <table:table-cell office:value-type="float" office:value="-47.3683605653536" calcext:value-type="float">
            <text:p>-47.3683605653536</text:p>
          </table:table-cell>
          <table:table-cell office:value-type="float" office:value="-4.90927047371281" calcext:value-type="float">
            <text:p>-4.90927047371281</text:p>
          </table:table-cell>
          <table:table-cell office:value-type="float" office:value="-4.29476462275159" calcext:value-type="float">
            <text:p>-4.29476462275159</text:p>
          </table:table-cell>
          <table:table-cell office:value-type="float" office:value="-5.5012636671035" calcext:value-type="float">
            <text:p>-5.5012636671035</text:p>
          </table:table-cell>
          <table:table-cell office:value-type="float" office:value="0.344813075064106" calcext:value-type="float">
            <text:p>0.344813075064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h</text:p>
          </table:table-cell>
          <table:table-cell office:value-type="float" office:value="0" calcext:value-type="float">
            <text:p>0</text:p>
          </table:table-cell>
          <table:table-cell office:value-type="float" office:value="-19.8110570467063" calcext:value-type="float">
            <text:p>-19.8110570467063</text:p>
          </table:table-cell>
          <table:table-cell office:value-type="float" office:value="0.466837570704626" calcext:value-type="float">
            <text:p>0.466837570704626</text:p>
          </table:table-cell>
          <table:table-cell office:value-type="float" office:value="0.0241569235521223" calcext:value-type="float">
            <text:p>0.024156923552122</text:p>
          </table:table-cell>
          <table:table-cell office:value-type="float" office:value="0.146373646969804" calcext:value-type="float">
            <text:p>0.146373646969804</text:p>
          </table:table-cell>
          <table:table-cell office:value-type="float" office:value="-0.66401935146682" calcext:value-type="float">
            <text:p>-0.6640193514668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gage</text:p>
          </table:table-cell>
          <table:table-cell office:value-type="float" office:value="0" calcext:value-type="float">
            <text:p>0</text:p>
          </table:table-cell>
          <table:table-cell office:value-type="float" office:value="-20.0154435010181" calcext:value-type="float">
            <text:p>-20.0154435010181</text:p>
          </table:table-cell>
          <table:table-cell office:value-type="float" office:value="0.0438534897683545" calcext:value-type="float">
            <text:p>0.043853489768355</text:p>
          </table:table-cell>
          <table:table-cell office:value-type="float" office:value="0.515916478550808" calcext:value-type="float">
            <text:p>0.515916478550808</text:p>
          </table:table-cell>
          <table:table-cell office:value-type="float" office:value="0.307021652464417" calcext:value-type="float">
            <text:p>0.307021652464417</text:p>
          </table:table-cell>
          <table:table-cell office:value-type="float" office:value="0.413165640770389" calcext:value-type="float">
            <text:p>0.4131656407703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oth</text:p>
          </table:table-cell>
          <table:table-cell office:value-type="float" office:value="-1" calcext:value-type="float">
            <text:p>-1</text:p>
          </table:table-cell>
          <table:table-cell office:value-type="float" office:value="-25.8057022825978" calcext:value-type="float">
            <text:p>-25.8057022825978</text:p>
          </table:table-cell>
          <table:table-cell office:value-type="float" office:value="0.149100325449391" calcext:value-type="float">
            <text:p>0.149100325449391</text:p>
          </table:table-cell>
          <table:table-cell office:value-type="float" office:value="-0.303972782194339" calcext:value-type="float">
            <text:p>-0.303972782194339</text:p>
          </table:table-cell>
          <table:table-cell office:value-type="float" office:value="-0.45703382727481" calcext:value-type="float">
            <text:p>-0.45703382727481</text:p>
          </table:table-cell>
          <table:table-cell office:value-type="float" office:value="-0.138934986473883" calcext:value-type="float">
            <text:p>-0.1389349864738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ngage</text:p>
          </table:table-cell>
          <table:table-cell office:value-type="float" office:value="-2.89199522192489" calcext:value-type="float">
            <text:p>-2.89199522192489</text:p>
          </table:table-cell>
          <table:table-cell office:value-type="float" office:value="-24.9876692359681" calcext:value-type="float">
            <text:p>-24.9876692359681</text:p>
          </table:table-cell>
          <table:table-cell office:value-type="float" office:value="-0.999048686432537" calcext:value-type="float">
            <text:p>-0.999048686432537</text:p>
          </table:table-cell>
          <table:table-cell office:value-type="float" office:value="-0.200575450657216" calcext:value-type="float">
            <text:p>-0.200575450657216</text:p>
          </table:table-cell>
          <table:table-cell office:value-type="float" office:value="-0.344876620903453" calcext:value-type="float">
            <text:p>-0.344876620903453</text:p>
          </table:table-cell>
          <table:table-cell office:value-type="float" office:value="1.35577727182052" calcext:value-type="float">
            <text:p>1.355777271820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0.4" calcext:value-type="float">
            <text:p>0.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oth</text:p>
          </table:table-cell>
          <table:table-cell office:value-type="float" office:value="-7.64313022937291" calcext:value-type="float">
            <text:p>-7.64313022937291</text:p>
          </table:table-cell>
          <table:table-cell office:value-type="float" office:value="-24.5950394228414" calcext:value-type="float">
            <text:p>-24.5950394228414</text:p>
          </table:table-cell>
          <table:table-cell office:value-type="float" office:value="-1.02925283701877" calcext:value-type="float">
            <text:p>-1.02925283701877</text:p>
          </table:table-cell>
          <table:table-cell office:value-type="float" office:value="-0.3917196969715" calcext:value-type="float">
            <text:p>-0.3917196969715</text:p>
          </table:table-cell>
          <table:table-cell office:value-type="float" office:value="-0.693021227866638" calcext:value-type="float">
            <text:p>-0.693021227866638</text:p>
          </table:table-cell>
          <table:table-cell office:value-type="float" office:value="-0.0366001601817472" calcext:value-type="float">
            <text:p>-0.0366001601817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0.4" calcext:value-type="float">
            <text:p>0.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ngage</text:p>
          </table:table-cell>
          <table:table-cell office:value-type="float" office:value="-17.4885981093336" calcext:value-type="float">
            <text:p>-17.4885981093336</text:p>
          </table:table-cell>
          <table:table-cell office:value-type="float" office:value="-25.2471274476727" calcext:value-type="float">
            <text:p>-25.2471274476727</text:p>
          </table:table-cell>
          <table:table-cell office:value-type="float" office:value="-2.40475376327775" calcext:value-type="float">
            <text:p>-2.40475376327775</text:p>
          </table:table-cell>
          <table:table-cell office:value-type="float" office:value="-0.513365591922293" calcext:value-type="float">
            <text:p>-0.513365591922293</text:p>
          </table:table-cell>
          <table:table-cell office:value-type="float" office:value="-1.0190543724713" calcext:value-type="float">
            <text:p>-1.0190543724713</text:p>
          </table:table-cell>
          <table:table-cell office:value-type="float" office:value="-0.839188495740253" calcext:value-type="float">
            <text:p>-0.839188495740253</text:p>
          </table:table-cell>
          <table:table-cell table:number-columns-repeated="3"/>
        </table:table-row>
      </table:table>
      <table:table table:name="priority_viz" table:style-name="ta1">
        <table:table-column table:style-name="co6" table:default-cell-style-name="ce2"/>
        <table:table-column table:style-name="co6" table:number-columns-repeated="2" table:default-cell-style-name="ce3"/>
        <table:table-column table:style-name="co6" table:number-columns-repeated="1021" table:default-cell-style-name="ce2"/>
        <table:table-row table:style-name="ro1">
          <table:table-cell table:formula="of:=[$priority_dataset.A1]" office:value-type="string" office:string-value="randomisedchattiness" calcext:value-type="string">
            <text:p>randomisedchattiness</text:p>
          </table:table-cell>
          <table:table-cell table:formula="of:=[$priority_dataset.B1]" office:value-type="string" office:string-value="globalchattiness" calcext:value-type="string">
            <text:p>globalchattiness</text:p>
          </table:table-cell>
          <table:table-cell table:formula="of:=[$priority_dataset.C1]" office:value-type="string" office:string-value="intimacystrength" calcext:value-type="string">
            <text:p>intimacystrength</text:p>
          </table:table-cell>
          <table:table-cell table:formula="of:=[$priority_dataset.D1]" office:value-type="string" office:string-value="policy" calcext:value-type="string">
            <text:p>policy</text:p>
          </table:table-cell>
          <table:table-cell table:formula="of:=[$priority_dataset.E1]" office:value-type="string" office:string-value="dropouts_mvn" calcext:value-type="string">
            <text:p>dropouts_mvn</text:p>
          </table:table-cell>
          <table:table-cell table:formula="of:=[$priority_dataset.F1]" office:value-type="string" office:string-value="ms_t_mvn" calcext:value-type="string">
            <text:p>ms_t_mvn</text:p>
          </table:table-cell>
          <table:table-cell table:formula="of:=[$priority_dataset.G1]" office:value-type="string" office:string-value="nc_t_mvn" calcext:value-type="string">
            <text:p>nc_t_mvn</text:p>
          </table:table-cell>
          <table:table-cell table:formula="of:=[$priority_dataset.H1]" office:value-type="string" office:string-value="totalcomments_mvn" calcext:value-type="string">
            <text:p>totalcomments_mvn</text:p>
          </table:table-cell>
          <table:table-cell table:formula="of:=[$priority_dataset.I1]" office:value-type="string" office:string-value="totalmembershipstrength_mvn" calcext:value-type="string">
            <text:p>totalmembershipstrength_mvn</text:p>
          </table:table-cell>
          <table:table-cell table:formula="of:=[$priority_dataset.J1]" office:value-type="string" office:string-value="mgmteffort_mvn" calcext:value-type="string">
            <text:p>mgmteffort_mvn</text:p>
          </table:table-cell>
          <table:table-cell table:number-columns-repeated="1014"/>
        </table:table-row>
        <table:table-row table:style-name="ro1">
          <table:table-cell table:formula="of:=[$priority_dataset.A2]" office:value-type="string" office:string-value="False" calcext:value-type="string" table:number-columns-spanned="1" table:number-rows-spanned="18">
            <text:p>False</text:p>
          </table:table-cell>
          <table:table-cell table:formula="of:=[$priority_dataset.B2]" office:value-type="float" office:value="0.1" calcext:value-type="float" table:number-columns-spanned="1" table:number-rows-spanned="6">
            <text:p>0.1</text:p>
          </table:table-cell>
          <table:table-cell table:formula="of:=[$priority_dataset.C2]" office:value-type="float" office:value="1" calcext:value-type="float" table:number-columns-spanned="1" table:number-rows-spanned="2">
            <text:p>1</text:p>
          </table:table-cell>
          <table:table-cell table:formula="of:=[$priority_dataset.D2]" office:value-type="string" office:string-value="both" calcext:value-type="string">
            <text:p>both</text:p>
          </table:table-cell>
          <table:table-cell table:style-name="ce4" table:formula="of:=[$priority_dataset.E2]" office:value-type="float" office:value="-3.41238208066376" calcext:value-type="float">
            <text:p>-3.41</text:p>
          </table:table-cell>
          <table:table-cell table:style-name="ce4" table:formula="of:=[$priority_dataset.F2]" office:value-type="float" office:value="-42.7561301142115" calcext:value-type="float">
            <text:p>-42.76</text:p>
          </table:table-cell>
          <table:table-cell table:style-name="ce4" table:formula="of:=[$priority_dataset.G2]" office:value-type="float" office:value="-0.189780404486465" calcext:value-type="float">
            <text:p>-0.19</text:p>
          </table:table-cell>
          <table:table-cell table:style-name="ce4" table:formula="of:=[$priority_dataset.H2]" office:value-type="float" office:value="0.0524459781173426" calcext:value-type="float">
            <text:p>0.05</text:p>
          </table:table-cell>
          <table:table-cell table:style-name="ce4" table:formula="of:=[$priority_dataset.I2]" office:value-type="float" office:value="-0.0596085473516087" calcext:value-type="float">
            <text:p>-0.06</text:p>
          </table:table-cell>
          <table:table-cell table:style-name="ce4" table:formula="of:=[$priority_dataset.J2]" office:value-type="float" office:value="0.836201516541149" calcext:value-type="float">
            <text:p>0.84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formula="of:=[$priority_dataset.D3]" office:value-type="string" office:string-value="engage" calcext:value-type="string">
            <text:p>engage</text:p>
          </table:table-cell>
          <table:table-cell table:style-name="ce4" table:formula="of:=[$priority_dataset.E3]" office:value-type="float" office:value="-4.23731503545316" calcext:value-type="float">
            <text:p>-4.24</text:p>
          </table:table-cell>
          <table:table-cell table:style-name="ce4" table:formula="of:=[$priority_dataset.F3]" office:value-type="float" office:value="-42.1733948935141" calcext:value-type="float">
            <text:p>-42.17</text:p>
          </table:table-cell>
          <table:table-cell table:style-name="ce4" table:formula="of:=[$priority_dataset.G3]" office:value-type="float" office:value="-0.8027300452662" calcext:value-type="float">
            <text:p>-0.80</text:p>
          </table:table-cell>
          <table:table-cell table:style-name="ce4" table:formula="of:=[$priority_dataset.H3]" office:value-type="float" office:value="-0.784952005098904" calcext:value-type="float">
            <text:p>-0.78</text:p>
          </table:table-cell>
          <table:table-cell table:style-name="ce4" table:formula="of:=[$priority_dataset.I3]" office:value-type="float" office:value="-1.04413302622649" calcext:value-type="float">
            <text:p>-1.04</text:p>
          </table:table-cell>
          <table:table-cell table:style-name="ce4" table:formula="of:=[$priority_dataset.J3]" office:value-type="float" office:value="0.93647311458935" calcext:value-type="float">
            <text:p>0.94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formula="of:=[$priority_dataset.C4]" office:value-type="float" office:value="5" calcext:value-type="float" table:number-columns-spanned="1" table:number-rows-spanned="2">
            <text:p>5</text:p>
          </table:table-cell>
          <table:table-cell table:formula="of:=[$priority_dataset.D4]" office:value-type="string" office:string-value="both" calcext:value-type="string">
            <text:p>both</text:p>
          </table:table-cell>
          <table:table-cell table:style-name="ce4" table:formula="of:=[$priority_dataset.E4]" office:value-type="float" office:value="-8.10770400918943" calcext:value-type="float">
            <text:p>-8.11</text:p>
          </table:table-cell>
          <table:table-cell table:style-name="ce4" table:formula="of:=[$priority_dataset.F4]" office:value-type="float" office:value="-37.0509271948759" calcext:value-type="float">
            <text:p>-37.05</text:p>
          </table:table-cell>
          <table:table-cell table:style-name="ce4" table:formula="of:=[$priority_dataset.G4]" office:value-type="float" office:value="-0.867363463074106" calcext:value-type="float">
            <text:p>-0.87</text:p>
          </table:table-cell>
          <table:table-cell table:style-name="ce4" table:formula="of:=[$priority_dataset.H4]" office:value-type="float" office:value="-3.80574871531299" calcext:value-type="float">
            <text:p>-3.81</text:p>
          </table:table-cell>
          <table:table-cell table:style-name="ce4" table:formula="of:=[$priority_dataset.I4]" office:value-type="float" office:value="-5.22077518212544" calcext:value-type="float">
            <text:p>-5.22</text:p>
          </table:table-cell>
          <table:table-cell table:style-name="ce4" table:formula="of:=[$priority_dataset.J4]" office:value-type="float" office:value="-0.676482462691789" calcext:value-type="float">
            <text:p>-0.68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formula="of:=[$priority_dataset.D5]" office:value-type="string" office:string-value="engage" calcext:value-type="string">
            <text:p>engage</text:p>
          </table:table-cell>
          <table:table-cell table:style-name="ce4" table:formula="of:=[$priority_dataset.E5]" office:value-type="float" office:value="-9.32570372679724" calcext:value-type="float">
            <text:p>-9.33</text:p>
          </table:table-cell>
          <table:table-cell table:style-name="ce4" table:formula="of:=[$priority_dataset.F5]" office:value-type="float" office:value="-39.2595931072819" calcext:value-type="float">
            <text:p>-39.26</text:p>
          </table:table-cell>
          <table:table-cell table:style-name="ce4" table:formula="of:=[$priority_dataset.G5]" office:value-type="float" office:value="-1.28258586348292" calcext:value-type="float">
            <text:p>-1.28</text:p>
          </table:table-cell>
          <table:table-cell table:style-name="ce4" table:formula="of:=[$priority_dataset.H5]" office:value-type="float" office:value="-4.25799919738531" calcext:value-type="float">
            <text:p>-4.26</text:p>
          </table:table-cell>
          <table:table-cell table:style-name="ce4" table:formula="of:=[$priority_dataset.I5]" office:value-type="float" office:value="-5.87243650925202" calcext:value-type="float">
            <text:p>-5.87</text:p>
          </table:table-cell>
          <table:table-cell table:style-name="ce4" table:formula="of:=[$priority_dataset.J5]" office:value-type="float" office:value="-0.0227863261648286" calcext:value-type="float">
            <text:p>-0.02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formula="of:=[$priority_dataset.C6]" office:value-type="float" office:value="11" calcext:value-type="float" table:number-columns-spanned="1" table:number-rows-spanned="2">
            <text:p>11</text:p>
          </table:table-cell>
          <table:table-cell table:formula="of:=[$priority_dataset.D6]" office:value-type="string" office:string-value="both" calcext:value-type="string">
            <text:p>both</text:p>
          </table:table-cell>
          <table:table-cell table:style-name="ce4" table:formula="of:=[$priority_dataset.E6]" office:value-type="float" office:value="-15.0758152567457" calcext:value-type="float">
            <text:p>-15.08</text:p>
          </table:table-cell>
          <table:table-cell table:style-name="ce4" table:formula="of:=[$priority_dataset.F6]" office:value-type="float" office:value="-48.1361059196445" calcext:value-type="float">
            <text:p>-48.14</text:p>
          </table:table-cell>
          <table:table-cell table:style-name="ce4" table:formula="of:=[$priority_dataset.G6]" office:value-type="float" office:value="-4.40874799132757" calcext:value-type="float">
            <text:p>-4.41</text:p>
          </table:table-cell>
          <table:table-cell table:style-name="ce4" table:formula="of:=[$priority_dataset.H6]" office:value-type="float" office:value="-7.98966081929688" calcext:value-type="float">
            <text:p>-7.99</text:p>
          </table:table-cell>
          <table:table-cell table:style-name="ce4" table:formula="of:=[$priority_dataset.I6]" office:value-type="float" office:value="-10.5773017980079" calcext:value-type="float">
            <text:p>-10.58</text:p>
          </table:table-cell>
          <table:table-cell table:style-name="ce4" table:formula="of:=[$priority_dataset.J6]" office:value-type="float" office:value="-0.714353228531291" calcext:value-type="float">
            <text:p>-0.71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formula="of:=[$priority_dataset.D7]" office:value-type="string" office:string-value="engage" calcext:value-type="string">
            <text:p>engage</text:p>
          </table:table-cell>
          <table:table-cell table:style-name="ce4" table:formula="of:=[$priority_dataset.E7]" office:value-type="float" office:value="-17.6807500443758" calcext:value-type="float">
            <text:p>-17.68</text:p>
          </table:table-cell>
          <table:table-cell table:style-name="ce4" table:formula="of:=[$priority_dataset.F7]" office:value-type="float" office:value="-58.7230918401338" calcext:value-type="float">
            <text:p>-58.72</text:p>
          </table:table-cell>
          <table:table-cell table:style-name="ce4" table:formula="of:=[$priority_dataset.G7]" office:value-type="float" office:value="-10.7004932772936" calcext:value-type="float">
            <text:p>-10.70</text:p>
          </table:table-cell>
          <table:table-cell table:style-name="ce4" table:formula="of:=[$priority_dataset.H7]" office:value-type="float" office:value="-15.0455372340612" calcext:value-type="float">
            <text:p>-15.05</text:p>
          </table:table-cell>
          <table:table-cell table:style-name="ce4" table:formula="of:=[$priority_dataset.I7]" office:value-type="float" office:value="-15.4642281744072" calcext:value-type="float">
            <text:p>-15.46</text:p>
          </table:table-cell>
          <table:table-cell table:style-name="ce4" table:formula="of:=[$priority_dataset.J7]" office:value-type="float" office:value="0.770206232448884" calcext:value-type="float">
            <text:p>0.77</text:p>
          </table:table-cell>
          <table:table-cell table:number-columns-repeated="1014"/>
        </table:table-row>
        <table:table-row table:style-name="ro1">
          <table:covered-table-cell/>
          <table:table-cell table:formula="of:=[$priority_dataset.B8]" office:value-type="float" office:value="0.2" calcext:value-type="float" table:number-columns-spanned="1" table:number-rows-spanned="6">
            <text:p>0.2</text:p>
          </table:table-cell>
          <table:table-cell table:formula="of:=[$priority_dataset.C8]" office:value-type="float" office:value="1" calcext:value-type="float" table:number-columns-spanned="1" table:number-rows-spanned="2">
            <text:p>1</text:p>
          </table:table-cell>
          <table:table-cell table:formula="of:=[$priority_dataset.D8]" office:value-type="string" office:string-value="both" calcext:value-type="string">
            <text:p>both</text:p>
          </table:table-cell>
          <table:table-cell table:style-name="ce4" table:formula="of:=[$priority_dataset.E8]" office:value-type="float" office:value="0" calcext:value-type="float">
            <text:p>0.00</text:p>
          </table:table-cell>
          <table:table-cell table:style-name="ce4" table:formula="of:=[$priority_dataset.F8]" office:value-type="float" office:value="-34.5145777026834" calcext:value-type="float">
            <text:p>-34.51</text:p>
          </table:table-cell>
          <table:table-cell table:style-name="ce4" table:formula="of:=[$priority_dataset.G8]" office:value-type="float" office:value="-0.38019656521027" calcext:value-type="float">
            <text:p>-0.38</text:p>
          </table:table-cell>
          <table:table-cell table:style-name="ce4" table:formula="of:=[$priority_dataset.H8]" office:value-type="float" office:value="-0.762509548964812" calcext:value-type="float">
            <text:p>-0.76</text:p>
          </table:table-cell>
          <table:table-cell table:style-name="ce4" table:formula="of:=[$priority_dataset.I8]" office:value-type="float" office:value="-0.578440909974721" calcext:value-type="float">
            <text:p>-0.58</text:p>
          </table:table-cell>
          <table:table-cell table:style-name="ce4" table:formula="of:=[$priority_dataset.J8]" office:value-type="float" office:value="-1.34945806113311" calcext:value-type="float">
            <text:p>-1.35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formula="of:=[$priority_dataset.D9]" office:value-type="string" office:string-value="engage" calcext:value-type="string">
            <text:p>engage</text:p>
          </table:table-cell>
          <table:table-cell table:style-name="ce4" table:formula="of:=[$priority_dataset.E9]" office:value-type="float" office:value="0" calcext:value-type="float">
            <text:p>0.00</text:p>
          </table:table-cell>
          <table:table-cell table:style-name="ce4" table:formula="of:=[$priority_dataset.F9]" office:value-type="float" office:value="-34.1609667160908" calcext:value-type="float">
            <text:p>-34.16</text:p>
          </table:table-cell>
          <table:table-cell table:style-name="ce4" table:formula="of:=[$priority_dataset.G9]" office:value-type="float" office:value="-0.336088612742575" calcext:value-type="float">
            <text:p>-0.34</text:p>
          </table:table-cell>
          <table:table-cell table:style-name="ce4" table:formula="of:=[$priority_dataset.H9]" office:value-type="float" office:value="0.514119402522543" calcext:value-type="float">
            <text:p>0.51</text:p>
          </table:table-cell>
          <table:table-cell table:style-name="ce4" table:formula="of:=[$priority_dataset.I9]" office:value-type="float" office:value="0.303735965914522" calcext:value-type="float">
            <text:p>0.30</text:p>
          </table:table-cell>
          <table:table-cell table:style-name="ce4" table:formula="of:=[$priority_dataset.J9]" office:value-type="float" office:value="0.173184720839543" calcext:value-type="float">
            <text:p>0.17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formula="of:=[$priority_dataset.C10]" office:value-type="float" office:value="5" calcext:value-type="float" table:number-columns-spanned="1" table:number-rows-spanned="2">
            <text:p>5</text:p>
          </table:table-cell>
          <table:table-cell table:formula="of:=[$priority_dataset.D10]" office:value-type="string" office:string-value="both" calcext:value-type="string">
            <text:p>both</text:p>
          </table:table-cell>
          <table:table-cell table:style-name="ce4" table:formula="of:=[$priority_dataset.E10]" office:value-type="float" office:value="-4.15331193145904" calcext:value-type="float">
            <text:p>-4.15</text:p>
          </table:table-cell>
          <table:table-cell table:style-name="ce4" table:formula="of:=[$priority_dataset.F10]" office:value-type="float" office:value="-30.5328516366903" calcext:value-type="float">
            <text:p>-30.53</text:p>
          </table:table-cell>
          <table:table-cell table:style-name="ce4" table:formula="of:=[$priority_dataset.G10]" office:value-type="float" office:value="-0.264667595741551" calcext:value-type="float">
            <text:p>-0.26</text:p>
          </table:table-cell>
          <table:table-cell table:style-name="ce4" table:formula="of:=[$priority_dataset.H10]" office:value-type="float" office:value="-2.41339904827001" calcext:value-type="float">
            <text:p>-2.41</text:p>
          </table:table-cell>
          <table:table-cell table:style-name="ce4" table:formula="of:=[$priority_dataset.I10]" office:value-type="float" office:value="-2.81409142380651" calcext:value-type="float">
            <text:p>-2.81</text:p>
          </table:table-cell>
          <table:table-cell table:style-name="ce4" table:formula="of:=[$priority_dataset.J10]" office:value-type="float" office:value="0.180278317446469" calcext:value-type="float">
            <text:p>0.18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formula="of:=[$priority_dataset.D11]" office:value-type="string" office:string-value="engage" calcext:value-type="string">
            <text:p>engage</text:p>
          </table:table-cell>
          <table:table-cell table:style-name="ce4" table:formula="of:=[$priority_dataset.E11]" office:value-type="float" office:value="-4.13926228362999" calcext:value-type="float">
            <text:p>-4.14</text:p>
          </table:table-cell>
          <table:table-cell table:style-name="ce4" table:formula="of:=[$priority_dataset.F11]" office:value-type="float" office:value="-30.3240420996357" calcext:value-type="float">
            <text:p>-30.32</text:p>
          </table:table-cell>
          <table:table-cell table:style-name="ce4" table:formula="of:=[$priority_dataset.G11]" office:value-type="float" office:value="-0.398920007698863" calcext:value-type="float">
            <text:p>-0.40</text:p>
          </table:table-cell>
          <table:table-cell table:style-name="ce4" table:formula="of:=[$priority_dataset.H11]" office:value-type="float" office:value="-1.09150156369856" calcext:value-type="float">
            <text:p>-1.09</text:p>
          </table:table-cell>
          <table:table-cell table:style-name="ce4" table:formula="of:=[$priority_dataset.I11]" office:value-type="float" office:value="-1.71511510126962" calcext:value-type="float">
            <text:p>-1.72</text:p>
          </table:table-cell>
          <table:table-cell table:style-name="ce4" table:formula="of:=[$priority_dataset.J11]" office:value-type="float" office:value="0.282880379667" calcext:value-type="float">
            <text:p>0.28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formula="of:=[$priority_dataset.C12]" office:value-type="float" office:value="11" calcext:value-type="float" table:number-columns-spanned="1" table:number-rows-spanned="2">
            <text:p>11</text:p>
          </table:table-cell>
          <table:table-cell table:formula="of:=[$priority_dataset.D12]" office:value-type="string" office:string-value="both" calcext:value-type="string">
            <text:p>both</text:p>
          </table:table-cell>
          <table:table-cell table:style-name="ce4" table:formula="of:=[$priority_dataset.E12]" office:value-type="float" office:value="-13.0551100124012" calcext:value-type="float">
            <text:p>-13.06</text:p>
          </table:table-cell>
          <table:table-cell table:style-name="ce4" table:formula="of:=[$priority_dataset.F12]" office:value-type="float" office:value="-45.635430314031" calcext:value-type="float">
            <text:p>-45.64</text:p>
          </table:table-cell>
          <table:table-cell table:style-name="ce4" table:formula="of:=[$priority_dataset.G12]" office:value-type="float" office:value="-2.89341575219966" calcext:value-type="float">
            <text:p>-2.89</text:p>
          </table:table-cell>
          <table:table-cell table:style-name="ce4" table:formula="of:=[$priority_dataset.H12]" office:value-type="float" office:value="-6.94267988703237" calcext:value-type="float">
            <text:p>-6.94</text:p>
          </table:table-cell>
          <table:table-cell table:style-name="ce4" table:formula="of:=[$priority_dataset.I12]" office:value-type="float" office:value="-8.39859369520266" calcext:value-type="float">
            <text:p>-8.40</text:p>
          </table:table-cell>
          <table:table-cell table:style-name="ce4" table:formula="of:=[$priority_dataset.J12]" office:value-type="float" office:value="-0.360998552994522" calcext:value-type="float">
            <text:p>-0.36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formula="of:=[$priority_dataset.D13]" office:value-type="string" office:string-value="engage" calcext:value-type="string">
            <text:p>engage</text:p>
          </table:table-cell>
          <table:table-cell table:style-name="ce4" table:formula="of:=[$priority_dataset.E13]" office:value-type="float" office:value="-17.8194020124947" calcext:value-type="float">
            <text:p>-17.82</text:p>
          </table:table-cell>
          <table:table-cell table:style-name="ce4" table:formula="of:=[$priority_dataset.F13]" office:value-type="float" office:value="-47.6162727556859" calcext:value-type="float">
            <text:p>-47.62</text:p>
          </table:table-cell>
          <table:table-cell table:style-name="ce4" table:formula="of:=[$priority_dataset.G13]" office:value-type="float" office:value="-4.84001092903647" calcext:value-type="float">
            <text:p>-4.84</text:p>
          </table:table-cell>
          <table:table-cell table:style-name="ce4" table:formula="of:=[$priority_dataset.H13]" office:value-type="float" office:value="-12.6237703622027" calcext:value-type="float">
            <text:p>-12.62</text:p>
          </table:table-cell>
          <table:table-cell table:style-name="ce4" table:formula="of:=[$priority_dataset.I13]" office:value-type="float" office:value="-15.2738220443531" calcext:value-type="float">
            <text:p>-15.27</text:p>
          </table:table-cell>
          <table:table-cell table:style-name="ce4" table:formula="of:=[$priority_dataset.J13]" office:value-type="float" office:value="1.18171438637506" calcext:value-type="float">
            <text:p>1.18</text:p>
          </table:table-cell>
          <table:table-cell table:number-columns-repeated="1014"/>
        </table:table-row>
        <table:table-row table:style-name="ro1">
          <table:covered-table-cell/>
          <table:table-cell table:formula="of:=[$priority_dataset.B14]" office:value-type="float" office:value="0.4" calcext:value-type="float" table:number-columns-spanned="1" table:number-rows-spanned="6">
            <text:p>0.4</text:p>
          </table:table-cell>
          <table:table-cell table:formula="of:=[$priority_dataset.C14]" office:value-type="float" office:value="1" calcext:value-type="float" table:number-columns-spanned="1" table:number-rows-spanned="2">
            <text:p>1</text:p>
          </table:table-cell>
          <table:table-cell table:formula="of:=[$priority_dataset.D14]" office:value-type="string" office:string-value="both" calcext:value-type="string">
            <text:p>both</text:p>
          </table:table-cell>
          <table:table-cell table:style-name="ce4" table:formula="of:=[$priority_dataset.E14]" office:value-type="float" office:value="0" calcext:value-type="float">
            <text:p>0.00</text:p>
          </table:table-cell>
          <table:table-cell table:style-name="ce4" table:formula="of:=[$priority_dataset.F14]" office:value-type="float" office:value="-23.8275267509134" calcext:value-type="float">
            <text:p>-23.83</text:p>
          </table:table-cell>
          <table:table-cell table:style-name="ce4" table:formula="of:=[$priority_dataset.G14]" office:value-type="float" office:value="-0.439455100623046" calcext:value-type="float">
            <text:p>-0.44</text:p>
          </table:table-cell>
          <table:table-cell table:style-name="ce4" table:formula="of:=[$priority_dataset.H14]" office:value-type="float" office:value="0.428665656911887" calcext:value-type="float">
            <text:p>0.43</text:p>
          </table:table-cell>
          <table:table-cell table:style-name="ce4" table:formula="of:=[$priority_dataset.I14]" office:value-type="float" office:value="1.73507095076503" calcext:value-type="float">
            <text:p>1.74</text:p>
          </table:table-cell>
          <table:table-cell table:style-name="ce4" table:formula="of:=[$priority_dataset.J14]" office:value-type="float" office:value="-0.385596557731486" calcext:value-type="float">
            <text:p>-0.39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formula="of:=[$priority_dataset.D15]" office:value-type="string" office:string-value="engage" calcext:value-type="string">
            <text:p>engage</text:p>
          </table:table-cell>
          <table:table-cell table:style-name="ce4" table:formula="of:=[$priority_dataset.E15]" office:value-type="float" office:value="0" calcext:value-type="float">
            <text:p>0.00</text:p>
          </table:table-cell>
          <table:table-cell table:style-name="ce4" table:formula="of:=[$priority_dataset.F15]" office:value-type="float" office:value="-22.5560172657083" calcext:value-type="float">
            <text:p>-22.56</text:p>
          </table:table-cell>
          <table:table-cell table:style-name="ce4" table:formula="of:=[$priority_dataset.G15]" office:value-type="float" office:value="0.0872612514225094" calcext:value-type="float">
            <text:p>0.09</text:p>
          </table:table-cell>
          <table:table-cell table:style-name="ce4" table:formula="of:=[$priority_dataset.H15]" office:value-type="float" office:value="1.15655739360764" calcext:value-type="float">
            <text:p>1.16</text:p>
          </table:table-cell>
          <table:table-cell table:style-name="ce4" table:formula="of:=[$priority_dataset.I15]" office:value-type="float" office:value="0.585904072429481" calcext:value-type="float">
            <text:p>0.59</text:p>
          </table:table-cell>
          <table:table-cell table:style-name="ce4" table:formula="of:=[$priority_dataset.J15]" office:value-type="float" office:value="-0.408989886516166" calcext:value-type="float">
            <text:p>-0.41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formula="of:=[$priority_dataset.C16]" office:value-type="float" office:value="5" calcext:value-type="float" table:number-columns-spanned="1" table:number-rows-spanned="2">
            <text:p>5</text:p>
          </table:table-cell>
          <table:table-cell table:formula="of:=[$priority_dataset.D16]" office:value-type="string" office:string-value="both" calcext:value-type="string">
            <text:p>both</text:p>
          </table:table-cell>
          <table:table-cell table:style-name="ce4" table:formula="of:=[$priority_dataset.E16]" office:value-type="float" office:value="-0.999999999999999" calcext:value-type="float">
            <text:p>-1.00</text:p>
          </table:table-cell>
          <table:table-cell table:style-name="ce4" table:formula="of:=[$priority_dataset.F16]" office:value-type="float" office:value="-26.594843202815" calcext:value-type="float">
            <text:p>-26.59</text:p>
          </table:table-cell>
          <table:table-cell table:style-name="ce4" table:formula="of:=[$priority_dataset.G16]" office:value-type="float" office:value="0.303190535601621" calcext:value-type="float">
            <text:p>0.30</text:p>
          </table:table-cell>
          <table:table-cell table:style-name="ce4" table:formula="of:=[$priority_dataset.H16]" office:value-type="float" office:value="2.41447773724247" calcext:value-type="float">
            <text:p>2.41</text:p>
          </table:table-cell>
          <table:table-cell table:style-name="ce4" table:formula="of:=[$priority_dataset.I16]" office:value-type="float" office:value="0.601834465953474" calcext:value-type="float">
            <text:p>0.60</text:p>
          </table:table-cell>
          <table:table-cell table:style-name="ce4" table:formula="of:=[$priority_dataset.J16]" office:value-type="float" office:value="0.0777130698966739" calcext:value-type="float">
            <text:p>0.08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formula="of:=[$priority_dataset.D17]" office:value-type="string" office:string-value="engage" calcext:value-type="string">
            <text:p>engage</text:p>
          </table:table-cell>
          <table:table-cell table:style-name="ce4" table:formula="of:=[$priority_dataset.E17]" office:value-type="float" office:value="-2.01465221053455" calcext:value-type="float">
            <text:p>-2.01</text:p>
          </table:table-cell>
          <table:table-cell table:style-name="ce4" table:formula="of:=[$priority_dataset.F17]" office:value-type="float" office:value="-29.4001131818648" calcext:value-type="float">
            <text:p>-29.40</text:p>
          </table:table-cell>
          <table:table-cell table:style-name="ce4" table:formula="of:=[$priority_dataset.G17]" office:value-type="float" office:value="-0.25704789930568" calcext:value-type="float">
            <text:p>-0.26</text:p>
          </table:table-cell>
          <table:table-cell table:style-name="ce4" table:formula="of:=[$priority_dataset.H17]" office:value-type="float" office:value="-1.88374441956239" calcext:value-type="float">
            <text:p>-1.88</text:p>
          </table:table-cell>
          <table:table-cell table:style-name="ce4" table:formula="of:=[$priority_dataset.I17]" office:value-type="float" office:value="-1.83462629942356" calcext:value-type="float">
            <text:p>-1.83</text:p>
          </table:table-cell>
          <table:table-cell table:style-name="ce4" table:formula="of:=[$priority_dataset.J17]" office:value-type="float" office:value="-0.338688608679698" calcext:value-type="float">
            <text:p>-0.34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formula="of:=[$priority_dataset.C18]" office:value-type="float" office:value="11" calcext:value-type="float" table:number-columns-spanned="1" table:number-rows-spanned="2">
            <text:p>11</text:p>
          </table:table-cell>
          <table:table-cell table:formula="of:=[$priority_dataset.D18]" office:value-type="string" office:string-value="both" calcext:value-type="string">
            <text:p>both</text:p>
          </table:table-cell>
          <table:table-cell table:style-name="ce4" table:formula="of:=[$priority_dataset.E18]" office:value-type="float" office:value="-6.11659692751889" calcext:value-type="float">
            <text:p>-6.12</text:p>
          </table:table-cell>
          <table:table-cell table:style-name="ce4" table:formula="of:=[$priority_dataset.F18]" office:value-type="float" office:value="-22.029095109674" calcext:value-type="float">
            <text:p>-22.03</text:p>
          </table:table-cell>
          <table:table-cell table:style-name="ce4" table:formula="of:=[$priority_dataset.G18]" office:value-type="float" office:value="-1.10671658501272" calcext:value-type="float">
            <text:p>-1.11</text:p>
          </table:table-cell>
          <table:table-cell table:style-name="ce4" table:formula="of:=[$priority_dataset.H18]" office:value-type="float" office:value="-3.83075752321366" calcext:value-type="float">
            <text:p>-3.83</text:p>
          </table:table-cell>
          <table:table-cell table:style-name="ce4" table:formula="of:=[$priority_dataset.I18]" office:value-type="float" office:value="-2.38689080320446" calcext:value-type="float">
            <text:p>-2.39</text:p>
          </table:table-cell>
          <table:table-cell table:style-name="ce4" table:formula="of:=[$priority_dataset.J18]" office:value-type="float" office:value="-0.722383399945964" calcext:value-type="float">
            <text:p>-0.72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formula="of:=[$priority_dataset.D19]" office:value-type="string" office:string-value="engage" calcext:value-type="string">
            <text:p>engage</text:p>
          </table:table-cell>
          <table:table-cell table:style-name="ce4" table:formula="of:=[$priority_dataset.E19]" office:value-type="float" office:value="-9.7369293007494" calcext:value-type="float">
            <text:p>-9.74</text:p>
          </table:table-cell>
          <table:table-cell table:style-name="ce4" table:formula="of:=[$priority_dataset.F19]" office:value-type="float" office:value="-23.2348417422718" calcext:value-type="float">
            <text:p>-23.23</text:p>
          </table:table-cell>
          <table:table-cell table:style-name="ce4" table:formula="of:=[$priority_dataset.G19]" office:value-type="float" office:value="-2.29780523153256" calcext:value-type="float">
            <text:p>-2.30</text:p>
          </table:table-cell>
          <table:table-cell table:style-name="ce4" table:formula="of:=[$priority_dataset.H19]" office:value-type="float" office:value="-6.26994980889751" calcext:value-type="float">
            <text:p>-6.27</text:p>
          </table:table-cell>
          <table:table-cell table:style-name="ce4" table:formula="of:=[$priority_dataset.I19]" office:value-type="float" office:value="-6.94362324318615" calcext:value-type="float">
            <text:p>-6.94</text:p>
          </table:table-cell>
          <table:table-cell table:style-name="ce4" table:formula="of:=[$priority_dataset.J19]" office:value-type="float" office:value="0.65329573992752" calcext:value-type="float">
            <text:p>0.65</text:p>
          </table:table-cell>
          <table:table-cell table:number-columns-repeated="1014"/>
        </table:table-row>
        <table:table-row table:style-name="ro1">
          <table:table-cell table:formula="of:=[$priority_dataset.A20]" office:value-type="string" office:string-value="True" calcext:value-type="string" table:number-columns-spanned="1" table:number-rows-spanned="18">
            <text:p>True</text:p>
          </table:table-cell>
          <table:table-cell table:formula="of:=[$priority_dataset.B20]" office:value-type="float" office:value="0.1" calcext:value-type="float" table:number-columns-spanned="1" table:number-rows-spanned="6">
            <text:p>0.1</text:p>
          </table:table-cell>
          <table:table-cell table:formula="of:=[$priority_dataset.C20]" office:value-type="float" office:value="1" calcext:value-type="float" table:number-columns-spanned="1" table:number-rows-spanned="2">
            <text:p>1</text:p>
          </table:table-cell>
          <table:table-cell table:formula="of:=[$priority_dataset.D20]" office:value-type="string" office:string-value="both" calcext:value-type="string">
            <text:p>both</text:p>
          </table:table-cell>
          <table:table-cell table:style-name="ce4" table:formula="of:=[$priority_dataset.E20]" office:value-type="float" office:value="-3.40631546904083" calcext:value-type="float">
            <text:p>-3.41</text:p>
          </table:table-cell>
          <table:table-cell table:style-name="ce4" table:formula="of:=[$priority_dataset.F20]" office:value-type="float" office:value="-43.0008733822351" calcext:value-type="float">
            <text:p>-43.00</text:p>
          </table:table-cell>
          <table:table-cell table:style-name="ce4" table:formula="of:=[$priority_dataset.G20]" office:value-type="float" office:value="-0.0253934490278863" calcext:value-type="float">
            <text:p>-0.03</text:p>
          </table:table-cell>
          <table:table-cell table:style-name="ce4" table:formula="of:=[$priority_dataset.H20]" office:value-type="float" office:value="-1.96611964377383" calcext:value-type="float">
            <text:p>-1.97</text:p>
          </table:table-cell>
          <table:table-cell table:style-name="ce4" table:formula="of:=[$priority_dataset.I20]" office:value-type="float" office:value="-2.3585670328159" calcext:value-type="float">
            <text:p>-2.36</text:p>
          </table:table-cell>
          <table:table-cell table:style-name="ce4" table:formula="of:=[$priority_dataset.J20]" office:value-type="float" office:value="-0.124314524022947" calcext:value-type="float">
            <text:p>-0.12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formula="of:=[$priority_dataset.D21]" office:value-type="string" office:string-value="engage" calcext:value-type="string">
            <text:p>engage</text:p>
          </table:table-cell>
          <table:table-cell table:style-name="ce4" table:formula="of:=[$priority_dataset.E21]" office:value-type="float" office:value="-4.82446360767665" calcext:value-type="float">
            <text:p>-4.82</text:p>
          </table:table-cell>
          <table:table-cell table:style-name="ce4" table:formula="of:=[$priority_dataset.F21]" office:value-type="float" office:value="-43.172654207956" calcext:value-type="float">
            <text:p>-43.17</text:p>
          </table:table-cell>
          <table:table-cell table:style-name="ce4" table:formula="of:=[$priority_dataset.G21]" office:value-type="float" office:value="-0.359370032921418" calcext:value-type="float">
            <text:p>-0.36</text:p>
          </table:table-cell>
          <table:table-cell table:style-name="ce4" table:formula="of:=[$priority_dataset.H21]" office:value-type="float" office:value="-0.887749516283284" calcext:value-type="float">
            <text:p>-0.89</text:p>
          </table:table-cell>
          <table:table-cell table:style-name="ce4" table:formula="of:=[$priority_dataset.I21]" office:value-type="float" office:value="-1.17525321631917" calcext:value-type="float">
            <text:p>-1.18</text:p>
          </table:table-cell>
          <table:table-cell table:style-name="ce4" table:formula="of:=[$priority_dataset.J21]" office:value-type="float" office:value="-1.3350463008588" calcext:value-type="float">
            <text:p>-1.34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formula="of:=[$priority_dataset.C22]" office:value-type="float" office:value="5" calcext:value-type="float" table:number-columns-spanned="1" table:number-rows-spanned="2">
            <text:p>5</text:p>
          </table:table-cell>
          <table:table-cell table:formula="of:=[$priority_dataset.D22]" office:value-type="string" office:string-value="both" calcext:value-type="string">
            <text:p>both</text:p>
          </table:table-cell>
          <table:table-cell table:style-name="ce4" table:formula="of:=[$priority_dataset.E22]" office:value-type="float" office:value="-5.08674748734395" calcext:value-type="float">
            <text:p>-5.09</text:p>
          </table:table-cell>
          <table:table-cell table:style-name="ce4" table:formula="of:=[$priority_dataset.F22]" office:value-type="float" office:value="-36.0056821024724" calcext:value-type="float">
            <text:p>-36.01</text:p>
          </table:table-cell>
          <table:table-cell table:style-name="ce4" table:formula="of:=[$priority_dataset.G22]" office:value-type="float" office:value="-1.78709926781514" calcext:value-type="float">
            <text:p>-1.79</text:p>
          </table:table-cell>
          <table:table-cell table:style-name="ce4" table:formula="of:=[$priority_dataset.H22]" office:value-type="float" office:value="-0.72333361899631" calcext:value-type="float">
            <text:p>-0.72</text:p>
          </table:table-cell>
          <table:table-cell table:style-name="ce4" table:formula="of:=[$priority_dataset.I22]" office:value-type="float" office:value="-1.38417550825457" calcext:value-type="float">
            <text:p>-1.38</text:p>
          </table:table-cell>
          <table:table-cell table:style-name="ce4" table:formula="of:=[$priority_dataset.J22]" office:value-type="float" office:value="-0.849251854649067" calcext:value-type="float">
            <text:p>-0.85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formula="of:=[$priority_dataset.D23]" office:value-type="string" office:string-value="engage" calcext:value-type="string">
            <text:p>engage</text:p>
          </table:table-cell>
          <table:table-cell table:style-name="ce4" table:formula="of:=[$priority_dataset.E23]" office:value-type="float" office:value="-8.05208852011081" calcext:value-type="float">
            <text:p>-8.05</text:p>
          </table:table-cell>
          <table:table-cell table:style-name="ce4" table:formula="of:=[$priority_dataset.F23]" office:value-type="float" office:value="-36.6520969880251" calcext:value-type="float">
            <text:p>-36.65</text:p>
          </table:table-cell>
          <table:table-cell table:style-name="ce4" table:formula="of:=[$priority_dataset.G23]" office:value-type="float" office:value="-1.3616659154058" calcext:value-type="float">
            <text:p>-1.36</text:p>
          </table:table-cell>
          <table:table-cell table:style-name="ce4" table:formula="of:=[$priority_dataset.H23]" office:value-type="float" office:value="-2.52534601616058" calcext:value-type="float">
            <text:p>-2.53</text:p>
          </table:table-cell>
          <table:table-cell table:style-name="ce4" table:formula="of:=[$priority_dataset.I23]" office:value-type="float" office:value="-4.07794488437897" calcext:value-type="float">
            <text:p>-4.08</text:p>
          </table:table-cell>
          <table:table-cell table:style-name="ce4" table:formula="of:=[$priority_dataset.J23]" office:value-type="float" office:value="0.788284506472803" calcext:value-type="float">
            <text:p>0.79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office:value-type="float" office:value="11" calcext:value-type="float" table:number-columns-spanned="1" table:number-rows-spanned="2">
            <text:p>11</text:p>
          </table:table-cell>
          <table:table-cell table:formula="of:=[$priority_dataset.D24]" office:value-type="string" office:string-value="both" calcext:value-type="string">
            <text:p>both</text:p>
          </table:table-cell>
          <table:table-cell table:style-name="ce4" table:formula="of:=[$priority_dataset.E24]" office:value-type="float" office:value="-15.9855374656258" calcext:value-type="float">
            <text:p>-15.99</text:p>
          </table:table-cell>
          <table:table-cell table:style-name="ce4" table:formula="of:=[$priority_dataset.F24]" office:value-type="float" office:value="-47.3168926503783" calcext:value-type="float">
            <text:p>-47.32</text:p>
          </table:table-cell>
          <table:table-cell table:style-name="ce4" table:formula="of:=[$priority_dataset.G24]" office:value-type="float" office:value="-5.42498651093612" calcext:value-type="float">
            <text:p>-5.42</text:p>
          </table:table-cell>
          <table:table-cell table:style-name="ce4" table:formula="of:=[$priority_dataset.H24]" office:value-type="float" office:value="-5.33722002821369" calcext:value-type="float">
            <text:p>-5.34</text:p>
          </table:table-cell>
          <table:table-cell table:style-name="ce4" table:formula="of:=[$priority_dataset.I24]" office:value-type="float" office:value="-7.72568892604491" calcext:value-type="float">
            <text:p>-7.73</text:p>
          </table:table-cell>
          <table:table-cell table:style-name="ce4" table:formula="of:=[$priority_dataset.J24]" office:value-type="float" office:value="-0.307663275731993" calcext:value-type="float">
            <text:p>-0.31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formula="of:=[$priority_dataset.D25]" office:value-type="string" office:string-value="engage" calcext:value-type="string">
            <text:p>engage</text:p>
          </table:table-cell>
          <table:table-cell table:style-name="ce4" table:formula="of:=[$priority_dataset.E25]" office:value-type="float" office:value="-17.5522797588272" calcext:value-type="float">
            <text:p>-17.55</text:p>
          </table:table-cell>
          <table:table-cell table:style-name="ce4" table:formula="of:=[$priority_dataset.F25]" office:value-type="float" office:value="-55.8802716830243" calcext:value-type="float">
            <text:p>-55.88</text:p>
          </table:table-cell>
          <table:table-cell table:style-name="ce4" table:formula="of:=[$priority_dataset.G25]" office:value-type="float" office:value="-11.2280904692114" calcext:value-type="float">
            <text:p>-11.23</text:p>
          </table:table-cell>
          <table:table-cell table:style-name="ce4" table:formula="of:=[$priority_dataset.H25]" office:value-type="float" office:value="-10.9121427778889" calcext:value-type="float">
            <text:p>-10.91</text:p>
          </table:table-cell>
          <table:table-cell table:style-name="ce4" table:formula="of:=[$priority_dataset.I25]" office:value-type="float" office:value="-13.1927236926823" calcext:value-type="float">
            <text:p>-13.19</text:p>
          </table:table-cell>
          <table:table-cell table:style-name="ce4" table:formula="of:=[$priority_dataset.J25]" office:value-type="float" office:value="-0.141757595983976" calcext:value-type="float">
            <text:p>-0.14</text:p>
          </table:table-cell>
          <table:table-cell table:number-columns-repeated="1014"/>
        </table:table-row>
        <table:table-row table:style-name="ro1">
          <table:covered-table-cell/>
          <table:table-cell table:formula="of:=[$priority_dataset.B26]" office:value-type="float" office:value="0.2" calcext:value-type="float" table:number-columns-spanned="1" table:number-rows-spanned="6">
            <text:p>0.2</text:p>
          </table:table-cell>
          <table:table-cell table:formula="of:=[$priority_dataset.C26]" office:value-type="float" office:value="1" calcext:value-type="float" table:number-columns-spanned="1" table:number-rows-spanned="2">
            <text:p>1</text:p>
          </table:table-cell>
          <table:table-cell table:formula="of:=[$priority_dataset.D26]" office:value-type="string" office:string-value="both" calcext:value-type="string">
            <text:p>both</text:p>
          </table:table-cell>
          <table:table-cell table:style-name="ce4" table:formula="of:=[$priority_dataset.E26]" office:value-type="float" office:value="0" calcext:value-type="float">
            <text:p>0.00</text:p>
          </table:table-cell>
          <table:table-cell table:style-name="ce4" table:formula="of:=[$priority_dataset.F26]" office:value-type="float" office:value="-34.556761502266" calcext:value-type="float">
            <text:p>-34.56</text:p>
          </table:table-cell>
          <table:table-cell table:style-name="ce4" table:formula="of:=[$priority_dataset.G26]" office:value-type="float" office:value="-0.0516433099687815" calcext:value-type="float">
            <text:p>-0.05</text:p>
          </table:table-cell>
          <table:table-cell table:style-name="ce4" table:formula="of:=[$priority_dataset.H26]" office:value-type="float" office:value="-1.28621283262274" calcext:value-type="float">
            <text:p>-1.29</text:p>
          </table:table-cell>
          <table:table-cell table:style-name="ce4" table:formula="of:=[$priority_dataset.I26]" office:value-type="float" office:value="-1.23669780205979" calcext:value-type="float">
            <text:p>-1.24</text:p>
          </table:table-cell>
          <table:table-cell table:style-name="ce4" table:formula="of:=[$priority_dataset.J26]" office:value-type="float" office:value="0.7164808022729" calcext:value-type="float">
            <text:p>0.72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formula="of:=[$priority_dataset.D27]" office:value-type="string" office:string-value="engage" calcext:value-type="string">
            <text:p>engage</text:p>
          </table:table-cell>
          <table:table-cell table:style-name="ce4" table:formula="of:=[$priority_dataset.E27]" office:value-type="float" office:value="-0.999999999999999" calcext:value-type="float">
            <text:p>-1.00</text:p>
          </table:table-cell>
          <table:table-cell table:style-name="ce4" table:formula="of:=[$priority_dataset.F27]" office:value-type="float" office:value="-34.5849056954517" calcext:value-type="float">
            <text:p>-34.58</text:p>
          </table:table-cell>
          <table:table-cell table:style-name="ce4" table:formula="of:=[$priority_dataset.G27]" office:value-type="float" office:value="0.915389300344416" calcext:value-type="float">
            <text:p>0.92</text:p>
          </table:table-cell>
          <table:table-cell table:style-name="ce4" table:formula="of:=[$priority_dataset.H27]" office:value-type="float" office:value="-0.0243640020894822" calcext:value-type="float">
            <text:p>-0.02</text:p>
          </table:table-cell>
          <table:table-cell table:style-name="ce4" table:formula="of:=[$priority_dataset.I27]" office:value-type="float" office:value="-0.083040391807615" calcext:value-type="float">
            <text:p>-0.08</text:p>
          </table:table-cell>
          <table:table-cell table:style-name="ce4" table:formula="of:=[$priority_dataset.J27]" office:value-type="float" office:value="0.390785837459249" calcext:value-type="float">
            <text:p>0.39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formula="of:=[$priority_dataset.C28]" office:value-type="float" office:value="5" calcext:value-type="float" table:number-columns-spanned="1" table:number-rows-spanned="2">
            <text:p>5</text:p>
          </table:table-cell>
          <table:table-cell table:formula="of:=[$priority_dataset.D28]" office:value-type="string" office:string-value="both" calcext:value-type="string">
            <text:p>both</text:p>
          </table:table-cell>
          <table:table-cell table:style-name="ce4" table:formula="of:=[$priority_dataset.E28]" office:value-type="float" office:value="-4.51118447198894" calcext:value-type="float">
            <text:p>-4.51</text:p>
          </table:table-cell>
          <table:table-cell table:style-name="ce4" table:formula="of:=[$priority_dataset.F28]" office:value-type="float" office:value="-30.1160132586516" calcext:value-type="float">
            <text:p>-30.12</text:p>
          </table:table-cell>
          <table:table-cell table:style-name="ce4" table:formula="of:=[$priority_dataset.G28]" office:value-type="float" office:value="-1.58014131682343" calcext:value-type="float">
            <text:p>-1.58</text:p>
          </table:table-cell>
          <table:table-cell table:style-name="ce4" table:formula="of:=[$priority_dataset.H28]" office:value-type="float" office:value="0.258505097346665" calcext:value-type="float">
            <text:p>0.26</text:p>
          </table:table-cell>
          <table:table-cell table:style-name="ce4" table:formula="of:=[$priority_dataset.I28]" office:value-type="float" office:value="0.28843963707937" calcext:value-type="float">
            <text:p>0.29</text:p>
          </table:table-cell>
          <table:table-cell table:style-name="ce4" table:formula="of:=[$priority_dataset.J28]" office:value-type="float" office:value="0.782709218516682" calcext:value-type="float">
            <text:p>0.78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formula="of:=[$priority_dataset.D29]" office:value-type="string" office:string-value="engage" calcext:value-type="string">
            <text:p>engage</text:p>
          </table:table-cell>
          <table:table-cell table:style-name="ce4" table:formula="of:=[$priority_dataset.E29]" office:value-type="float" office:value="-5.53774924194538" calcext:value-type="float">
            <text:p>-5.54</text:p>
          </table:table-cell>
          <table:table-cell table:style-name="ce4" table:formula="of:=[$priority_dataset.F29]" office:value-type="float" office:value="-28.2344587289826" calcext:value-type="float">
            <text:p>-28.23</text:p>
          </table:table-cell>
          <table:table-cell table:style-name="ce4" table:formula="of:=[$priority_dataset.G29]" office:value-type="float" office:value="-0.518528781568808" calcext:value-type="float">
            <text:p>-0.52</text:p>
          </table:table-cell>
          <table:table-cell table:style-name="ce4" table:formula="of:=[$priority_dataset.H29]" office:value-type="float" office:value="-0.650635643401052" calcext:value-type="float">
            <text:p>-0.65</text:p>
          </table:table-cell>
          <table:table-cell table:style-name="ce4" table:formula="of:=[$priority_dataset.I29]" office:value-type="float" office:value="-0.845416880893823" calcext:value-type="float">
            <text:p>-0.85</text:p>
          </table:table-cell>
          <table:table-cell table:style-name="ce4" table:formula="of:=[$priority_dataset.J29]" office:value-type="float" office:value="1.12861551005345" calcext:value-type="float">
            <text:p>1.13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formula="of:=[$priority_dataset.C30]" office:value-type="float" office:value="11" calcext:value-type="float" table:number-columns-spanned="1" table:number-rows-spanned="2">
            <text:p>11</text:p>
          </table:table-cell>
          <table:table-cell table:formula="of:=[$priority_dataset.D30]" office:value-type="string" office:string-value="both" calcext:value-type="string">
            <text:p>both</text:p>
          </table:table-cell>
          <table:table-cell table:style-name="ce4" table:formula="of:=[$priority_dataset.E30]" office:value-type="float" office:value="-13.2641541201089" calcext:value-type="float">
            <text:p>-13.26</text:p>
          </table:table-cell>
          <table:table-cell table:style-name="ce4" table:formula="of:=[$priority_dataset.F30]" office:value-type="float" office:value="-42.0000336903982" calcext:value-type="float">
            <text:p>-42.00</text:p>
          </table:table-cell>
          <table:table-cell table:style-name="ce4" table:formula="of:=[$priority_dataset.G30]" office:value-type="float" office:value="-2.71769920654335" calcext:value-type="float">
            <text:p>-2.72</text:p>
          </table:table-cell>
          <table:table-cell table:style-name="ce4" table:formula="of:=[$priority_dataset.H30]" office:value-type="float" office:value="-2.59542963210369" calcext:value-type="float">
            <text:p>-2.60</text:p>
          </table:table-cell>
          <table:table-cell table:style-name="ce4" table:formula="of:=[$priority_dataset.I30]" office:value-type="float" office:value="-3.67156740418061" calcext:value-type="float">
            <text:p>-3.67</text:p>
          </table:table-cell>
          <table:table-cell table:style-name="ce4" table:formula="of:=[$priority_dataset.J30]" office:value-type="float" office:value="-0.856769110961025" calcext:value-type="float">
            <text:p>-0.86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formula="of:=[$priority_dataset.D31]" office:value-type="string" office:string-value="engage" calcext:value-type="string">
            <text:p>engage</text:p>
          </table:table-cell>
          <table:table-cell table:style-name="ce4" table:formula="of:=[$priority_dataset.E31]" office:value-type="float" office:value="-13.0045240996671" calcext:value-type="float">
            <text:p>-13.00</text:p>
          </table:table-cell>
          <table:table-cell table:style-name="ce4" table:formula="of:=[$priority_dataset.F31]" office:value-type="float" office:value="-47.3683605653536" calcext:value-type="float">
            <text:p>-47.37</text:p>
          </table:table-cell>
          <table:table-cell table:style-name="ce4" table:formula="of:=[$priority_dataset.G31]" office:value-type="float" office:value="-4.90927047371281" calcext:value-type="float">
            <text:p>-4.91</text:p>
          </table:table-cell>
          <table:table-cell table:style-name="ce4" table:formula="of:=[$priority_dataset.H31]" office:value-type="float" office:value="-4.29476462275159" calcext:value-type="float">
            <text:p>-4.29</text:p>
          </table:table-cell>
          <table:table-cell table:style-name="ce4" table:formula="of:=[$priority_dataset.I31]" office:value-type="float" office:value="-5.5012636671035" calcext:value-type="float">
            <text:p>-5.50</text:p>
          </table:table-cell>
          <table:table-cell table:style-name="ce4" table:formula="of:=[$priority_dataset.J31]" office:value-type="float" office:value="0.344813075064106" calcext:value-type="float">
            <text:p>0.34</text:p>
          </table:table-cell>
          <table:table-cell table:number-columns-repeated="1014"/>
        </table:table-row>
        <table:table-row table:style-name="ro1">
          <table:covered-table-cell/>
          <table:table-cell table:formula="of:=[$priority_dataset.B32]" office:value-type="float" office:value="0.4" calcext:value-type="float" table:number-columns-spanned="1" table:number-rows-spanned="6">
            <text:p>0.4</text:p>
          </table:table-cell>
          <table:table-cell table:formula="of:=[$priority_dataset.C32]" office:value-type="float" office:value="1" calcext:value-type="float" table:number-columns-spanned="1" table:number-rows-spanned="2">
            <text:p>1</text:p>
          </table:table-cell>
          <table:table-cell table:formula="of:=[$priority_dataset.D32]" office:value-type="string" office:string-value="both" calcext:value-type="string">
            <text:p>both</text:p>
          </table:table-cell>
          <table:table-cell table:style-name="ce4" table:formula="of:=[$priority_dataset.E32]" office:value-type="float" office:value="0" calcext:value-type="float">
            <text:p>0.00</text:p>
          </table:table-cell>
          <table:table-cell table:style-name="ce4" table:formula="of:=[$priority_dataset.F32]" office:value-type="float" office:value="-19.8110570467063" calcext:value-type="float">
            <text:p>-19.81</text:p>
          </table:table-cell>
          <table:table-cell table:style-name="ce4" table:formula="of:=[$priority_dataset.G32]" office:value-type="float" office:value="0.466837570704626" calcext:value-type="float">
            <text:p>0.47</text:p>
          </table:table-cell>
          <table:table-cell table:style-name="ce4" table:formula="of:=[$priority_dataset.H32]" office:value-type="float" office:value="0.0241569235521223" calcext:value-type="float">
            <text:p>0.02</text:p>
          </table:table-cell>
          <table:table-cell table:style-name="ce4" table:formula="of:=[$priority_dataset.I32]" office:value-type="float" office:value="0.146373646969804" calcext:value-type="float">
            <text:p>0.15</text:p>
          </table:table-cell>
          <table:table-cell table:style-name="ce4" table:formula="of:=[$priority_dataset.J32]" office:value-type="float" office:value="-0.66401935146682" calcext:value-type="float">
            <text:p>-0.66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formula="of:=[$priority_dataset.D33]" office:value-type="string" office:string-value="engage" calcext:value-type="string">
            <text:p>engage</text:p>
          </table:table-cell>
          <table:table-cell table:style-name="ce4" table:formula="of:=[$priority_dataset.E33]" office:value-type="float" office:value="0" calcext:value-type="float">
            <text:p>0.00</text:p>
          </table:table-cell>
          <table:table-cell table:style-name="ce4" table:formula="of:=[$priority_dataset.F33]" office:value-type="float" office:value="-20.0154435010181" calcext:value-type="float">
            <text:p>-20.02</text:p>
          </table:table-cell>
          <table:table-cell table:style-name="ce4" table:formula="of:=[$priority_dataset.G33]" office:value-type="float" office:value="0.0438534897683545" calcext:value-type="float">
            <text:p>0.04</text:p>
          </table:table-cell>
          <table:table-cell table:style-name="ce4" table:formula="of:=[$priority_dataset.H33]" office:value-type="float" office:value="0.515916478550808" calcext:value-type="float">
            <text:p>0.52</text:p>
          </table:table-cell>
          <table:table-cell table:style-name="ce4" table:formula="of:=[$priority_dataset.I33]" office:value-type="float" office:value="0.307021652464417" calcext:value-type="float">
            <text:p>0.31</text:p>
          </table:table-cell>
          <table:table-cell table:style-name="ce4" table:formula="of:=[$priority_dataset.J33]" office:value-type="float" office:value="0.413165640770389" calcext:value-type="float">
            <text:p>0.41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formula="of:=[$priority_dataset.C34]" office:value-type="float" office:value="5" calcext:value-type="float" table:number-columns-spanned="1" table:number-rows-spanned="2">
            <text:p>5</text:p>
          </table:table-cell>
          <table:table-cell table:formula="of:=[$priority_dataset.D34]" office:value-type="string" office:string-value="both" calcext:value-type="string">
            <text:p>both</text:p>
          </table:table-cell>
          <table:table-cell table:style-name="ce4" table:formula="of:=[$priority_dataset.E34]" office:value-type="float" office:value="-1" calcext:value-type="float">
            <text:p>-1.00</text:p>
          </table:table-cell>
          <table:table-cell table:style-name="ce4" table:formula="of:=[$priority_dataset.F34]" office:value-type="float" office:value="-25.8057022825978" calcext:value-type="float">
            <text:p>-25.81</text:p>
          </table:table-cell>
          <table:table-cell table:style-name="ce4" table:formula="of:=[$priority_dataset.G34]" office:value-type="float" office:value="0.149100325449391" calcext:value-type="float">
            <text:p>0.15</text:p>
          </table:table-cell>
          <table:table-cell table:style-name="ce4" table:formula="of:=[$priority_dataset.H34]" office:value-type="float" office:value="-0.303972782194339" calcext:value-type="float">
            <text:p>-0.30</text:p>
          </table:table-cell>
          <table:table-cell table:style-name="ce4" table:formula="of:=[$priority_dataset.I34]" office:value-type="float" office:value="-0.45703382727481" calcext:value-type="float">
            <text:p>-0.46</text:p>
          </table:table-cell>
          <table:table-cell table:style-name="ce4" table:formula="of:=[$priority_dataset.J34]" office:value-type="float" office:value="-0.138934986473883" calcext:value-type="float">
            <text:p>-0.14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formula="of:=[$priority_dataset.D35]" office:value-type="string" office:string-value="engage" calcext:value-type="string">
            <text:p>engage</text:p>
          </table:table-cell>
          <table:table-cell table:style-name="ce4" table:formula="of:=[$priority_dataset.E35]" office:value-type="float" office:value="-2.89199522192489" calcext:value-type="float">
            <text:p>-2.89</text:p>
          </table:table-cell>
          <table:table-cell table:style-name="ce4" table:formula="of:=[$priority_dataset.F35]" office:value-type="float" office:value="-24.9876692359681" calcext:value-type="float">
            <text:p>-24.99</text:p>
          </table:table-cell>
          <table:table-cell table:style-name="ce4" table:formula="of:=[$priority_dataset.G35]" office:value-type="float" office:value="-0.999048686432537" calcext:value-type="float">
            <text:p>-1.00</text:p>
          </table:table-cell>
          <table:table-cell table:style-name="ce4" table:formula="of:=[$priority_dataset.H35]" office:value-type="float" office:value="-0.200575450657216" calcext:value-type="float">
            <text:p>-0.20</text:p>
          </table:table-cell>
          <table:table-cell table:style-name="ce4" table:formula="of:=[$priority_dataset.I35]" office:value-type="float" office:value="-0.344876620903453" calcext:value-type="float">
            <text:p>-0.34</text:p>
          </table:table-cell>
          <table:table-cell table:style-name="ce4" table:formula="of:=[$priority_dataset.J35]" office:value-type="float" office:value="1.35577727182052" calcext:value-type="float">
            <text:p>1.36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formula="of:=[$priority_dataset.C36]" office:value-type="float" office:value="11" calcext:value-type="float" table:number-columns-spanned="1" table:number-rows-spanned="2">
            <text:p>11</text:p>
          </table:table-cell>
          <table:table-cell table:formula="of:=[$priority_dataset.D36]" office:value-type="string" office:string-value="both" calcext:value-type="string">
            <text:p>both</text:p>
          </table:table-cell>
          <table:table-cell table:style-name="ce4" table:formula="of:=[$priority_dataset.E36]" office:value-type="float" office:value="-7.64313022937291" calcext:value-type="float">
            <text:p>-7.64</text:p>
          </table:table-cell>
          <table:table-cell table:style-name="ce4" table:formula="of:=[$priority_dataset.F36]" office:value-type="float" office:value="-24.5950394228414" calcext:value-type="float">
            <text:p>-24.60</text:p>
          </table:table-cell>
          <table:table-cell table:style-name="ce4" table:formula="of:=[$priority_dataset.G36]" office:value-type="float" office:value="-1.02925283701877" calcext:value-type="float">
            <text:p>-1.03</text:p>
          </table:table-cell>
          <table:table-cell table:style-name="ce4" table:formula="of:=[$priority_dataset.H36]" office:value-type="float" office:value="-0.3917196969715" calcext:value-type="float">
            <text:p>-0.39</text:p>
          </table:table-cell>
          <table:table-cell table:style-name="ce4" table:formula="of:=[$priority_dataset.I36]" office:value-type="float" office:value="-0.693021227866638" calcext:value-type="float">
            <text:p>-0.69</text:p>
          </table:table-cell>
          <table:table-cell table:style-name="ce4" table:formula="of:=[$priority_dataset.J36]" office:value-type="float" office:value="-0.0366001601817472" calcext:value-type="float">
            <text:p>-0.04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formula="of:=[$priority_dataset.D37]" office:value-type="string" office:string-value="engage" calcext:value-type="string">
            <text:p>engage</text:p>
          </table:table-cell>
          <table:table-cell table:style-name="ce4" table:formula="of:=[$priority_dataset.E37]" office:value-type="float" office:value="-17.4885981093336" calcext:value-type="float">
            <text:p>-17.49</text:p>
          </table:table-cell>
          <table:table-cell table:style-name="ce4" table:formula="of:=[$priority_dataset.F37]" office:value-type="float" office:value="-25.2471274476727" calcext:value-type="float">
            <text:p>-25.25</text:p>
          </table:table-cell>
          <table:table-cell table:style-name="ce4" table:formula="of:=[$priority_dataset.G37]" office:value-type="float" office:value="-2.40475376327775" calcext:value-type="float">
            <text:p>-2.40</text:p>
          </table:table-cell>
          <table:table-cell table:style-name="ce4" table:formula="of:=[$priority_dataset.H37]" office:value-type="float" office:value="-0.513365591922293" calcext:value-type="float">
            <text:p>-0.51</text:p>
          </table:table-cell>
          <table:table-cell table:style-name="ce4" table:formula="of:=[$priority_dataset.I37]" office:value-type="float" office:value="-1.0190543724713" calcext:value-type="float">
            <text:p>-1.02</text:p>
          </table:table-cell>
          <table:table-cell table:style-name="ce4" table:formula="of:=[$priority_dataset.J37]" office:value-type="float" office:value="-0.839188495740253" calcext:value-type="float">
            <text:p>-0.84</text:p>
          </table:table-cell>
          <table:table-cell table:number-columns-repeated="1014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priority_viz.E2:priority_viz.J37">
            <calcext:condition calcext:apply-style-name="degraded" calcext:value="&lt;-2" calcext:base-cell-address="priority_viz.E2"/>
            <calcext:condition calcext:apply-style-name="improved" calcext:value="&gt;2" calcext:base-cell-address="priority_viz.E2"/>
          </calcext:conditional-format>
        </calcext:conditional-formats>
      </table:table>
      <table:table table:name="priority_map" table:style-name="ta1">
        <table:table-column table:style-name="co7" table:default-cell-style-name="ce3"/>
        <table:table-column table:style-name="co8" table:default-cell-style-name="ce3"/>
        <table:table-column table:style-name="co9" table:number-columns-repeated="1022" table:default-cell-style-name="ce3"/>
        <table:table-row table:style-name="ro1">
          <table:table-cell table:formula="of:=[$priority_viz.A2]" office:value-type="string" office:string-value="False" calcext:value-type="string" table:number-columns-spanned="1" table:number-rows-spanned="2">
            <text:p>False</text:p>
          </table:table-cell>
          <table:table-cell/>
          <table:table-cell office:value-type="float" office:value="0.1" calcext:value-type="float" table:number-columns-spanned="6" table:number-rows-spanned="1">
            <text:p>0.1</text:p>
          </table:table-cell>
          <table:covered-table-cell table:number-columns-repeated="5"/>
          <table:table-cell office:value-type="float" office:value="0.2" calcext:value-type="float" table:number-columns-spanned="6" table:number-rows-spanned="1">
            <text:p>0.2</text:p>
          </table:table-cell>
          <table:covered-table-cell table:number-columns-repeated="5"/>
          <table:table-cell office:value-type="float" office:value="0.4" calcext:value-type="float" table:number-columns-spanned="6" table:number-rows-spanned="1">
            <text:p>0.4</text:p>
          </table:table-cell>
          <table:covered-table-cell table:number-columns-repeated="5"/>
          <table:table-cell table:number-columns-repeated="1004"/>
        </table:table-row>
        <table:table-row table:style-name="ro1">
          <table:covered-table-cell/>
          <table:table-cell table:style-name="ce6" office:value-type="string" calcext:value-type="string">
            <text:p>policy</text:p>
          </table:table-cell>
          <table:table-cell table:style-name="ce6" office:value-type="string" calcext:value-type="string">
            <text:p>inc_d</text:p>
          </table:table-cell>
          <table:table-cell table:style-name="ce6" office:value-type="string" calcext:value-type="string">
            <text:p>inc_gini</text:p>
          </table:table-cell>
          <table:table-cell table:style-name="ce6" office:value-type="string" calcext:value-type="string">
            <text:p>diversity</text:p>
          </table:table-cell>
          <table:table-cell table:style-name="ce6" office:value-type="string" calcext:value-type="string">
            <text:p>activity</text:p>
          </table:table-cell>
          <table:table-cell table:style-name="ce6" office:value-type="string" calcext:value-type="string">
            <text:p>loyalty</text:p>
          </table:table-cell>
          <table:table-cell table:style-name="ce6" office:value-type="string" calcext:value-type="string">
            <text:p>effort red</text:p>
          </table:table-cell>
          <table:table-cell table:style-name="ce6" office:value-type="string" calcext:value-type="string">
            <text:p>inc_d</text:p>
          </table:table-cell>
          <table:table-cell table:style-name="ce6" office:value-type="string" calcext:value-type="string">
            <text:p>inc_gini</text:p>
          </table:table-cell>
          <table:table-cell table:style-name="ce6" office:value-type="string" calcext:value-type="string">
            <text:p>diversity</text:p>
          </table:table-cell>
          <table:table-cell table:style-name="ce6" office:value-type="string" calcext:value-type="string">
            <text:p>activity</text:p>
          </table:table-cell>
          <table:table-cell table:style-name="ce6" office:value-type="string" calcext:value-type="string">
            <text:p>loyalty</text:p>
          </table:table-cell>
          <table:table-cell table:style-name="ce6" office:value-type="string" calcext:value-type="string">
            <text:p>effort red</text:p>
          </table:table-cell>
          <table:table-cell table:style-name="ce6" office:value-type="string" calcext:value-type="string">
            <text:p>inc_d</text:p>
          </table:table-cell>
          <table:table-cell table:style-name="ce6" office:value-type="string" calcext:value-type="string">
            <text:p>inc_gini</text:p>
          </table:table-cell>
          <table:table-cell table:style-name="ce6" office:value-type="string" calcext:value-type="string">
            <text:p>diversity</text:p>
          </table:table-cell>
          <table:table-cell table:style-name="ce6" office:value-type="string" calcext:value-type="string">
            <text:p>activity</text:p>
          </table:table-cell>
          <table:table-cell table:style-name="ce6" office:value-type="string" calcext:value-type="string">
            <text:p>loyalty</text:p>
          </table:table-cell>
          <table:table-cell table:style-name="ce6" office:value-type="string" calcext:value-type="string">
            <text:p>effort red</text:p>
          </table:table-cell>
          <table:table-cell table:number-columns-repeated="1004"/>
        </table:table-row>
        <table:table-row table:style-name="ro1">
          <table:table-cell office:value-type="float" office:value="1" calcext:value-type="float" table:number-columns-spanned="1" table:number-rows-spanned="2">
            <text:p>1</text:p>
          </table:table-cell>
          <table:table-cell table:style-name="ce6" office:value-type="string" calcext:value-type="string">
            <text:p>both</text:p>
          </table:table-cell>
          <table:table-cell table:style-name="ce7" table:formula="of:=[$priority_viz.E2]" office:value-type="float" office:value="-3.41238208066376" calcext:value-type="float">
            <text:p>-3.41</text:p>
          </table:table-cell>
          <table:table-cell table:style-name="ce7" table:formula="of:=[$priority_viz.F2]" office:value-type="float" office:value="-42.7561301142115" calcext:value-type="float">
            <text:p>-42.76</text:p>
          </table:table-cell>
          <table:table-cell table:style-name="ce7" table:formula="of:=[$priority_viz.G2]" office:value-type="float" office:value="-0.189780404486465" calcext:value-type="float">
            <text:p>-0.19</text:p>
          </table:table-cell>
          <table:table-cell table:style-name="ce7" table:formula="of:=[$priority_viz.H2]" office:value-type="float" office:value="0.0524459781173426" calcext:value-type="float">
            <text:p>0.05</text:p>
          </table:table-cell>
          <table:table-cell table:style-name="ce7" table:formula="of:=[$priority_viz.I2]" office:value-type="float" office:value="-0.0596085473516087" calcext:value-type="float">
            <text:p>-0.06</text:p>
          </table:table-cell>
          <table:table-cell table:style-name="ce7" table:formula="of:=[$priority_viz.J2]" office:value-type="float" office:value="0.836201516541149" calcext:value-type="float">
            <text:p>0.84</text:p>
          </table:table-cell>
          <table:table-cell table:style-name="ce7" table:formula="of:=[$priority_viz.K2]" office:value-type="float" office:value="0" calcext:value-type="float">
            <text:p>0.00</text:p>
          </table:table-cell>
          <table:table-cell table:style-name="ce7" table:formula="of:=[$priority_viz.L2]" office:value-type="float" office:value="0" calcext:value-type="float">
            <text:p>0.00</text:p>
          </table:table-cell>
          <table:table-cell table:style-name="ce7" table:formula="of:=[$priority_viz.M2]" office:value-type="float" office:value="0" calcext:value-type="float">
            <text:p>0.00</text:p>
          </table:table-cell>
          <table:table-cell table:style-name="ce7" table:formula="of:=[$priority_viz.N2]" office:value-type="float" office:value="0" calcext:value-type="float">
            <text:p>0.00</text:p>
          </table:table-cell>
          <table:table-cell table:style-name="ce7" table:formula="of:=[$priority_viz.O2]" office:value-type="float" office:value="0" calcext:value-type="float">
            <text:p>0.00</text:p>
          </table:table-cell>
          <table:table-cell table:style-name="ce7" table:formula="of:=[$priority_viz.P2]" office:value-type="float" office:value="0" calcext:value-type="float">
            <text:p>0.00</text:p>
          </table:table-cell>
          <table:table-cell table:style-name="ce7" table:formula="of:=[$priority_viz.Q2]" office:value-type="float" office:value="0" calcext:value-type="float">
            <text:p>0.00</text:p>
          </table:table-cell>
          <table:table-cell table:style-name="ce7" table:formula="of:=[$priority_viz.R2]" office:value-type="float" office:value="0" calcext:value-type="float">
            <text:p>0.00</text:p>
          </table:table-cell>
          <table:table-cell table:style-name="ce7" table:formula="of:=[$priority_viz.S2]" office:value-type="float" office:value="0" calcext:value-type="float">
            <text:p>0.00</text:p>
          </table:table-cell>
          <table:table-cell table:style-name="ce7" table:formula="of:=[$priority_viz.T2]" office:value-type="float" office:value="0" calcext:value-type="float">
            <text:p>0.00</text:p>
          </table:table-cell>
          <table:table-cell table:style-name="ce7" table:formula="of:=[$priority_viz.U2]" office:value-type="float" office:value="0" calcext:value-type="float">
            <text:p>0.00</text:p>
          </table:table-cell>
          <table:table-cell table:style-name="ce7" table:formula="of:=[$priority_viz.J14]" office:value-type="float" office:value="-0.385596557731486" calcext:value-type="float">
            <text:p>-0.39</text:p>
          </table:table-cell>
          <table:table-cell table:number-columns-repeated="1004"/>
        </table:table-row>
        <table:table-row table:style-name="ro1">
          <table:covered-table-cell/>
          <table:table-cell table:style-name="ce6" office:value-type="string" calcext:value-type="string">
            <text:p>engage</text:p>
          </table:table-cell>
          <table:table-cell table:style-name="ce7" table:formula="of:=[$priority_viz.E3]" office:value-type="float" office:value="-4.23731503545316" calcext:value-type="float">
            <text:p>-4.24</text:p>
          </table:table-cell>
          <table:table-cell table:style-name="ce7" table:formula="of:=[$priority_viz.F3:.F4]" office:value-type="float" office:value="-37.0509271948759" calcext:value-type="float">
            <text:p>-37.05</text:p>
          </table:table-cell>
          <table:table-cell table:style-name="ce7" table:formula="of:=[$priority_viz.G3:.G4]" office:value-type="float" office:value="-0.867363463074106" calcext:value-type="float">
            <text:p>-0.87</text:p>
          </table:table-cell>
          <table:table-cell table:style-name="ce7" table:formula="of:=[$priority_viz.H3:.H4]" office:value-type="float" office:value="-3.80574871531299" calcext:value-type="float">
            <text:p>-3.81</text:p>
          </table:table-cell>
          <table:table-cell table:style-name="ce7" table:formula="of:=[$priority_viz.I3:.I4]" office:value-type="float" office:value="-5.22077518212544" calcext:value-type="float">
            <text:p>-5.22</text:p>
          </table:table-cell>
          <table:table-cell table:style-name="ce7" table:formula="of:=[$priority_viz.J3:.J4]" office:value-type="float" office:value="-0.676482462691789" calcext:value-type="float">
            <text:p>-0.68</text:p>
          </table:table-cell>
          <table:table-cell table:style-name="ce7" table:formula="of:=[$priority_viz.E9]" office:value-type="float" office:value="0" calcext:value-type="float">
            <text:p>0.00</text:p>
          </table:table-cell>
          <table:table-cell table:style-name="ce7" table:formula="of:=[$priority_viz.F9]" office:value-type="float" office:value="-34.1609667160908" calcext:value-type="float">
            <text:p>-34.16</text:p>
          </table:table-cell>
          <table:table-cell table:style-name="ce7" table:formula="of:=[$priority_viz.G9]" office:value-type="float" office:value="-0.336088612742575" calcext:value-type="float">
            <text:p>-0.34</text:p>
          </table:table-cell>
          <table:table-cell table:style-name="ce7" table:formula="of:=[$priority_viz.H9]" office:value-type="float" office:value="0.514119402522543" calcext:value-type="float">
            <text:p>0.51</text:p>
          </table:table-cell>
          <table:table-cell table:style-name="ce7" table:formula="of:=[$priority_viz.I9]" office:value-type="float" office:value="0.303735965914522" calcext:value-type="float">
            <text:p>0.30</text:p>
          </table:table-cell>
          <table:table-cell table:style-name="ce7" table:formula="of:=[$priority_viz.J9]" office:value-type="float" office:value="0.173184720839543" calcext:value-type="float">
            <text:p>0.17</text:p>
          </table:table-cell>
          <table:table-cell table:style-name="ce7" table:formula="of:=[$priority_viz.E15]" office:value-type="float" office:value="0" calcext:value-type="float">
            <text:p>0.00</text:p>
          </table:table-cell>
          <table:table-cell table:style-name="ce7" table:formula="of:=[$priority_viz.F15]" office:value-type="float" office:value="-22.5560172657083" calcext:value-type="float">
            <text:p>-22.56</text:p>
          </table:table-cell>
          <table:table-cell table:style-name="ce7" table:formula="of:=[$priority_viz.G15]" office:value-type="float" office:value="0.0872612514225094" calcext:value-type="float">
            <text:p>0.09</text:p>
          </table:table-cell>
          <table:table-cell table:style-name="ce7" table:formula="of:=[$priority_viz.H15]" office:value-type="float" office:value="1.15655739360764" calcext:value-type="float">
            <text:p>1.16</text:p>
          </table:table-cell>
          <table:table-cell table:style-name="ce7" table:formula="of:=[$priority_viz.I15]" office:value-type="float" office:value="0.585904072429481" calcext:value-type="float">
            <text:p>0.59</text:p>
          </table:table-cell>
          <table:table-cell table:style-name="ce7" table:formula="of:=[$priority_viz.J15]" office:value-type="float" office:value="-0.408989886516166" calcext:value-type="float">
            <text:p>-0.41</text:p>
          </table:table-cell>
          <table:table-cell table:number-columns-repeated="1004"/>
        </table:table-row>
        <table:table-row table:style-name="ro1">
          <table:table-cell office:value-type="float" office:value="5" calcext:value-type="float" table:number-columns-spanned="1" table:number-rows-spanned="2">
            <text:p>5</text:p>
          </table:table-cell>
          <table:table-cell table:style-name="ce6" office:value-type="string" calcext:value-type="string">
            <text:p>both</text:p>
          </table:table-cell>
          <table:table-cell table:style-name="ce7" table:formula="of:=[$priority_viz.E4]" office:value-type="float" office:value="-8.10770400918943" calcext:value-type="float">
            <text:p>-8.11</text:p>
          </table:table-cell>
          <table:table-cell table:style-name="ce7" table:formula="of:=[$priority_viz.F4]" office:value-type="float" office:value="-37.0509271948759" calcext:value-type="float">
            <text:p>-37.05</text:p>
          </table:table-cell>
          <table:table-cell table:style-name="ce7" table:formula="of:=[$priority_viz.G4]" office:value-type="float" office:value="-0.867363463074106" calcext:value-type="float">
            <text:p>-0.87</text:p>
          </table:table-cell>
          <table:table-cell table:style-name="ce7" table:formula="of:=[$priority_viz.H4]" office:value-type="float" office:value="-3.80574871531299" calcext:value-type="float">
            <text:p>-3.81</text:p>
          </table:table-cell>
          <table:table-cell table:style-name="ce7" table:formula="of:=[$priority_viz.I4]" office:value-type="float" office:value="-5.22077518212544" calcext:value-type="float">
            <text:p>-5.22</text:p>
          </table:table-cell>
          <table:table-cell table:style-name="ce7" table:formula="of:=[$priority_viz.J4]" office:value-type="float" office:value="-0.676482462691789" calcext:value-type="float">
            <text:p>-0.68</text:p>
          </table:table-cell>
          <table:table-cell table:style-name="ce7" table:formula="of:=[$priority_viz.E10]" office:value-type="float" office:value="-4.15331193145904" calcext:value-type="float">
            <text:p>-4.15</text:p>
          </table:table-cell>
          <table:table-cell table:style-name="ce7" table:formula="of:=[$priority_viz.F10]" office:value-type="float" office:value="-30.5328516366903" calcext:value-type="float">
            <text:p>-30.53</text:p>
          </table:table-cell>
          <table:table-cell table:style-name="ce7" table:formula="of:=[$priority_viz.G10]" office:value-type="float" office:value="-0.264667595741551" calcext:value-type="float">
            <text:p>-0.26</text:p>
          </table:table-cell>
          <table:table-cell table:style-name="ce7" table:formula="of:=[$priority_viz.H10]" office:value-type="float" office:value="-2.41339904827001" calcext:value-type="float">
            <text:p>-2.41</text:p>
          </table:table-cell>
          <table:table-cell table:style-name="ce7" table:formula="of:=[$priority_viz.I10]" office:value-type="float" office:value="-2.81409142380651" calcext:value-type="float">
            <text:p>-2.81</text:p>
          </table:table-cell>
          <table:table-cell table:style-name="ce7" table:formula="of:=[$priority_viz.J10]" office:value-type="float" office:value="0.180278317446469" calcext:value-type="float">
            <text:p>0.18</text:p>
          </table:table-cell>
          <table:table-cell table:style-name="ce7" table:formula="of:=[$priority_viz.E16]" office:value-type="float" office:value="-0.999999999999999" calcext:value-type="float">
            <text:p>-1.00</text:p>
          </table:table-cell>
          <table:table-cell table:style-name="ce7" table:formula="of:=[$priority_viz.F16]" office:value-type="float" office:value="-26.594843202815" calcext:value-type="float">
            <text:p>-26.59</text:p>
          </table:table-cell>
          <table:table-cell table:style-name="ce7" table:formula="of:=[$priority_viz.G16]" office:value-type="float" office:value="0.303190535601621" calcext:value-type="float">
            <text:p>0.30</text:p>
          </table:table-cell>
          <table:table-cell table:style-name="ce7" table:formula="of:=[$priority_viz.H16]" office:value-type="float" office:value="2.41447773724247" calcext:value-type="float">
            <text:p>2.41</text:p>
          </table:table-cell>
          <table:table-cell table:style-name="ce7" table:formula="of:=[$priority_viz.I16]" office:value-type="float" office:value="0.601834465953474" calcext:value-type="float">
            <text:p>0.60</text:p>
          </table:table-cell>
          <table:table-cell table:style-name="ce7" table:formula="of:=[$priority_viz.J16]" office:value-type="float" office:value="0.0777130698966739" calcext:value-type="float">
            <text:p>0.08</text:p>
          </table:table-cell>
          <table:table-cell table:number-columns-repeated="1004"/>
        </table:table-row>
        <table:table-row table:style-name="ro1">
          <table:covered-table-cell/>
          <table:table-cell table:style-name="ce6" office:value-type="string" calcext:value-type="string">
            <text:p>engage</text:p>
          </table:table-cell>
          <table:table-cell table:style-name="ce7" table:formula="of:=[$priority_viz.E5]" office:value-type="float" office:value="-9.32570372679724" calcext:value-type="float">
            <text:p>-9.33</text:p>
          </table:table-cell>
          <table:table-cell table:style-name="ce7" table:formula="of:=[$priority_viz.F5]" office:value-type="float" office:value="-39.2595931072819" calcext:value-type="float">
            <text:p>-39.26</text:p>
          </table:table-cell>
          <table:table-cell table:style-name="ce7" table:formula="of:=[$priority_viz.G5]" office:value-type="float" office:value="-1.28258586348292" calcext:value-type="float">
            <text:p>-1.28</text:p>
          </table:table-cell>
          <table:table-cell table:style-name="ce7" table:formula="of:=[$priority_viz.H5]" office:value-type="float" office:value="-4.25799919738531" calcext:value-type="float">
            <text:p>-4.26</text:p>
          </table:table-cell>
          <table:table-cell table:style-name="ce7" table:formula="of:=[$priority_viz.I5]" office:value-type="float" office:value="-5.87243650925202" calcext:value-type="float">
            <text:p>-5.87</text:p>
          </table:table-cell>
          <table:table-cell table:style-name="ce7" table:formula="of:=[$priority_viz.J5]" office:value-type="float" office:value="-0.0227863261648286" calcext:value-type="float">
            <text:p>-0.02</text:p>
          </table:table-cell>
          <table:table-cell table:style-name="ce7" table:formula="of:=[$priority_viz.E11]" office:value-type="float" office:value="-4.13926228362999" calcext:value-type="float">
            <text:p>-4.14</text:p>
          </table:table-cell>
          <table:table-cell table:style-name="ce7" table:formula="of:=[$priority_viz.F11]" office:value-type="float" office:value="-30.3240420996357" calcext:value-type="float">
            <text:p>-30.32</text:p>
          </table:table-cell>
          <table:table-cell table:style-name="ce7" table:formula="of:=[$priority_viz.G11]" office:value-type="float" office:value="-0.398920007698863" calcext:value-type="float">
            <text:p>-0.40</text:p>
          </table:table-cell>
          <table:table-cell table:style-name="ce7" table:formula="of:=[$priority_viz.H11]" office:value-type="float" office:value="-1.09150156369856" calcext:value-type="float">
            <text:p>-1.09</text:p>
          </table:table-cell>
          <table:table-cell table:style-name="ce7" table:formula="of:=[$priority_viz.I11]" office:value-type="float" office:value="-1.71511510126962" calcext:value-type="float">
            <text:p>-1.72</text:p>
          </table:table-cell>
          <table:table-cell table:style-name="ce7" table:formula="of:=[$priority_viz.J11]" office:value-type="float" office:value="0.282880379667" calcext:value-type="float">
            <text:p>0.28</text:p>
          </table:table-cell>
          <table:table-cell table:style-name="ce7" table:formula="of:=[$priority_viz.E17]" office:value-type="float" office:value="-2.01465221053455" calcext:value-type="float">
            <text:p>-2.01</text:p>
          </table:table-cell>
          <table:table-cell table:style-name="ce7" table:formula="of:=[$priority_viz.F17]" office:value-type="float" office:value="-29.4001131818648" calcext:value-type="float">
            <text:p>-29.40</text:p>
          </table:table-cell>
          <table:table-cell table:style-name="ce7" table:formula="of:=[$priority_viz.G17]" office:value-type="float" office:value="-0.25704789930568" calcext:value-type="float">
            <text:p>-0.26</text:p>
          </table:table-cell>
          <table:table-cell table:style-name="ce7" table:formula="of:=[$priority_viz.H17]" office:value-type="float" office:value="-1.88374441956239" calcext:value-type="float">
            <text:p>-1.88</text:p>
          </table:table-cell>
          <table:table-cell table:style-name="ce7" table:formula="of:=[$priority_viz.I17]" office:value-type="float" office:value="-1.83462629942356" calcext:value-type="float">
            <text:p>-1.83</text:p>
          </table:table-cell>
          <table:table-cell table:style-name="ce7" table:formula="of:=[$priority_viz.J17]" office:value-type="float" office:value="-0.338688608679698" calcext:value-type="float">
            <text:p>-0.34</text:p>
          </table:table-cell>
          <table:table-cell table:number-columns-repeated="1004"/>
        </table:table-row>
        <table:table-row table:style-name="ro1">
          <table:table-cell office:value-type="float" office:value="11" calcext:value-type="float" table:number-columns-spanned="1" table:number-rows-spanned="2">
            <text:p>11</text:p>
          </table:table-cell>
          <table:table-cell table:style-name="ce6" office:value-type="string" calcext:value-type="string">
            <text:p>both </text:p>
          </table:table-cell>
          <table:table-cell table:style-name="ce7" table:formula="of:=[$priority_viz.E14]" office:value-type="float" office:value="0" calcext:value-type="float">
            <text:p>0.00</text:p>
          </table:table-cell>
          <table:table-cell table:style-name="ce7" table:formula="of:=[$priority_viz.F14]" office:value-type="float" office:value="-23.8275267509134" calcext:value-type="float">
            <text:p>-23.83</text:p>
          </table:table-cell>
          <table:table-cell table:style-name="ce7" table:formula="of:=[$priority_viz.G14]" office:value-type="float" office:value="-0.439455100623046" calcext:value-type="float">
            <text:p>-0.44</text:p>
          </table:table-cell>
          <table:table-cell table:style-name="ce7" table:formula="of:=[$priority_viz.H14]" office:value-type="float" office:value="0.428665656911887" calcext:value-type="float">
            <text:p>0.43</text:p>
          </table:table-cell>
          <table:table-cell table:style-name="ce7" table:formula="of:=[$priority_viz.I14]" office:value-type="float" office:value="1.73507095076503" calcext:value-type="float">
            <text:p>1.74</text:p>
          </table:table-cell>
          <table:table-cell table:style-name="ce7" table:formula="of:=[$priority_viz.J14]" office:value-type="float" office:value="-0.385596557731486" calcext:value-type="float">
            <text:p>-0.39</text:p>
          </table:table-cell>
          <table:table-cell table:style-name="ce7" table:formula="of:=[$priority_viz.E12]" office:value-type="float" office:value="-13.0551100124012" calcext:value-type="float">
            <text:p>-13.06</text:p>
          </table:table-cell>
          <table:table-cell table:style-name="ce7" table:formula="of:=[$priority_viz.F12]" office:value-type="float" office:value="-45.635430314031" calcext:value-type="float">
            <text:p>-45.64</text:p>
          </table:table-cell>
          <table:table-cell table:style-name="ce7" table:formula="of:=[$priority_viz.G12]" office:value-type="float" office:value="-2.89341575219966" calcext:value-type="float">
            <text:p>-2.89</text:p>
          </table:table-cell>
          <table:table-cell table:style-name="ce7" table:formula="of:=[$priority_viz.H12]" office:value-type="float" office:value="-6.94267988703237" calcext:value-type="float">
            <text:p>-6.94</text:p>
          </table:table-cell>
          <table:table-cell table:style-name="ce7" table:formula="of:=[$priority_viz.I12]" office:value-type="float" office:value="-8.39859369520266" calcext:value-type="float">
            <text:p>-8.40</text:p>
          </table:table-cell>
          <table:table-cell table:style-name="ce7" table:formula="of:=[$priority_viz.J12]" office:value-type="float" office:value="-0.360998552994522" calcext:value-type="float">
            <text:p>-0.36</text:p>
          </table:table-cell>
          <table:table-cell table:style-name="ce7" table:formula="of:=[$priority_viz.E17]" office:value-type="float" office:value="-2.01465221053455" calcext:value-type="float">
            <text:p>-2.01</text:p>
          </table:table-cell>
          <table:table-cell table:style-name="ce7" table:formula="of:=[$priority_viz.F17]" office:value-type="float" office:value="-29.4001131818648" calcext:value-type="float">
            <text:p>-29.40</text:p>
          </table:table-cell>
          <table:table-cell table:style-name="ce7" table:formula="of:=[$priority_viz.G17]" office:value-type="float" office:value="-0.25704789930568" calcext:value-type="float">
            <text:p>-0.26</text:p>
          </table:table-cell>
          <table:table-cell table:style-name="ce7" table:formula="of:=[$priority_viz.H17]" office:value-type="float" office:value="-1.88374441956239" calcext:value-type="float">
            <text:p>-1.88</text:p>
          </table:table-cell>
          <table:table-cell table:style-name="ce7" table:formula="of:=[$priority_viz.I17]" office:value-type="float" office:value="-1.83462629942356" calcext:value-type="float">
            <text:p>-1.83</text:p>
          </table:table-cell>
          <table:table-cell table:style-name="ce7" table:formula="of:=[$priority_viz.J17]" office:value-type="float" office:value="-0.338688608679698" calcext:value-type="float">
            <text:p>-0.34</text:p>
          </table:table-cell>
          <table:table-cell table:number-columns-repeated="1004"/>
        </table:table-row>
        <table:table-row table:style-name="ro1">
          <table:covered-table-cell/>
          <table:table-cell table:style-name="ce6" office:value-type="string" calcext:value-type="string">
            <text:p>engage</text:p>
          </table:table-cell>
          <table:table-cell table:style-name="ce7" table:formula="of:=[$priority_viz.E15]" office:value-type="float" office:value="0" calcext:value-type="float">
            <text:p>0.00</text:p>
          </table:table-cell>
          <table:table-cell table:style-name="ce7" table:formula="of:=[$priority_viz.F15]" office:value-type="float" office:value="-22.5560172657083" calcext:value-type="float">
            <text:p>-22.56</text:p>
          </table:table-cell>
          <table:table-cell table:style-name="ce7" table:formula="of:=[$priority_viz.G15]" office:value-type="float" office:value="0.0872612514225094" calcext:value-type="float">
            <text:p>0.09</text:p>
          </table:table-cell>
          <table:table-cell table:style-name="ce7" table:formula="of:=[$priority_viz.H15]" office:value-type="float" office:value="1.15655739360764" calcext:value-type="float">
            <text:p>1.16</text:p>
          </table:table-cell>
          <table:table-cell table:style-name="ce7" table:formula="of:=[$priority_viz.I15]" office:value-type="float" office:value="0.585904072429481" calcext:value-type="float">
            <text:p>0.59</text:p>
          </table:table-cell>
          <table:table-cell table:style-name="ce7" table:formula="of:=[$priority_viz.J15]" office:value-type="float" office:value="-0.408989886516166" calcext:value-type="float">
            <text:p>-0.41</text:p>
          </table:table-cell>
          <table:table-cell table:style-name="ce7" table:formula="of:=[$priority_viz.E13]" office:value-type="float" office:value="-17.8194020124947" calcext:value-type="float">
            <text:p>-17.82</text:p>
          </table:table-cell>
          <table:table-cell table:style-name="ce7" table:formula="of:=[$priority_viz.F13]" office:value-type="float" office:value="-47.6162727556859" calcext:value-type="float">
            <text:p>-47.62</text:p>
          </table:table-cell>
          <table:table-cell table:style-name="ce7" table:formula="of:=[$priority_viz.G13]" office:value-type="float" office:value="-4.84001092903647" calcext:value-type="float">
            <text:p>-4.84</text:p>
          </table:table-cell>
          <table:table-cell table:style-name="ce7" table:formula="of:=[$priority_viz.H13]" office:value-type="float" office:value="-12.6237703622027" calcext:value-type="float">
            <text:p>-12.62</text:p>
          </table:table-cell>
          <table:table-cell table:style-name="ce7" table:formula="of:=[$priority_viz.I13]" office:value-type="float" office:value="-15.2738220443531" calcext:value-type="float">
            <text:p>-15.27</text:p>
          </table:table-cell>
          <table:table-cell table:style-name="ce7" table:formula="of:=[$priority_viz.J13]" office:value-type="float" office:value="1.18171438637506" calcext:value-type="float">
            <text:p>1.18</text:p>
          </table:table-cell>
          <table:table-cell table:style-name="ce7" table:formula="of:=[$priority_viz.E18]" office:value-type="float" office:value="-6.11659692751889" calcext:value-type="float">
            <text:p>-6.12</text:p>
          </table:table-cell>
          <table:table-cell table:style-name="ce7" table:formula="of:=[$priority_viz.F18]" office:value-type="float" office:value="-22.029095109674" calcext:value-type="float">
            <text:p>-22.03</text:p>
          </table:table-cell>
          <table:table-cell table:style-name="ce7" table:formula="of:=[$priority_viz.G18]" office:value-type="float" office:value="-1.10671658501272" calcext:value-type="float">
            <text:p>-1.11</text:p>
          </table:table-cell>
          <table:table-cell table:style-name="ce7" table:formula="of:=[$priority_viz.H18]" office:value-type="float" office:value="-3.83075752321366" calcext:value-type="float">
            <text:p>-3.83</text:p>
          </table:table-cell>
          <table:table-cell table:style-name="ce7" table:formula="of:=[$priority_viz.I18]" office:value-type="float" office:value="-2.38689080320446" calcext:value-type="float">
            <text:p>-2.39</text:p>
          </table:table-cell>
          <table:table-cell table:style-name="ce7" table:formula="of:=[$priority_viz.J18]" office:value-type="float" office:value="-0.722383399945964" calcext:value-type="float">
            <text:p>-0.72</text:p>
          </table:table-cell>
          <table:table-cell table:number-columns-repeated="1004"/>
        </table:table-row>
        <table:table-row table:style-name="ro1" table:number-rows-repeated="2">
          <table:table-cell table:number-columns-repeated="2"/>
          <table:table-cell table:style-name="ce7" table:number-columns-repeated="18"/>
          <table:table-cell table:number-columns-repeated="1004"/>
        </table:table-row>
        <table:table-row table:style-name="ro1">
          <table:table-cell table:style-name="ce5" table:formula="of:=[$priority_viz.A20]" office:value-type="string" office:string-value="True" calcext:value-type="string">
            <text:p>True</text:p>
          </table:table-cell>
          <table:table-cell/>
          <table:table-cell table:style-name="ce7" table:number-columns-repeated="18"/>
          <table:table-cell table:number-columns-repeated="1004"/>
        </table:table-row>
        <table:table-row table:style-name="ro1">
          <table:table-cell office:value-type="float" office:value="1" calcext:value-type="float" table:number-columns-spanned="1" table:number-rows-spanned="2">
            <text:p>1</text:p>
          </table:table-cell>
          <table:table-cell table:style-name="ce6" office:value-type="string" calcext:value-type="string">
            <text:p>both</text:p>
          </table:table-cell>
          <table:table-cell table:style-name="ce7" table:formula="of:=[$priority_viz.E20]" office:value-type="float" office:value="-3.40631546904083" calcext:value-type="float">
            <text:p>-3.41</text:p>
          </table:table-cell>
          <table:table-cell table:style-name="ce7" table:formula="of:=[$priority_viz.F20]" office:value-type="float" office:value="-43.0008733822351" calcext:value-type="float">
            <text:p>-43.00</text:p>
          </table:table-cell>
          <table:table-cell table:style-name="ce7" table:formula="of:=[$priority_viz.G20]" office:value-type="float" office:value="-0.0253934490278863" calcext:value-type="float">
            <text:p>-0.03</text:p>
          </table:table-cell>
          <table:table-cell table:style-name="ce7" table:formula="of:=[$priority_viz.H20]" office:value-type="float" office:value="-1.96611964377383" calcext:value-type="float">
            <text:p>-1.97</text:p>
          </table:table-cell>
          <table:table-cell table:style-name="ce7" table:formula="of:=[$priority_viz.I20]" office:value-type="float" office:value="-2.3585670328159" calcext:value-type="float">
            <text:p>-2.36</text:p>
          </table:table-cell>
          <table:table-cell table:style-name="ce7" table:formula="of:=[$priority_viz.J20]" office:value-type="float" office:value="-0.124314524022947" calcext:value-type="float">
            <text:p>-0.12</text:p>
          </table:table-cell>
          <table:table-cell table:style-name="ce7" table:formula="of:=[$priority_viz.E26]" office:value-type="float" office:value="0" calcext:value-type="float">
            <text:p>0.00</text:p>
          </table:table-cell>
          <table:table-cell table:style-name="ce7" table:formula="of:=[$priority_viz.F26]" office:value-type="float" office:value="-34.556761502266" calcext:value-type="float">
            <text:p>-34.56</text:p>
          </table:table-cell>
          <table:table-cell table:style-name="ce7" table:formula="of:=[$priority_viz.G26]" office:value-type="float" office:value="-0.0516433099687815" calcext:value-type="float">
            <text:p>-0.05</text:p>
          </table:table-cell>
          <table:table-cell table:style-name="ce7" table:formula="of:=[$priority_viz.H26]" office:value-type="float" office:value="-1.28621283262274" calcext:value-type="float">
            <text:p>-1.29</text:p>
          </table:table-cell>
          <table:table-cell table:style-name="ce7" table:formula="of:=[$priority_viz.I26]" office:value-type="float" office:value="-1.23669780205979" calcext:value-type="float">
            <text:p>-1.24</text:p>
          </table:table-cell>
          <table:table-cell table:style-name="ce7" table:formula="of:=[$priority_viz.J26]" office:value-type="float" office:value="0.7164808022729" calcext:value-type="float">
            <text:p>0.72</text:p>
          </table:table-cell>
          <table:table-cell table:style-name="ce7" table:formula="of:=[$priority_viz.E14]" office:value-type="float" office:value="0" calcext:value-type="float">
            <text:p>0.00</text:p>
          </table:table-cell>
          <table:table-cell table:style-name="ce7" table:formula="of:=[$priority_viz.F14]" office:value-type="float" office:value="-23.8275267509134" calcext:value-type="float">
            <text:p>-23.83</text:p>
          </table:table-cell>
          <table:table-cell table:style-name="ce7" table:formula="of:=[$priority_viz.G14]" office:value-type="float" office:value="-0.439455100623046" calcext:value-type="float">
            <text:p>-0.44</text:p>
          </table:table-cell>
          <table:table-cell table:style-name="ce7" table:formula="of:=[$priority_viz.H14]" office:value-type="float" office:value="0.428665656911887" calcext:value-type="float">
            <text:p>0.43</text:p>
          </table:table-cell>
          <table:table-cell table:style-name="ce7" table:formula="of:=[$priority_viz.I14]" office:value-type="float" office:value="1.73507095076503" calcext:value-type="float">
            <text:p>1.74</text:p>
          </table:table-cell>
          <table:table-cell table:style-name="ce7" table:formula="of:=[$priority_viz.J14]" office:value-type="float" office:value="-0.385596557731486" calcext:value-type="float">
            <text:p>-0.39</text:p>
          </table:table-cell>
          <table:table-cell table:number-columns-repeated="1004"/>
        </table:table-row>
        <table:table-row table:style-name="ro1">
          <table:covered-table-cell/>
          <table:table-cell table:style-name="ce6" office:value-type="string" calcext:value-type="string">
            <text:p>engage</text:p>
          </table:table-cell>
          <table:table-cell table:style-name="ce7" table:formula="of:=[$priority_viz.E21]" office:value-type="float" office:value="-4.82446360767665" calcext:value-type="float">
            <text:p>-4.82</text:p>
          </table:table-cell>
          <table:table-cell table:style-name="ce7" table:formula="of:=[$priority_viz.F21]" office:value-type="float" office:value="-43.172654207956" calcext:value-type="float">
            <text:p>-43.17</text:p>
          </table:table-cell>
          <table:table-cell table:style-name="ce7" table:formula="of:=[$priority_viz.G21]" office:value-type="float" office:value="-0.359370032921418" calcext:value-type="float">
            <text:p>-0.36</text:p>
          </table:table-cell>
          <table:table-cell table:style-name="ce7" table:formula="of:=[$priority_viz.H21]" office:value-type="float" office:value="-0.887749516283284" calcext:value-type="float">
            <text:p>-0.89</text:p>
          </table:table-cell>
          <table:table-cell table:style-name="ce7" table:formula="of:=[$priority_viz.I21]" office:value-type="float" office:value="-1.17525321631917" calcext:value-type="float">
            <text:p>-1.18</text:p>
          </table:table-cell>
          <table:table-cell table:style-name="ce7" table:formula="of:=[$priority_viz.J21]" office:value-type="float" office:value="-1.3350463008588" calcext:value-type="float">
            <text:p>-1.34</text:p>
          </table:table-cell>
          <table:table-cell table:style-name="ce7" table:formula="of:=[$priority_viz.E27]" office:value-type="float" office:value="-0.999999999999999" calcext:value-type="float">
            <text:p>-1.00</text:p>
          </table:table-cell>
          <table:table-cell table:style-name="ce7" table:formula="of:=[$priority_viz.F27]" office:value-type="float" office:value="-34.5849056954517" calcext:value-type="float">
            <text:p>-34.58</text:p>
          </table:table-cell>
          <table:table-cell table:style-name="ce7" table:formula="of:=[$priority_viz.G27]" office:value-type="float" office:value="0.915389300344416" calcext:value-type="float">
            <text:p>0.92</text:p>
          </table:table-cell>
          <table:table-cell table:style-name="ce7" table:formula="of:=[$priority_viz.H27]" office:value-type="float" office:value="-0.0243640020894822" calcext:value-type="float">
            <text:p>-0.02</text:p>
          </table:table-cell>
          <table:table-cell table:style-name="ce7" table:formula="of:=[$priority_viz.I27]" office:value-type="float" office:value="-0.083040391807615" calcext:value-type="float">
            <text:p>-0.08</text:p>
          </table:table-cell>
          <table:table-cell table:style-name="ce7" table:formula="of:=[$priority_viz.J27]" office:value-type="float" office:value="0.390785837459249" calcext:value-type="float">
            <text:p>0.39</text:p>
          </table:table-cell>
          <table:table-cell table:style-name="ce7" table:formula="of:=[$priority_viz.E15]" office:value-type="float" office:value="0" calcext:value-type="float">
            <text:p>0.00</text:p>
          </table:table-cell>
          <table:table-cell table:style-name="ce7" table:formula="of:=[$priority_viz.F15]" office:value-type="float" office:value="-22.5560172657083" calcext:value-type="float">
            <text:p>-22.56</text:p>
          </table:table-cell>
          <table:table-cell table:style-name="ce7" table:formula="of:=[$priority_viz.G15]" office:value-type="float" office:value="0.0872612514225094" calcext:value-type="float">
            <text:p>0.09</text:p>
          </table:table-cell>
          <table:table-cell table:style-name="ce7" table:formula="of:=[$priority_viz.H15]" office:value-type="float" office:value="1.15655739360764" calcext:value-type="float">
            <text:p>1.16</text:p>
          </table:table-cell>
          <table:table-cell table:style-name="ce7" table:formula="of:=[$priority_viz.I15]" office:value-type="float" office:value="0.585904072429481" calcext:value-type="float">
            <text:p>0.59</text:p>
          </table:table-cell>
          <table:table-cell table:style-name="ce7" table:formula="of:=[$priority_viz.J15]" office:value-type="float" office:value="-0.408989886516166" calcext:value-type="float">
            <text:p>-0.41</text:p>
          </table:table-cell>
          <table:table-cell table:number-columns-repeated="1004"/>
        </table:table-row>
        <table:table-row table:style-name="ro1">
          <table:table-cell office:value-type="float" office:value="5" calcext:value-type="float" table:number-columns-spanned="1" table:number-rows-spanned="2">
            <text:p>5</text:p>
          </table:table-cell>
          <table:table-cell table:style-name="ce6" office:value-type="string" calcext:value-type="string">
            <text:p>both</text:p>
          </table:table-cell>
          <table:table-cell table:style-name="ce7" table:formula="of:=[$priority_viz.E22]" office:value-type="float" office:value="-5.08674748734395" calcext:value-type="float">
            <text:p>-5.09</text:p>
          </table:table-cell>
          <table:table-cell table:style-name="ce7" table:formula="of:=[$priority_viz.F22]" office:value-type="float" office:value="-36.0056821024724" calcext:value-type="float">
            <text:p>-36.01</text:p>
          </table:table-cell>
          <table:table-cell table:style-name="ce7" table:formula="of:=[$priority_viz.G22]" office:value-type="float" office:value="-1.78709926781514" calcext:value-type="float">
            <text:p>-1.79</text:p>
          </table:table-cell>
          <table:table-cell table:style-name="ce7" table:formula="of:=[$priority_viz.H22]" office:value-type="float" office:value="-0.72333361899631" calcext:value-type="float">
            <text:p>-0.72</text:p>
          </table:table-cell>
          <table:table-cell table:style-name="ce7" table:formula="of:=[$priority_viz.I22]" office:value-type="float" office:value="-1.38417550825457" calcext:value-type="float">
            <text:p>-1.38</text:p>
          </table:table-cell>
          <table:table-cell table:style-name="ce7" table:formula="of:=[$priority_viz.J22]" office:value-type="float" office:value="-0.849251854649067" calcext:value-type="float">
            <text:p>-0.85</text:p>
          </table:table-cell>
          <table:table-cell table:style-name="ce7" table:formula="of:=[$priority_viz.E28]" office:value-type="float" office:value="-4.51118447198894" calcext:value-type="float">
            <text:p>-4.51</text:p>
          </table:table-cell>
          <table:table-cell table:style-name="ce7" table:formula="of:=[$priority_viz.F28]" office:value-type="float" office:value="-30.1160132586516" calcext:value-type="float">
            <text:p>-30.12</text:p>
          </table:table-cell>
          <table:table-cell table:style-name="ce7" table:formula="of:=[$priority_viz.G28]" office:value-type="float" office:value="-1.58014131682343" calcext:value-type="float">
            <text:p>-1.58</text:p>
          </table:table-cell>
          <table:table-cell table:style-name="ce7" table:formula="of:=[$priority_viz.H28]" office:value-type="float" office:value="0.258505097346665" calcext:value-type="float">
            <text:p>0.26</text:p>
          </table:table-cell>
          <table:table-cell table:style-name="ce7" table:formula="of:=[$priority_viz.I28]" office:value-type="float" office:value="0.28843963707937" calcext:value-type="float">
            <text:p>0.29</text:p>
          </table:table-cell>
          <table:table-cell table:style-name="ce7" table:formula="of:=[$priority_viz.J28]" office:value-type="float" office:value="0.782709218516682" calcext:value-type="float">
            <text:p>0.78</text:p>
          </table:table-cell>
          <table:table-cell table:style-name="ce7" table:formula="of:=[$priority_viz.E34]" office:value-type="float" office:value="-1" calcext:value-type="float">
            <text:p>-1.00</text:p>
          </table:table-cell>
          <table:table-cell table:style-name="ce7" table:formula="of:=[$priority_viz.F34]" office:value-type="float" office:value="-25.8057022825978" calcext:value-type="float">
            <text:p>-25.81</text:p>
          </table:table-cell>
          <table:table-cell table:style-name="ce7" table:formula="of:=[$priority_viz.G34]" office:value-type="float" office:value="0.149100325449391" calcext:value-type="float">
            <text:p>0.15</text:p>
          </table:table-cell>
          <table:table-cell table:style-name="ce7" table:formula="of:=[$priority_viz.H34]" office:value-type="float" office:value="-0.303972782194339" calcext:value-type="float">
            <text:p>-0.30</text:p>
          </table:table-cell>
          <table:table-cell table:style-name="ce7" table:formula="of:=[$priority_viz.I34]" office:value-type="float" office:value="-0.45703382727481" calcext:value-type="float">
            <text:p>-0.46</text:p>
          </table:table-cell>
          <table:table-cell table:style-name="ce7" table:formula="of:=[$priority_viz.J34]" office:value-type="float" office:value="-0.138934986473883" calcext:value-type="float">
            <text:p>-0.14</text:p>
          </table:table-cell>
          <table:table-cell table:number-columns-repeated="1004"/>
        </table:table-row>
        <table:table-row table:style-name="ro1">
          <table:covered-table-cell/>
          <table:table-cell table:style-name="ce6" office:value-type="string" calcext:value-type="string">
            <text:p>engage</text:p>
          </table:table-cell>
          <table:table-cell table:style-name="ce7" table:formula="of:=[$priority_viz.E23]" office:value-type="float" office:value="-8.05208852011081" calcext:value-type="float">
            <text:p>-8.05</text:p>
          </table:table-cell>
          <table:table-cell table:style-name="ce7" table:formula="of:=[$priority_viz.F23]" office:value-type="float" office:value="-36.6520969880251" calcext:value-type="float">
            <text:p>-36.65</text:p>
          </table:table-cell>
          <table:table-cell table:style-name="ce7" table:formula="of:=[$priority_viz.G23]" office:value-type="float" office:value="-1.3616659154058" calcext:value-type="float">
            <text:p>-1.36</text:p>
          </table:table-cell>
          <table:table-cell table:style-name="ce7" table:formula="of:=[$priority_viz.H23]" office:value-type="float" office:value="-2.52534601616058" calcext:value-type="float">
            <text:p>-2.53</text:p>
          </table:table-cell>
          <table:table-cell table:style-name="ce7" table:formula="of:=[$priority_viz.I23]" office:value-type="float" office:value="-4.07794488437897" calcext:value-type="float">
            <text:p>-4.08</text:p>
          </table:table-cell>
          <table:table-cell table:style-name="ce7" table:formula="of:=[$priority_viz.J23]" office:value-type="float" office:value="0.788284506472803" calcext:value-type="float">
            <text:p>0.79</text:p>
          </table:table-cell>
          <table:table-cell table:style-name="ce7" table:formula="of:=[$priority_viz.E29]" office:value-type="float" office:value="-5.53774924194538" calcext:value-type="float">
            <text:p>-5.54</text:p>
          </table:table-cell>
          <table:table-cell table:style-name="ce7" table:formula="of:=[$priority_viz.F29]" office:value-type="float" office:value="-28.2344587289826" calcext:value-type="float">
            <text:p>-28.23</text:p>
          </table:table-cell>
          <table:table-cell table:style-name="ce7" table:formula="of:=[$priority_viz.G29]" office:value-type="float" office:value="-0.518528781568808" calcext:value-type="float">
            <text:p>-0.52</text:p>
          </table:table-cell>
          <table:table-cell table:style-name="ce7" table:formula="of:=[$priority_viz.H29]" office:value-type="float" office:value="-0.650635643401052" calcext:value-type="float">
            <text:p>-0.65</text:p>
          </table:table-cell>
          <table:table-cell table:style-name="ce7" table:formula="of:=[$priority_viz.I29]" office:value-type="float" office:value="-0.845416880893823" calcext:value-type="float">
            <text:p>-0.85</text:p>
          </table:table-cell>
          <table:table-cell table:style-name="ce7" table:formula="of:=[$priority_viz.J29]" office:value-type="float" office:value="1.12861551005345" calcext:value-type="float">
            <text:p>1.13</text:p>
          </table:table-cell>
          <table:table-cell table:style-name="ce7" table:formula="of:=[$priority_viz.E35]" office:value-type="float" office:value="-2.89199522192489" calcext:value-type="float">
            <text:p>-2.89</text:p>
          </table:table-cell>
          <table:table-cell table:style-name="ce7" table:formula="of:=[$priority_viz.F35]" office:value-type="float" office:value="-24.9876692359681" calcext:value-type="float">
            <text:p>-24.99</text:p>
          </table:table-cell>
          <table:table-cell table:style-name="ce7" table:formula="of:=[$priority_viz.G35]" office:value-type="float" office:value="-0.999048686432537" calcext:value-type="float">
            <text:p>-1.00</text:p>
          </table:table-cell>
          <table:table-cell table:style-name="ce7" table:formula="of:=[$priority_viz.H35]" office:value-type="float" office:value="-0.200575450657216" calcext:value-type="float">
            <text:p>-0.20</text:p>
          </table:table-cell>
          <table:table-cell table:style-name="ce7" table:formula="of:=[$priority_viz.I35]" office:value-type="float" office:value="-0.344876620903453" calcext:value-type="float">
            <text:p>-0.34</text:p>
          </table:table-cell>
          <table:table-cell table:style-name="ce7" table:formula="of:=[$priority_viz.J35]" office:value-type="float" office:value="1.35577727182052" calcext:value-type="float">
            <text:p>1.36</text:p>
          </table:table-cell>
          <table:table-cell table:number-columns-repeated="1004"/>
        </table:table-row>
        <table:table-row table:style-name="ro1">
          <table:table-cell office:value-type="float" office:value="11" calcext:value-type="float" table:number-columns-spanned="1" table:number-rows-spanned="2">
            <text:p>11</text:p>
          </table:table-cell>
          <table:table-cell table:style-name="ce6" office:value-type="string" calcext:value-type="string">
            <text:p>both </text:p>
          </table:table-cell>
          <table:table-cell table:style-name="ce7" table:formula="of:=[$priority_viz.E24]" office:value-type="float" office:value="-15.9855374656258" calcext:value-type="float">
            <text:p>-15.99</text:p>
          </table:table-cell>
          <table:table-cell table:style-name="ce7" table:formula="of:=[$priority_viz.F24]" office:value-type="float" office:value="-47.3168926503783" calcext:value-type="float">
            <text:p>-47.32</text:p>
          </table:table-cell>
          <table:table-cell table:style-name="ce7" table:formula="of:=[$priority_viz.G24]" office:value-type="float" office:value="-5.42498651093612" calcext:value-type="float">
            <text:p>-5.42</text:p>
          </table:table-cell>
          <table:table-cell table:style-name="ce7" table:formula="of:=[$priority_viz.H24]" office:value-type="float" office:value="-5.33722002821369" calcext:value-type="float">
            <text:p>-5.34</text:p>
          </table:table-cell>
          <table:table-cell table:style-name="ce7" table:formula="of:=[$priority_viz.I24]" office:value-type="float" office:value="-7.72568892604491" calcext:value-type="float">
            <text:p>-7.73</text:p>
          </table:table-cell>
          <table:table-cell table:style-name="ce7" table:formula="of:=[$priority_viz.J24]" office:value-type="float" office:value="-0.307663275731993" calcext:value-type="float">
            <text:p>-0.31</text:p>
          </table:table-cell>
          <table:table-cell table:style-name="ce7" table:formula="of:=[$priority_viz.E30]" office:value-type="float" office:value="-13.2641541201089" calcext:value-type="float">
            <text:p>-13.26</text:p>
          </table:table-cell>
          <table:table-cell table:style-name="ce7" table:formula="of:=[$priority_viz.F30]" office:value-type="float" office:value="-42.0000336903982" calcext:value-type="float">
            <text:p>-42.00</text:p>
          </table:table-cell>
          <table:table-cell table:style-name="ce7" table:formula="of:=[$priority_viz.G30]" office:value-type="float" office:value="-2.71769920654335" calcext:value-type="float">
            <text:p>-2.72</text:p>
          </table:table-cell>
          <table:table-cell table:style-name="ce7" table:formula="of:=[$priority_viz.H30]" office:value-type="float" office:value="-2.59542963210369" calcext:value-type="float">
            <text:p>-2.60</text:p>
          </table:table-cell>
          <table:table-cell table:style-name="ce7" table:formula="of:=[$priority_viz.I30]" office:value-type="float" office:value="-3.67156740418061" calcext:value-type="float">
            <text:p>-3.67</text:p>
          </table:table-cell>
          <table:table-cell table:style-name="ce7" table:formula="of:=[$priority_viz.J30]" office:value-type="float" office:value="-0.856769110961025" calcext:value-type="float">
            <text:p>-0.86</text:p>
          </table:table-cell>
          <table:table-cell table:style-name="ce7" table:formula="of:=[$priority_viz.E36]" office:value-type="float" office:value="-7.64313022937291" calcext:value-type="float">
            <text:p>-7.64</text:p>
          </table:table-cell>
          <table:table-cell table:style-name="ce7" table:formula="of:=[$priority_viz.F36]" office:value-type="float" office:value="-24.5950394228414" calcext:value-type="float">
            <text:p>-24.60</text:p>
          </table:table-cell>
          <table:table-cell table:style-name="ce7" table:formula="of:=[$priority_viz.G36]" office:value-type="float" office:value="-1.02925283701877" calcext:value-type="float">
            <text:p>-1.03</text:p>
          </table:table-cell>
          <table:table-cell table:style-name="ce7" table:formula="of:=[$priority_viz.H36]" office:value-type="float" office:value="-0.3917196969715" calcext:value-type="float">
            <text:p>-0.39</text:p>
          </table:table-cell>
          <table:table-cell table:style-name="ce7" table:formula="of:=[$priority_viz.I36]" office:value-type="float" office:value="-0.693021227866638" calcext:value-type="float">
            <text:p>-0.69</text:p>
          </table:table-cell>
          <table:table-cell table:style-name="ce7" table:formula="of:=[$priority_viz.J36]" office:value-type="float" office:value="-0.0366001601817472" calcext:value-type="float">
            <text:p>-0.04</text:p>
          </table:table-cell>
          <table:table-cell table:number-columns-repeated="1004"/>
        </table:table-row>
        <table:table-row table:style-name="ro1">
          <table:covered-table-cell/>
          <table:table-cell table:style-name="ce6" office:value-type="string" calcext:value-type="string">
            <text:p>engage</text:p>
          </table:table-cell>
          <table:table-cell table:style-name="ce7" table:formula="of:=[$priority_viz.E25]" office:value-type="float" office:value="-17.5522797588272" calcext:value-type="float">
            <text:p>-17.55</text:p>
          </table:table-cell>
          <table:table-cell table:style-name="ce7" table:formula="of:=[$priority_viz.F25]" office:value-type="float" office:value="-55.8802716830243" calcext:value-type="float">
            <text:p>-55.88</text:p>
          </table:table-cell>
          <table:table-cell table:style-name="ce7" table:formula="of:=[$priority_viz.G25]" office:value-type="float" office:value="-11.2280904692114" calcext:value-type="float">
            <text:p>-11.23</text:p>
          </table:table-cell>
          <table:table-cell table:style-name="ce7" table:formula="of:=[$priority_viz.H25]" office:value-type="float" office:value="-10.9121427778889" calcext:value-type="float">
            <text:p>-10.91</text:p>
          </table:table-cell>
          <table:table-cell table:style-name="ce7" table:formula="of:=[$priority_viz.I25]" office:value-type="float" office:value="-13.1927236926823" calcext:value-type="float">
            <text:p>-13.19</text:p>
          </table:table-cell>
          <table:table-cell table:style-name="ce7" table:formula="of:=[$priority_viz.J25]" office:value-type="float" office:value="-0.141757595983976" calcext:value-type="float">
            <text:p>-0.14</text:p>
          </table:table-cell>
          <table:table-cell table:style-name="ce7" table:formula="of:=[$priority_viz.E31]" office:value-type="float" office:value="-13.0045240996671" calcext:value-type="float">
            <text:p>-13.00</text:p>
          </table:table-cell>
          <table:table-cell table:style-name="ce7" table:formula="of:=[$priority_viz.F31]" office:value-type="float" office:value="-47.3683605653536" calcext:value-type="float">
            <text:p>-47.37</text:p>
          </table:table-cell>
          <table:table-cell table:style-name="ce7" table:formula="of:=[$priority_viz.G31]" office:value-type="float" office:value="-4.90927047371281" calcext:value-type="float">
            <text:p>-4.91</text:p>
          </table:table-cell>
          <table:table-cell table:style-name="ce7" table:formula="of:=[$priority_viz.H31]" office:value-type="float" office:value="-4.29476462275159" calcext:value-type="float">
            <text:p>-4.29</text:p>
          </table:table-cell>
          <table:table-cell table:style-name="ce7" table:formula="of:=[$priority_viz.I31]" office:value-type="float" office:value="-5.5012636671035" calcext:value-type="float">
            <text:p>-5.50</text:p>
          </table:table-cell>
          <table:table-cell table:style-name="ce7" table:formula="of:=[$priority_viz.J31]" office:value-type="float" office:value="0.344813075064106" calcext:value-type="float">
            <text:p>0.34</text:p>
          </table:table-cell>
          <table:table-cell table:style-name="ce7" table:formula="of:=[$priority_viz.E37]" office:value-type="float" office:value="-17.4885981093336" calcext:value-type="float">
            <text:p>-17.49</text:p>
          </table:table-cell>
          <table:table-cell table:style-name="ce7" table:formula="of:=[$priority_viz.F37]" office:value-type="float" office:value="-25.2471274476727" calcext:value-type="float">
            <text:p>-25.25</text:p>
          </table:table-cell>
          <table:table-cell table:style-name="ce7" table:formula="of:=[$priority_viz.G37]" office:value-type="float" office:value="-2.40475376327775" calcext:value-type="float">
            <text:p>-2.40</text:p>
          </table:table-cell>
          <table:table-cell table:style-name="ce7" table:formula="of:=[$priority_viz.H37]" office:value-type="float" office:value="-0.513365591922293" calcext:value-type="float">
            <text:p>-0.51</text:p>
          </table:table-cell>
          <table:table-cell table:style-name="ce7" table:formula="of:=[$priority_viz.I37]" office:value-type="float" office:value="-1.0190543724713" calcext:value-type="float">
            <text:p>-1.02</text:p>
          </table:table-cell>
          <table:table-cell table:style-name="ce7" table:formula="of:=[$priority_viz.J37]" office:value-type="float" office:value="-0.839188495740253" calcext:value-type="float">
            <text:p>-0.84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style-name="ce8" table:number-columns-repeated="18"/>
          <table:table-cell table:number-columns-repeated="1004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priority_map.C3:priority_map.T17">
            <calcext:condition calcext:apply-style-name="degraded" calcext:value="&lt;-2.412" calcext:base-cell-address="policy_map.C3"/>
            <calcext:condition calcext:apply-style-name="improved" calcext:value="&gt;2.412" calcext:base-cell-address="policy_map.C3"/>
          </calcext:conditional-format>
          <calcext:conditional-format calcext:target-range-address="priority_map.C18:priority_map.T18">
            <calcext:condition calcext:apply-style-name="degraded" calcext:value="&lt;-2.412" calcext:base-cell-address="policy_map.C3"/>
            <calcext:condition calcext:apply-style-name="improved" calcext:value="&gt;2.412" calcext:base-cell-address="policy_map.C3"/>
          </calcext:conditional-format>
        </calcext:conditional-formats>
      </table:table>
      <table:table table:name="policy_dataset" table:style-name="ta1">
        <table:table-column table:style-name="co10" table:default-cell-style-name="ce1"/>
        <table:table-column table:style-name="co10" table:number-columns-repeated="1023" table:default-cell-style-name="Default"/>
        <table:table-row table:style-name="ro1">
          <table:table-cell table:style-name="Default" office:value-type="string" calcext:value-type="string">
            <text:p>randomisedchattiness</text:p>
          </table:table-cell>
          <table:table-cell office:value-type="string" calcext:value-type="string">
            <text:p>globalchattiness</text:p>
          </table:table-cell>
          <table:table-cell office:value-type="string" calcext:value-type="string">
            <text:p>intimacystrength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ropouts_bve</text:p>
          </table:table-cell>
          <table:table-cell office:value-type="string" calcext:value-type="string">
            <text:p>ms_t_bve</text:p>
          </table:table-cell>
          <table:table-cell office:value-type="string" calcext:value-type="string">
            <text:p>nc_t_bve</text:p>
          </table:table-cell>
          <table:table-cell office:value-type="string" calcext:value-type="string">
            <text:p>totalcomments_bve</text:p>
          </table:table-cell>
          <table:table-cell office:value-type="string" calcext:value-type="string">
            <text:p>totalmembershipstrength_bve</text:p>
          </table:table-cell>
          <table:table-cell office:value-type="string" calcext:value-type="string">
            <text:p>mgmteffort_bve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er</text:p>
          </table:table-cell>
          <table:table-cell office:value-type="float" office:value="0" calcext:value-type="float">
            <text:p>0</text:p>
          </table:table-cell>
          <table:table-cell office:value-type="float" office:value="2.37218251543546" calcext:value-type="float">
            <text:p>2.37218251543546</text:p>
          </table:table-cell>
          <table:table-cell office:value-type="float" office:value="-0.144000999251778" calcext:value-type="float">
            <text:p>-0.144000999251778</text:p>
          </table:table-cell>
          <table:table-cell office:value-type="float" office:value="1.2341624513404" calcext:value-type="float">
            <text:p>1.2341624513404</text:p>
          </table:table-cell>
          <table:table-cell office:value-type="float" office:value="5.68032261758488" calcext:value-type="float">
            <text:p>5.68032261758488</text:p>
          </table:table-cell>
          <table:table-cell office:value-type="float" office:value="-161.576323140513" calcext:value-type="float">
            <text:p>-161.5763231405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 active</text:p>
          </table:table-cell>
          <table:table-cell office:value-type="float" office:value="1.96859693141204" calcext:value-type="float">
            <text:p>1.96859693141204</text:p>
          </table:table-cell>
          <table:table-cell office:value-type="float" office:value="3.8221208508039" calcext:value-type="float">
            <text:p>3.8221208508039</text:p>
          </table:table-cell>
          <table:table-cell office:value-type="float" office:value="0.189848608119892" calcext:value-type="float">
            <text:p>0.189848608119892</text:p>
          </table:table-cell>
          <table:table-cell office:value-type="float" office:value="0.108914448703492" calcext:value-type="float">
            <text:p>0.108914448703492</text:p>
          </table:table-cell>
          <table:table-cell office:value-type="float" office:value="5.42994617715438" calcext:value-type="float">
            <text:p>5.42994617715438</text:p>
          </table:table-cell>
          <table:table-cell office:value-type="float" office:value="-164.465853638718" calcext:value-type="float">
            <text:p>-164.46585363871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er</text:p>
          </table:table-cell>
          <table:table-cell office:value-type="float" office:value="0" calcext:value-type="float">
            <text:p>0</text:p>
          </table:table-cell>
          <table:table-cell office:value-type="float" office:value="2.66064334768251" calcext:value-type="float">
            <text:p>2.66064334768251</text:p>
          </table:table-cell>
          <table:table-cell office:value-type="float" office:value="-0.773948052592871" calcext:value-type="float">
            <text:p>-0.773948052592871</text:p>
          </table:table-cell>
          <table:table-cell office:value-type="float" office:value="-0.209546284222678" calcext:value-type="float">
            <text:p>-0.209546284222678</text:p>
          </table:table-cell>
          <table:table-cell office:value-type="float" office:value="8.67689041970652" calcext:value-type="float">
            <text:p>8.67689041970652</text:p>
          </table:table-cell>
          <table:table-cell office:value-type="float" office:value="-176.968486429237" calcext:value-type="float">
            <text:p>-176.9684864292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 active</text:p>
          </table:table-cell>
          <table:table-cell office:value-type="float" office:value="1.7999482595073" calcext:value-type="float">
            <text:p>1.7999482595073</text:p>
          </table:table-cell>
          <table:table-cell office:value-type="float" office:value="3.11919866179579" calcext:value-type="float">
            <text:p>3.11919866179579</text:p>
          </table:table-cell>
          <table:table-cell office:value-type="float" office:value="-0.15847037926086" calcext:value-type="float">
            <text:p>-0.15847037926086</text:p>
          </table:table-cell>
          <table:table-cell office:value-type="float" office:value="0.512827848175693" calcext:value-type="float">
            <text:p>0.512827848175693</text:p>
          </table:table-cell>
          <table:table-cell office:value-type="float" office:value="7.40777338276503" calcext:value-type="float">
            <text:p>7.40777338276503</text:p>
          </table:table-cell>
          <table:table-cell office:value-type="float" office:value="-187.0487161608" calcext:value-type="float">
            <text:p>-187.048716160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wer</text:p>
          </table:table-cell>
          <table:table-cell office:value-type="float" office:value="0.999999999999999" calcext:value-type="float">
            <text:p>0.999999999999999</text:p>
          </table:table-cell>
          <table:table-cell office:value-type="float" office:value="2.87721626768487" calcext:value-type="float">
            <text:p>2.87721626768487</text:p>
          </table:table-cell>
          <table:table-cell office:value-type="float" office:value="0.477824169625578" calcext:value-type="float">
            <text:p>0.477824169625578</text:p>
          </table:table-cell>
          <table:table-cell office:value-type="float" office:value="0.166003600993757" calcext:value-type="float">
            <text:p>0.166003600993757</text:p>
          </table:table-cell>
          <table:table-cell office:value-type="float" office:value="4.44828790369332" calcext:value-type="float">
            <text:p>4.44828790369332</text:p>
          </table:table-cell>
          <table:table-cell office:value-type="float" office:value="-145.14807238121" calcext:value-type="float">
            <text:p>-145.1480723812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e active</text:p>
          </table:table-cell>
          <table:table-cell office:value-type="float" office:value="3.94641793502367" calcext:value-type="float">
            <text:p>3.94641793502367</text:p>
          </table:table-cell>
          <table:table-cell office:value-type="float" office:value="3.83958888079773" calcext:value-type="float">
            <text:p>3.83958888079773</text:p>
          </table:table-cell>
          <table:table-cell office:value-type="float" office:value="0.0544404435367992" calcext:value-type="float">
            <text:p>0.054440443536799</text:p>
          </table:table-cell>
          <table:table-cell office:value-type="float" office:value="1.96315786535671" calcext:value-type="float">
            <text:p>1.96315786535671</text:p>
          </table:table-cell>
          <table:table-cell office:value-type="float" office:value="7.56167879265128" calcext:value-type="float">
            <text:p>7.56167879265128</text:p>
          </table:table-cell>
          <table:table-cell office:value-type="float" office:value="-188.905831481752" calcext:value-type="float">
            <text:p>-188.9058314817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wer</text:p>
          </table:table-cell>
          <table:table-cell office:value-type="float" office:value="0" calcext:value-type="float">
            <text:p>0</text:p>
          </table:table-cell>
          <table:table-cell office:value-type="float" office:value="1.583496927025" calcext:value-type="float">
            <text:p>1.583496927025</text:p>
          </table:table-cell>
          <table:table-cell office:value-type="float" office:value="0.433463961024461" calcext:value-type="float">
            <text:p>0.433463961024461</text:p>
          </table:table-cell>
          <table:table-cell office:value-type="float" office:value="-0.698939453896105" calcext:value-type="float">
            <text:p>-0.698939453896105</text:p>
          </table:table-cell>
          <table:table-cell office:value-type="float" office:value="6.48397125388349" calcext:value-type="float">
            <text:p>6.48397125388349</text:p>
          </table:table-cell>
          <table:table-cell office:value-type="float" office:value="-185.16921293635" calcext:value-type="float">
            <text:p>-185.1692129363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0.1" calcext:value-type="float">
            <text:p>0.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e active</text:p>
          </table:table-cell>
          <table:table-cell office:value-type="float" office:value="4.86554477114982" calcext:value-type="float">
            <text:p>4.86554477114982</text:p>
          </table:table-cell>
          <table:table-cell office:value-type="float" office:value="4.35868605974242" calcext:value-type="float">
            <text:p>4.35868605974242</text:p>
          </table:table-cell>
          <table:table-cell office:value-type="float" office:value="0.851955870124421" calcext:value-type="float">
            <text:p>0.851955870124421</text:p>
          </table:table-cell>
          <table:table-cell office:value-type="float" office:value="0.664581118568372" calcext:value-type="float">
            <text:p>0.664581118568372</text:p>
          </table:table-cell>
          <table:table-cell office:value-type="float" office:value="7.7583327702258" calcext:value-type="float">
            <text:p>7.7583327702258</text:p>
          </table:table-cell>
          <table:table-cell office:value-type="float" office:value="-183.96220412294" calcext:value-type="float">
            <text:p>-183.9622041229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wer</text:p>
          </table:table-cell>
          <table:table-cell office:value-type="float" office:value="1.17083770316484" calcext:value-type="float">
            <text:p>1.17083770316484</text:p>
          </table:table-cell>
          <table:table-cell office:value-type="float" office:value="1.43316304244659" calcext:value-type="float">
            <text:p>1.43316304244659</text:p>
          </table:table-cell>
          <table:table-cell office:value-type="float" office:value="0.00452206129131758" calcext:value-type="float">
            <text:p>0.004522061291318</text:p>
          </table:table-cell>
          <table:table-cell office:value-type="float" office:value="0.0916394487241985" calcext:value-type="float">
            <text:p>0.091639448724199</text:p>
          </table:table-cell>
          <table:table-cell office:value-type="float" office:value="4.14661747874106" calcext:value-type="float">
            <text:p>4.14661747874106</text:p>
          </table:table-cell>
          <table:table-cell office:value-type="float" office:value="-178.735133179165" calcext:value-type="float">
            <text:p>-178.73513317916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re active</text:p>
          </table:table-cell>
          <table:table-cell office:value-type="float" office:value="8.65251132048758" calcext:value-type="float">
            <text:p>8.65251132048758</text:p>
          </table:table-cell>
          <table:table-cell office:value-type="float" office:value="11.9189517869099" calcext:value-type="float">
            <text:p>11.9189517869099</text:p>
          </table:table-cell>
          <table:table-cell office:value-type="float" office:value="5.83540090237229" calcext:value-type="float">
            <text:p>5.83540090237229</text:p>
          </table:table-cell>
          <table:table-cell office:value-type="float" office:value="6.15933485008971" calcext:value-type="float">
            <text:p>6.15933485008971</text:p>
          </table:table-cell>
          <table:table-cell office:value-type="float" office:value="9.28203121027808" calcext:value-type="float">
            <text:p>9.28203121027808</text:p>
          </table:table-cell>
          <table:table-cell office:value-type="float" office:value="-156.455995849489" calcext:value-type="float">
            <text:p>-156.4559958494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wer</text:p>
          </table:table-cell>
          <table:table-cell office:value-type="float" office:value="0" calcext:value-type="float">
            <text:p>0</text:p>
          </table:table-cell>
          <table:table-cell office:value-type="float" office:value="3.24853570188928" calcext:value-type="float">
            <text:p>3.24853570188928</text:p>
          </table:table-cell>
          <table:table-cell office:value-type="float" office:value="0.0749207146671386" calcext:value-type="float">
            <text:p>0.074920714667139</text:p>
          </table:table-cell>
          <table:table-cell office:value-type="float" office:value="-1.88474483412403" calcext:value-type="float">
            <text:p>-1.88474483412403</text:p>
          </table:table-cell>
          <table:table-cell office:value-type="float" office:value="5.76584748499341" calcext:value-type="float">
            <text:p>5.76584748499341</text:p>
          </table:table-cell>
          <table:table-cell office:value-type="float" office:value="-163.313311400746" calcext:value-type="float">
            <text:p>-163.31331140074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0.1" calcext:value-type="float">
            <text:p>0.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re active</text:p>
          </table:table-cell>
          <table:table-cell office:value-type="float" office:value="9.83427308579306" calcext:value-type="float">
            <text:p>9.83427308579306</text:p>
          </table:table-cell>
          <table:table-cell office:value-type="float" office:value="14.4038446354546" calcext:value-type="float">
            <text:p>14.4038446354546</text:p>
          </table:table-cell>
          <table:table-cell office:value-type="float" office:value="6.35901740005659" calcext:value-type="float">
            <text:p>6.35901740005659</text:p>
          </table:table-cell>
          <table:table-cell office:value-type="float" office:value="8.50096470133077" calcext:value-type="float">
            <text:p>8.50096470133077</text:p>
          </table:table-cell>
          <table:table-cell office:value-type="float" office:value="11.4126152929683" calcext:value-type="float">
            <text:p>11.4126152929683</text:p>
          </table:table-cell>
          <table:table-cell office:value-type="float" office:value="-207.757645599191" calcext:value-type="float">
            <text:p>-207.75764559919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er</text:p>
          </table:table-cell>
          <table:table-cell office:value-type="float" office:value="0" calcext:value-type="float">
            <text:p>0</text:p>
          </table:table-cell>
          <table:table-cell office:value-type="float" office:value="1.82327354016636" calcext:value-type="float">
            <text:p>1.82327354016636</text:p>
          </table:table-cell>
          <table:table-cell office:value-type="float" office:value="0.28066231825325" calcext:value-type="float">
            <text:p>0.28066231825325</text:p>
          </table:table-cell>
          <table:table-cell office:value-type="float" office:value="0.984847945302326" calcext:value-type="float">
            <text:p>0.984847945302326</text:p>
          </table:table-cell>
          <table:table-cell office:value-type="float" office:value="3.42900426091683" calcext:value-type="float">
            <text:p>3.42900426091683</text:p>
          </table:table-cell>
          <table:table-cell office:value-type="float" office:value="-172.241426332301" calcext:value-type="float">
            <text:p>-172.24142633230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 active</text:p>
          </table:table-cell>
          <table:table-cell office:value-type="float" office:value="0.999999999999999" calcext:value-type="float">
            <text:p>0.999999999999999</text:p>
          </table:table-cell>
          <table:table-cell office:value-type="float" office:value="2.38323732028838" calcext:value-type="float">
            <text:p>2.38323732028838</text:p>
          </table:table-cell>
          <table:table-cell office:value-type="float" office:value="-0.686974559125028" calcext:value-type="float">
            <text:p>-0.686974559125028</text:p>
          </table:table-cell>
          <table:table-cell office:value-type="float" office:value="-0.296927272847813" calcext:value-type="float">
            <text:p>-0.296927272847813</text:p>
          </table:table-cell>
          <table:table-cell office:value-type="float" office:value="2.32063968987868" calcext:value-type="float">
            <text:p>2.32063968987868</text:p>
          </table:table-cell>
          <table:table-cell office:value-type="float" office:value="-178.013373107537" calcext:value-type="float">
            <text:p>-178.01337310753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er</text:p>
          </table:table-cell>
          <table:table-cell office:value-type="float" office:value="0" calcext:value-type="float">
            <text:p>0</text:p>
          </table:table-cell>
          <table:table-cell office:value-type="float" office:value="2.4230611769507" calcext:value-type="float">
            <text:p>2.4230611769507</text:p>
          </table:table-cell>
          <table:table-cell office:value-type="float" office:value="0.0591723632458692" calcext:value-type="float">
            <text:p>0.059172363245869</text:p>
          </table:table-cell>
          <table:table-cell office:value-type="float" office:value="0.933671320761554" calcext:value-type="float">
            <text:p>0.933671320761554</text:p>
          </table:table-cell>
          <table:table-cell office:value-type="float" office:value="7.31792413063815" calcext:value-type="float">
            <text:p>7.31792413063815</text:p>
          </table:table-cell>
          <table:table-cell office:value-type="float" office:value="-196.185516157689" calcext:value-type="float">
            <text:p>-196.18551615768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 active</text:p>
          </table:table-cell>
          <table:table-cell office:value-type="float" office:value="0" calcext:value-type="float">
            <text:p>0</text:p>
          </table:table-cell>
          <table:table-cell office:value-type="float" office:value="2.49761685842143" calcext:value-type="float">
            <text:p>2.49761685842143</text:p>
          </table:table-cell>
          <table:table-cell office:value-type="float" office:value="0.0161669039833995" calcext:value-type="float">
            <text:p>0.0161669039834</text:p>
          </table:table-cell>
          <table:table-cell office:value-type="float" office:value="-0.319396765628671" calcext:value-type="float">
            <text:p>-0.319396765628671</text:p>
          </table:table-cell>
          <table:table-cell office:value-type="float" office:value="6.73573036751502" calcext:value-type="float">
            <text:p>6.73573036751502</text:p>
          </table:table-cell>
          <table:table-cell office:value-type="float" office:value="-218.854160433469" calcext:value-type="float">
            <text:p>-218.85416043346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wer</text:p>
          </table:table-cell>
          <table:table-cell office:value-type="float" office:value="0" calcext:value-type="float">
            <text:p>0</text:p>
          </table:table-cell>
          <table:table-cell office:value-type="float" office:value="2.34772502137035" calcext:value-type="float">
            <text:p>2.34772502137035</text:p>
          </table:table-cell>
          <table:table-cell office:value-type="float" office:value="0.122220290159091" calcext:value-type="float">
            <text:p>0.122220290159091</text:p>
          </table:table-cell>
          <table:table-cell office:value-type="float" office:value="-0.835197242593499" calcext:value-type="float">
            <text:p>-0.835197242593499</text:p>
          </table:table-cell>
          <table:table-cell office:value-type="float" office:value="0.905287155063069" calcext:value-type="float">
            <text:p>0.905287155063069</text:p>
          </table:table-cell>
          <table:table-cell office:value-type="float" office:value="-162.734079764871" calcext:value-type="float">
            <text:p>-162.73407976487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e active</text:p>
          </table:table-cell>
          <table:table-cell office:value-type="float" office:value="2.11355026035573" calcext:value-type="float">
            <text:p>2.11355026035573</text:p>
          </table:table-cell>
          <table:table-cell office:value-type="float" office:value="0.695348329460404" calcext:value-type="float">
            <text:p>0.695348329460404</text:p>
          </table:table-cell>
          <table:table-cell office:value-type="float" office:value="-0.9385653675285" calcext:value-type="float">
            <text:p>-0.9385653675285</text:p>
          </table:table-cell>
          <table:table-cell office:value-type="float" office:value="0.0604538424310888" calcext:value-type="float">
            <text:p>0.060453842431089</text:p>
          </table:table-cell>
          <table:table-cell office:value-type="float" office:value="2.03263689969563" calcext:value-type="float">
            <text:p>2.03263689969563</text:p>
          </table:table-cell>
          <table:table-cell office:value-type="float" office:value="-178.752452935985" calcext:value-type="float">
            <text:p>-178.75245293598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wer</text:p>
          </table:table-cell>
          <table:table-cell office:value-type="float" office:value="0" calcext:value-type="float">
            <text:p>0</text:p>
          </table:table-cell>
          <table:table-cell office:value-type="float" office:value="1.22931273605593" calcext:value-type="float">
            <text:p>1.22931273605593</text:p>
          </table:table-cell>
          <table:table-cell office:value-type="float" office:value="-0.137404795264827" calcext:value-type="float">
            <text:p>-0.137404795264827</text:p>
          </table:table-cell>
          <table:table-cell office:value-type="float" office:value="1.2507985209352" calcext:value-type="float">
            <text:p>1.2507985209352</text:p>
          </table:table-cell>
          <table:table-cell office:value-type="float" office:value="9.93495706300953" calcext:value-type="float">
            <text:p>9.93495706300953</text:p>
          </table:table-cell>
          <table:table-cell office:value-type="float" office:value="-205.115491933245" calcext:value-type="float">
            <text:p>-205.11549193324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0.2" calcext:value-type="float">
            <text:p>0.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e active</text:p>
          </table:table-cell>
          <table:table-cell office:value-type="float" office:value="1.94168125375243" calcext:value-type="float">
            <text:p>1.94168125375243</text:p>
          </table:table-cell>
          <table:table-cell office:value-type="float" office:value="1.43017371247001" calcext:value-type="float">
            <text:p>1.43017371247001</text:p>
          </table:table-cell>
          <table:table-cell office:value-type="float" office:value="-0.00438752370144915" calcext:value-type="float">
            <text:p>-0.004387523701449</text:p>
          </table:table-cell>
          <table:table-cell office:value-type="float" office:value="0.12711557128196" calcext:value-type="float">
            <text:p>0.12711557128196</text:p>
          </table:table-cell>
          <table:table-cell office:value-type="float" office:value="5.60614576889889" calcext:value-type="float">
            <text:p>5.60614576889889</text:p>
          </table:table-cell>
          <table:table-cell office:value-type="float" office:value="-231.909295320849" calcext:value-type="float">
            <text:p>-231.90929532084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0.2" calcext:value-type="float">
            <text:p>0.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wer</text:p>
          </table:table-cell>
          <table:table-cell office:value-type="float" office:value="0" calcext:value-type="float">
            <text:p>0</text:p>
          </table:table-cell>
          <table:table-cell office:value-type="float" office:value="2.5642062785694" calcext:value-type="float">
            <text:p>2.5642062785694</text:p>
          </table:table-cell>
          <table:table-cell office:value-type="float" office:value="0.254416734550786" calcext:value-type="float">
            <text:p>0.254416734550786</text:p>
          </table:table-cell>
          <table:table-cell office:value-type="float" office:value="-0.926765446677837" calcext:value-type="float">
            <text:p>-0.926765446677837</text:p>
          </table:table-cell>
          <table:table-cell office:value-type="float" office:value="1.91077894878303" calcext:value-type="float">
            <text:p>1.91077894878303</text:p>
          </table:table-cell>
          <table:table-cell office:value-type="float" office:value="-171.050579582735" calcext:value-type="float">
            <text:p>-171.05057958273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0.2" calcext:value-type="float">
            <text:p>0.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re active</text:p>
          </table:table-cell>
          <table:table-cell office:value-type="float" office:value="6.21266477039774" calcext:value-type="float">
            <text:p>6.21266477039774</text:p>
          </table:table-cell>
          <table:table-cell office:value-type="float" office:value="8.6515379580458" calcext:value-type="float">
            <text:p>8.6515379580458</text:p>
          </table:table-cell>
          <table:table-cell office:value-type="float" office:value="2.44278509844514" calcext:value-type="float">
            <text:p>2.44278509844514</text:p>
          </table:table-cell>
          <table:table-cell office:value-type="float" office:value="1.41769721833954" calcext:value-type="float">
            <text:p>1.41769721833954</text:p>
          </table:table-cell>
          <table:table-cell office:value-type="float" office:value="3.69190453625073" calcext:value-type="float">
            <text:p>3.69190453625073</text:p>
          </table:table-cell>
          <table:table-cell office:value-type="float" office:value="-225.555576168817" calcext:value-type="float">
            <text:p>-225.55557616881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0.2" calcext:value-type="float">
            <text:p>0.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wer</text:p>
          </table:table-cell>
          <table:table-cell office:value-type="float" office:value="0" calcext:value-type="float">
            <text:p>0</text:p>
          </table:table-cell>
          <table:table-cell office:value-type="float" office:value="3.58833469801337" calcext:value-type="float">
            <text:p>3.58833469801337</text:p>
          </table:table-cell>
          <table:table-cell office:value-type="float" office:value="0.36347477685015" calcext:value-type="float">
            <text:p>0.36347477685015</text:p>
          </table:table-cell>
          <table:table-cell office:value-type="float" office:value="-0.622552165212903" calcext:value-type="float">
            <text:p>-0.622552165212903</text:p>
          </table:table-cell>
          <table:table-cell office:value-type="float" office:value="5.55829232095373" calcext:value-type="float">
            <text:p>5.55829232095373</text:p>
          </table:table-cell>
          <table:table-cell office:value-type="float" office:value="-198.691019164031" calcext:value-type="float">
            <text:p>-198.69101916403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0.2" calcext:value-type="float">
            <text:p>0.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re active</text:p>
          </table:table-cell>
          <table:table-cell office:value-type="float" office:value="6.89956256424511" calcext:value-type="float">
            <text:p>6.89956256424511</text:p>
          </table:table-cell>
          <table:table-cell office:value-type="float" office:value="6.79545946775531" calcext:value-type="float">
            <text:p>6.79545946775531</text:p>
          </table:table-cell>
          <table:table-cell office:value-type="float" office:value="2.30326422670431" calcext:value-type="float">
            <text:p>2.30326422670431</text:p>
          </table:table-cell>
          <table:table-cell office:value-type="float" office:value="4.78935367177114" calcext:value-type="float">
            <text:p>4.78935367177114</text:p>
          </table:table-cell>
          <table:table-cell office:value-type="float" office:value="9.20794372371052" calcext:value-type="float">
            <text:p>9.20794372371052</text:p>
          </table:table-cell>
          <table:table-cell office:value-type="float" office:value="-220.414416141818" calcext:value-type="float">
            <text:p>-220.41441614181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er</text:p>
          </table:table-cell>
          <table:table-cell office:value-type="float" office:value="0" calcext:value-type="float">
            <text:p>0</text:p>
          </table:table-cell>
          <table:table-cell office:value-type="float" office:value="2.15522802427139" calcext:value-type="float">
            <text:p>2.15522802427139</text:p>
          </table:table-cell>
          <table:table-cell office:value-type="float" office:value="0.30888281928792" calcext:value-type="float">
            <text:p>0.30888281928792</text:p>
          </table:table-cell>
          <table:table-cell office:value-type="float" office:value="1.13229328629551" calcext:value-type="float">
            <text:p>1.13229328629551</text:p>
          </table:table-cell>
          <table:table-cell office:value-type="float" office:value="1.89217435396512" calcext:value-type="float">
            <text:p>1.89217435396512</text:p>
          </table:table-cell>
          <table:table-cell office:value-type="float" office:value="-265.160229093081" calcext:value-type="float">
            <text:p>-265.16022909308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 active</text:p>
          </table:table-cell>
          <table:table-cell office:value-type="float" office:value="0" calcext:value-type="float">
            <text:p>0</text:p>
          </table:table-cell>
          <table:table-cell office:value-type="float" office:value="2.5251497549432" calcext:value-type="float">
            <text:p>2.5251497549432</text:p>
          </table:table-cell>
          <table:table-cell office:value-type="float" office:value="0.730248864716732" calcext:value-type="float">
            <text:p>0.730248864716732</text:p>
          </table:table-cell>
          <table:table-cell office:value-type="float" office:value="0.649576557110325" calcext:value-type="float">
            <text:p>0.649576557110325</text:p>
          </table:table-cell>
          <table:table-cell office:value-type="float" office:value="1.70548467665625" calcext:value-type="float">
            <text:p>1.70548467665625</text:p>
          </table:table-cell>
          <table:table-cell office:value-type="float" office:value="-230.504652348433" calcext:value-type="float">
            <text:p>-230.50465234843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er</text:p>
          </table:table-cell>
          <table:table-cell office:value-type="float" office:value="0" calcext:value-type="float">
            <text:p>0</text:p>
          </table:table-cell>
          <table:table-cell office:value-type="float" office:value="2.01972627043151" calcext:value-type="float">
            <text:p>2.01972627043151</text:p>
          </table:table-cell>
          <table:table-cell office:value-type="float" office:value="0.555212848665092" calcext:value-type="float">
            <text:p>0.555212848665092</text:p>
          </table:table-cell>
          <table:table-cell office:value-type="float" office:value="0.871159515402391" calcext:value-type="float">
            <text:p>0.871159515402391</text:p>
          </table:table-cell>
          <table:table-cell office:value-type="float" office:value="4.37581800938191" calcext:value-type="float">
            <text:p>4.37581800938191</text:p>
          </table:table-cell>
          <table:table-cell office:value-type="float" office:value="-332.836486179282" calcext:value-type="float">
            <text:p>-332.8364861792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re active</text:p>
          </table:table-cell>
          <table:table-cell office:value-type="float" office:value="0" calcext:value-type="float">
            <text:p>0</text:p>
          </table:table-cell>
          <table:table-cell office:value-type="float" office:value="0.908150832179722" calcext:value-type="float">
            <text:p>0.908150832179722</text:p>
          </table:table-cell>
          <table:table-cell office:value-type="float" office:value="0.0290538735878647" calcext:value-type="float">
            <text:p>0.029053873587865</text:p>
          </table:table-cell>
          <table:table-cell office:value-type="float" office:value="0.0246988934439361" calcext:value-type="float">
            <text:p>0.024698893443936</text:p>
          </table:table-cell>
          <table:table-cell office:value-type="float" office:value="4.79583152331281" calcext:value-type="float">
            <text:p>4.79583152331281</text:p>
          </table:table-cell>
          <table:table-cell office:value-type="float" office:value="-313.751385975519" calcext:value-type="float">
            <text:p>-313.7513859755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wer</text:p>
          </table:table-cell>
          <table:table-cell office:value-type="float" office:value="0" calcext:value-type="float">
            <text:p>0</text:p>
          </table:table-cell>
          <table:table-cell office:value-type="float" office:value="2.62926144864663" calcext:value-type="float">
            <text:p>2.62926144864663</text:p>
          </table:table-cell>
          <table:table-cell office:value-type="float" office:value="-0.895147876472394" calcext:value-type="float">
            <text:p>-0.895147876472394</text:p>
          </table:table-cell>
          <table:table-cell office:value-type="float" office:value="-1.02346485286832" calcext:value-type="float">
            <text:p>-1.02346485286832</text:p>
          </table:table-cell>
          <table:table-cell office:value-type="float" office:value="0.240763278002947" calcext:value-type="float">
            <text:p>0.240763278002947</text:p>
          </table:table-cell>
          <table:table-cell office:value-type="float" office:value="-215.63483016221" calcext:value-type="float">
            <text:p>-215.6348301622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e active</text:p>
          </table:table-cell>
          <table:table-cell office:value-type="float" office:value="2.37977238048402" calcext:value-type="float">
            <text:p>2.37977238048402</text:p>
          </table:table-cell>
          <table:table-cell office:value-type="float" office:value="1.78017667571158" calcext:value-type="float">
            <text:p>1.78017667571158</text:p>
          </table:table-cell>
          <table:table-cell office:value-type="float" office:value="0.251317195115203" calcext:value-type="float">
            <text:p>0.251317195115203</text:p>
          </table:table-cell>
          <table:table-cell office:value-type="float" office:value="-1.17262611076741" calcext:value-type="float">
            <text:p>-1.17262611076741</text:p>
          </table:table-cell>
          <table:table-cell office:value-type="float" office:value="0.081215317099537" calcext:value-type="float">
            <text:p>0.081215317099537</text:p>
          </table:table-cell>
          <table:table-cell office:value-type="float" office:value="-224.693364862352" calcext:value-type="float">
            <text:p>-224.69336486235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ewer</text:p>
          </table:table-cell>
          <table:table-cell office:value-type="float" office:value="0" calcext:value-type="float">
            <text:p>0</text:p>
          </table:table-cell>
          <table:table-cell office:value-type="float" office:value="0.848947870610935" calcext:value-type="float">
            <text:p>0.848947870610935</text:p>
          </table:table-cell>
          <table:table-cell office:value-type="float" office:value="-0.135629833695383" calcext:value-type="float">
            <text:p>-0.135629833695383</text:p>
          </table:table-cell>
          <table:table-cell office:value-type="float" office:value="-2.42355398842702" calcext:value-type="float">
            <text:p>-2.42355398842702</text:p>
          </table:table-cell>
          <table:table-cell office:value-type="float" office:value="3.16227766016833" calcext:value-type="float">
            <text:p>3.16227766016833</text:p>
          </table:table-cell>
          <table:table-cell office:value-type="float" office:value="-301.007377101942" calcext:value-type="float">
            <text:p>-301.0073771019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0.4" calcext:value-type="float">
            <text:p>0.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re active</text:p>
          </table:table-cell>
          <table:table-cell office:value-type="float" office:value="1.59155259026433" calcext:value-type="float">
            <text:p>1.59155259026433</text:p>
          </table:table-cell>
          <table:table-cell office:value-type="float" office:value="3.71859258204724" calcext:value-type="float">
            <text:p>3.71859258204724</text:p>
          </table:table-cell>
          <table:table-cell office:value-type="float" office:value="0.424461544505203" calcext:value-type="float">
            <text:p>0.424461544505203</text:p>
          </table:table-cell>
          <table:table-cell office:value-type="float" office:value="1.89186447906143" calcext:value-type="float">
            <text:p>1.89186447906143</text:p>
          </table:table-cell>
          <table:table-cell office:value-type="float" office:value="5.25357021462548" calcext:value-type="float">
            <text:p>5.25357021462548</text:p>
          </table:table-cell>
          <table:table-cell office:value-type="float" office:value="-285.54310264555" calcext:value-type="float">
            <text:p>-285.5431026455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0.4" calcext:value-type="float">
            <text:p>0.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wer</text:p>
          </table:table-cell>
          <table:table-cell office:value-type="float" office:value="0" calcext:value-type="float">
            <text:p>0</text:p>
          </table:table-cell>
          <table:table-cell office:value-type="float" office:value="1.74338045821758" calcext:value-type="float">
            <text:p>1.74338045821758</text:p>
          </table:table-cell>
          <table:table-cell office:value-type="float" office:value="-0.293724008932906" calcext:value-type="float">
            <text:p>-0.293724008932906</text:p>
          </table:table-cell>
          <table:table-cell office:value-type="float" office:value="-0.416350317621415" calcext:value-type="float">
            <text:p>-0.416350317621415</text:p>
          </table:table-cell>
          <table:table-cell office:value-type="float" office:value="0.688641273903713" calcext:value-type="float">
            <text:p>0.688641273903713</text:p>
          </table:table-cell>
          <table:table-cell office:value-type="float" office:value="-203.141771811377" calcext:value-type="float">
            <text:p>-203.14177181137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0.4" calcext:value-type="float">
            <text:p>0.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re active</text:p>
          </table:table-cell>
          <table:table-cell office:value-type="float" office:value="5.87570493846556" calcext:value-type="float">
            <text:p>5.87570493846556</text:p>
          </table:table-cell>
          <table:table-cell office:value-type="float" office:value="2.82088256917517" calcext:value-type="float">
            <text:p>2.82088256917517</text:p>
          </table:table-cell>
          <table:table-cell office:value-type="float" office:value="1.0899522619032" calcext:value-type="float">
            <text:p>1.0899522619032</text:p>
          </table:table-cell>
          <table:table-cell office:value-type="float" office:value="-0.227653969422845" calcext:value-type="float">
            <text:p>-0.227653969422845</text:p>
          </table:table-cell>
          <table:table-cell office:value-type="float" office:value="0.856193745062217" calcext:value-type="float">
            <text:p>0.856193745062217</text:p>
          </table:table-cell>
          <table:table-cell office:value-type="float" office:value="-234.37394961549" calcext:value-type="float">
            <text:p>-234.3739496154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0.4" calcext:value-type="float">
            <text:p>0.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ewer</text:p>
          </table:table-cell>
          <table:table-cell office:value-type="float" office:value="0" calcext:value-type="float">
            <text:p>0</text:p>
          </table:table-cell>
          <table:table-cell office:value-type="float" office:value="1.72000383898779" calcext:value-type="float">
            <text:p>1.72000383898779</text:p>
          </table:table-cell>
          <table:table-cell office:value-type="float" office:value="0.254169487554963" calcext:value-type="float">
            <text:p>0.254169487554963</text:p>
          </table:table-cell>
          <table:table-cell office:value-type="float" office:value="1.13253855170121" calcext:value-type="float">
            <text:p>1.13253855170121</text:p>
          </table:table-cell>
          <table:table-cell office:value-type="float" office:value="4.08989886516436" calcext:value-type="float">
            <text:p>4.08989886516436</text:p>
          </table:table-cell>
          <table:table-cell office:value-type="float" office:value="-279.152382310097" calcext:value-type="float">
            <text:p>-279.15238231009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0.4" calcext:value-type="float">
            <text:p>0.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ore active</text:p>
          </table:table-cell>
          <table:table-cell office:value-type="float" office:value="5.29081885061146" calcext:value-type="float">
            <text:p>5.29081885061146</text:p>
          </table:table-cell>
          <table:table-cell office:value-type="float" office:value="3.22568182764043" calcext:value-type="float">
            <text:p>3.22568182764043</text:p>
          </table:table-cell>
          <table:table-cell office:value-type="float" office:value="1.44310800189629" calcext:value-type="float">
            <text:p>1.44310800189629</text:p>
          </table:table-cell>
          <table:table-cell office:value-type="float" office:value="3.43059865030084" calcext:value-type="float">
            <text:p>3.43059865030084</text:p>
          </table:table-cell>
          <table:table-cell office:value-type="float" office:value="6.62890231670771" calcext:value-type="float">
            <text:p>6.62890231670771</text:p>
          </table:table-cell>
          <table:table-cell office:value-type="float" office:value="-293.716767864896" calcext:value-type="float">
            <text:p>-293.716767864896</text:p>
          </table:table-cell>
          <table:table-cell table:number-columns-repeated="1014"/>
        </table:table-row>
      </table:table>
      <table:table table:name="policy_viz" table:style-name="ta1">
        <table:table-column table:style-name="co6" table:number-columns-repeated="1024" table:default-cell-style-name="ce2"/>
        <table:table-row table:style-name="ro1">
          <table:table-cell table:formula="of:=[$policy_dataset.A1]" office:value-type="string" office:string-value="randomisedchattiness" calcext:value-type="string">
            <text:p>randomisedchattiness</text:p>
          </table:table-cell>
          <table:table-cell table:formula="of:=[$policy_dataset.B1]" office:value-type="string" office:string-value="globalchattiness" calcext:value-type="string">
            <text:p>globalchattiness</text:p>
          </table:table-cell>
          <table:table-cell table:formula="of:=[$policy_dataset.C1]" office:value-type="string" office:string-value="intimacystrength" calcext:value-type="string">
            <text:p>intimacystrength</text:p>
          </table:table-cell>
          <table:table-cell table:formula="of:=[$policy_dataset.D1]" office:value-type="string" office:string-value="priority" calcext:value-type="string">
            <text:p>priority</text:p>
          </table:table-cell>
          <table:table-cell table:formula="of:=[$policy_dataset.E1]" office:value-type="string" office:string-value="dropouts_bve" calcext:value-type="string">
            <text:p>dropouts_bve</text:p>
          </table:table-cell>
          <table:table-cell table:formula="of:=[$policy_dataset.F1]" office:value-type="string" office:string-value="ms_t_bve" calcext:value-type="string">
            <text:p>ms_t_bve</text:p>
          </table:table-cell>
          <table:table-cell table:formula="of:=[$policy_dataset.G1]" office:value-type="string" office:string-value="nc_t_bve" calcext:value-type="string">
            <text:p>nc_t_bve</text:p>
          </table:table-cell>
          <table:table-cell table:formula="of:=[$policy_dataset.H1]" office:value-type="string" office:string-value="totalcomments_bve" calcext:value-type="string">
            <text:p>totalcomments_bve</text:p>
          </table:table-cell>
          <table:table-cell table:formula="of:=[$policy_dataset.I1]" office:value-type="string" office:string-value="totalmembershipstrength_bve" calcext:value-type="string">
            <text:p>totalmembershipstrength_bve</text:p>
          </table:table-cell>
          <table:table-cell table:formula="of:=[$policy_dataset.J1]" office:value-type="string" office:string-value="mgmteffort_bve" calcext:value-type="string">
            <text:p>mgmteffort_bve</text:p>
          </table:table-cell>
          <table:table-cell table:number-columns-repeated="1014"/>
        </table:table-row>
        <table:table-row table:style-name="ro1">
          <table:table-cell table:formula="of:=[$policy_dataset.A2]" office:value-type="string" office:string-value="True" calcext:value-type="string" table:number-columns-spanned="1" table:number-rows-spanned="18">
            <text:p>True</text:p>
          </table:table-cell>
          <table:table-cell table:formula="of:=[$policy_dataset.B2]" office:value-type="float" office:value="0.1" calcext:value-type="float" table:number-columns-spanned="1" table:number-rows-spanned="6">
            <text:p>0.1</text:p>
          </table:table-cell>
          <table:table-cell table:formula="of:=[$policy_dataset.C2]" office:value-type="float" office:value="1" calcext:value-type="float" table:number-columns-spanned="1" table:number-rows-spanned="2">
            <text:p>1</text:p>
          </table:table-cell>
          <table:table-cell table:formula="of:=[$policy_dataset.D2]" office:value-type="string" office:string-value="newer" calcext:value-type="string">
            <text:p>newer</text:p>
          </table:table-cell>
          <table:table-cell table:style-name="ce9" table:formula="of:=[$policy_dataset.E2]" office:value-type="float" office:value="0" calcext:value-type="float">
            <text:p>0.00</text:p>
          </table:table-cell>
          <table:table-cell table:style-name="ce9" table:formula="of:=[$policy_dataset.F2]" office:value-type="float" office:value="2.37218251543546" calcext:value-type="float">
            <text:p>2.37</text:p>
          </table:table-cell>
          <table:table-cell table:style-name="ce9" table:formula="of:=[$policy_dataset.G2]" office:value-type="float" office:value="-0.144000999251778" calcext:value-type="float">
            <text:p>-0.14</text:p>
          </table:table-cell>
          <table:table-cell table:style-name="ce9" table:formula="of:=[$policy_dataset.H2]" office:value-type="float" office:value="1.2341624513404" calcext:value-type="float">
            <text:p>1.23</text:p>
          </table:table-cell>
          <table:table-cell table:style-name="ce9" table:formula="of:=[$policy_dataset.I2]" office:value-type="float" office:value="5.68032261758488" calcext:value-type="float">
            <text:p>5.68</text:p>
          </table:table-cell>
          <table:table-cell table:style-name="ce9" table:formula="of:=[$policy_dataset.J2]" office:value-type="float" office:value="-161.576323140513" calcext:value-type="float">
            <text:p>-161.58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formula="of:=[$policy_dataset.D3]" office:value-type="string" office:string-value="more active" calcext:value-type="string">
            <text:p>more active</text:p>
          </table:table-cell>
          <table:table-cell table:style-name="ce9" table:formula="of:=[$policy_dataset.E3]" office:value-type="float" office:value="1.96859693141204" calcext:value-type="float">
            <text:p>1.97</text:p>
          </table:table-cell>
          <table:table-cell table:style-name="ce9" table:formula="of:=[$policy_dataset.F3]" office:value-type="float" office:value="3.8221208508039" calcext:value-type="float">
            <text:p>3.82</text:p>
          </table:table-cell>
          <table:table-cell table:style-name="ce9" table:formula="of:=[$policy_dataset.G3]" office:value-type="float" office:value="0.189848608119892" calcext:value-type="float">
            <text:p>0.19</text:p>
          </table:table-cell>
          <table:table-cell table:style-name="ce9" table:formula="of:=[$policy_dataset.H3]" office:value-type="float" office:value="0.108914448703492" calcext:value-type="float">
            <text:p>0.11</text:p>
          </table:table-cell>
          <table:table-cell table:style-name="ce9" table:formula="of:=[$policy_dataset.I3]" office:value-type="float" office:value="5.42994617715438" calcext:value-type="float">
            <text:p>5.43</text:p>
          </table:table-cell>
          <table:table-cell table:style-name="ce9" table:formula="of:=[$policy_dataset.J3]" office:value-type="float" office:value="-164.465853638718" calcext:value-type="float">
            <text:p>-164.47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formula="of:=[$policy_dataset.C4]" office:value-type="float" office:value="1" calcext:value-type="float" table:number-columns-spanned="1" table:number-rows-spanned="2">
            <text:p>1</text:p>
          </table:table-cell>
          <table:table-cell table:formula="of:=[$policy_dataset.D4]" office:value-type="string" office:string-value="newer" calcext:value-type="string">
            <text:p>newer</text:p>
          </table:table-cell>
          <table:table-cell table:style-name="ce9" table:formula="of:=[$policy_dataset.E4]" office:value-type="float" office:value="0" calcext:value-type="float">
            <text:p>0.00</text:p>
          </table:table-cell>
          <table:table-cell table:style-name="ce9" table:formula="of:=[$policy_dataset.F4]" office:value-type="float" office:value="2.66064334768251" calcext:value-type="float">
            <text:p>2.66</text:p>
          </table:table-cell>
          <table:table-cell table:style-name="ce9" table:formula="of:=[$policy_dataset.G4]" office:value-type="float" office:value="-0.773948052592871" calcext:value-type="float">
            <text:p>-0.77</text:p>
          </table:table-cell>
          <table:table-cell table:style-name="ce9" table:formula="of:=[$policy_dataset.H4]" office:value-type="float" office:value="-0.209546284222678" calcext:value-type="float">
            <text:p>-0.21</text:p>
          </table:table-cell>
          <table:table-cell table:style-name="ce9" table:formula="of:=[$policy_dataset.I4]" office:value-type="float" office:value="8.67689041970652" calcext:value-type="float">
            <text:p>8.68</text:p>
          </table:table-cell>
          <table:table-cell table:style-name="ce9" table:formula="of:=[$policy_dataset.J4]" office:value-type="float" office:value="-176.968486429237" calcext:value-type="float">
            <text:p>-176.97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formula="of:=[$policy_dataset.D5]" office:value-type="string" office:string-value="more active" calcext:value-type="string">
            <text:p>more active</text:p>
          </table:table-cell>
          <table:table-cell table:style-name="ce9" table:formula="of:=[$policy_dataset.E5]" office:value-type="float" office:value="1.7999482595073" calcext:value-type="float">
            <text:p>1.80</text:p>
          </table:table-cell>
          <table:table-cell table:style-name="ce9" table:formula="of:=[$policy_dataset.F5]" office:value-type="float" office:value="3.11919866179579" calcext:value-type="float">
            <text:p>3.12</text:p>
          </table:table-cell>
          <table:table-cell table:style-name="ce9" table:formula="of:=[$policy_dataset.G5]" office:value-type="float" office:value="-0.15847037926086" calcext:value-type="float">
            <text:p>-0.16</text:p>
          </table:table-cell>
          <table:table-cell table:style-name="ce9" table:formula="of:=[$policy_dataset.H5]" office:value-type="float" office:value="0.512827848175693" calcext:value-type="float">
            <text:p>0.51</text:p>
          </table:table-cell>
          <table:table-cell table:style-name="ce9" table:formula="of:=[$policy_dataset.I5]" office:value-type="float" office:value="7.40777338276503" calcext:value-type="float">
            <text:p>7.41</text:p>
          </table:table-cell>
          <table:table-cell table:style-name="ce9" table:formula="of:=[$policy_dataset.J5]" office:value-type="float" office:value="-187.0487161608" calcext:value-type="float">
            <text:p>-187.05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formula="of:=[$policy_dataset.C6]" office:value-type="float" office:value="5" calcext:value-type="float" table:number-columns-spanned="1" table:number-rows-spanned="2">
            <text:p>5</text:p>
          </table:table-cell>
          <table:table-cell table:formula="of:=[$policy_dataset.D6]" office:value-type="string" office:string-value="newer" calcext:value-type="string">
            <text:p>newer</text:p>
          </table:table-cell>
          <table:table-cell table:style-name="ce9" table:formula="of:=[$policy_dataset.E6]" office:value-type="float" office:value="0.999999999999999" calcext:value-type="float">
            <text:p>1.00</text:p>
          </table:table-cell>
          <table:table-cell table:style-name="ce9" table:formula="of:=[$policy_dataset.F6]" office:value-type="float" office:value="2.87721626768487" calcext:value-type="float">
            <text:p>2.88</text:p>
          </table:table-cell>
          <table:table-cell table:style-name="ce9" table:formula="of:=[$policy_dataset.G6]" office:value-type="float" office:value="0.477824169625578" calcext:value-type="float">
            <text:p>0.48</text:p>
          </table:table-cell>
          <table:table-cell table:style-name="ce9" table:formula="of:=[$policy_dataset.H6]" office:value-type="float" office:value="0.166003600993757" calcext:value-type="float">
            <text:p>0.17</text:p>
          </table:table-cell>
          <table:table-cell table:style-name="ce9" table:formula="of:=[$policy_dataset.I6]" office:value-type="float" office:value="4.44828790369332" calcext:value-type="float">
            <text:p>4.45</text:p>
          </table:table-cell>
          <table:table-cell table:style-name="ce9" table:formula="of:=[$policy_dataset.J6]" office:value-type="float" office:value="-145.14807238121" calcext:value-type="float">
            <text:p>-145.15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formula="of:=[$policy_dataset.D7]" office:value-type="string" office:string-value="more active" calcext:value-type="string">
            <text:p>more active</text:p>
          </table:table-cell>
          <table:table-cell table:style-name="ce9" table:formula="of:=[$policy_dataset.E7]" office:value-type="float" office:value="3.94641793502367" calcext:value-type="float">
            <text:p>3.95</text:p>
          </table:table-cell>
          <table:table-cell table:style-name="ce9" table:formula="of:=[$policy_dataset.F7]" office:value-type="float" office:value="3.83958888079773" calcext:value-type="float">
            <text:p>3.84</text:p>
          </table:table-cell>
          <table:table-cell table:style-name="ce9" table:formula="of:=[$policy_dataset.G7]" office:value-type="float" office:value="0.0544404435367992" calcext:value-type="float">
            <text:p>0.05</text:p>
          </table:table-cell>
          <table:table-cell table:style-name="ce9" table:formula="of:=[$policy_dataset.H7]" office:value-type="float" office:value="1.96315786535671" calcext:value-type="float">
            <text:p>1.96</text:p>
          </table:table-cell>
          <table:table-cell table:style-name="ce9" table:formula="of:=[$policy_dataset.I7]" office:value-type="float" office:value="7.56167879265128" calcext:value-type="float">
            <text:p>7.56</text:p>
          </table:table-cell>
          <table:table-cell table:style-name="ce9" table:formula="of:=[$policy_dataset.J7]" office:value-type="float" office:value="-188.905831481752" calcext:value-type="float">
            <text:p>-188.91</text:p>
          </table:table-cell>
          <table:table-cell table:number-columns-repeated="1014"/>
        </table:table-row>
        <table:table-row table:style-name="ro1">
          <table:covered-table-cell/>
          <table:table-cell table:formula="of:=[$policy_dataset.B8]" office:value-type="float" office:value="0.1" calcext:value-type="float" table:number-columns-spanned="1" table:number-rows-spanned="6">
            <text:p>0.1</text:p>
          </table:table-cell>
          <table:table-cell table:formula="of:=[$policy_dataset.C8]" office:value-type="float" office:value="5" calcext:value-type="float" table:number-columns-spanned="1" table:number-rows-spanned="2">
            <text:p>5</text:p>
          </table:table-cell>
          <table:table-cell table:formula="of:=[$policy_dataset.D8]" office:value-type="string" office:string-value="newer" calcext:value-type="string">
            <text:p>newer</text:p>
          </table:table-cell>
          <table:table-cell table:style-name="ce9" table:formula="of:=[$policy_dataset.E8]" office:value-type="float" office:value="0" calcext:value-type="float">
            <text:p>0.00</text:p>
          </table:table-cell>
          <table:table-cell table:style-name="ce9" table:formula="of:=[$policy_dataset.F8]" office:value-type="float" office:value="1.583496927025" calcext:value-type="float">
            <text:p>1.58</text:p>
          </table:table-cell>
          <table:table-cell table:style-name="ce9" table:formula="of:=[$policy_dataset.G8]" office:value-type="float" office:value="0.433463961024461" calcext:value-type="float">
            <text:p>0.43</text:p>
          </table:table-cell>
          <table:table-cell table:style-name="ce9" table:formula="of:=[$policy_dataset.H8]" office:value-type="float" office:value="-0.698939453896105" calcext:value-type="float">
            <text:p>-0.70</text:p>
          </table:table-cell>
          <table:table-cell table:style-name="ce9" table:formula="of:=[$policy_dataset.I8]" office:value-type="float" office:value="6.48397125388349" calcext:value-type="float">
            <text:p>6.48</text:p>
          </table:table-cell>
          <table:table-cell table:style-name="ce9" table:formula="of:=[$policy_dataset.J8]" office:value-type="float" office:value="-185.16921293635" calcext:value-type="float">
            <text:p>-185.17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formula="of:=[$policy_dataset.D9]" office:value-type="string" office:string-value="more active" calcext:value-type="string">
            <text:p>more active</text:p>
          </table:table-cell>
          <table:table-cell table:style-name="ce9" table:formula="of:=[$policy_dataset.E9]" office:value-type="float" office:value="4.86554477114982" calcext:value-type="float">
            <text:p>4.87</text:p>
          </table:table-cell>
          <table:table-cell table:style-name="ce9" table:formula="of:=[$policy_dataset.F9]" office:value-type="float" office:value="4.35868605974242" calcext:value-type="float">
            <text:p>4.36</text:p>
          </table:table-cell>
          <table:table-cell table:style-name="ce9" table:formula="of:=[$policy_dataset.G9]" office:value-type="float" office:value="0.851955870124421" calcext:value-type="float">
            <text:p>0.85</text:p>
          </table:table-cell>
          <table:table-cell table:style-name="ce9" table:formula="of:=[$policy_dataset.H9]" office:value-type="float" office:value="0.664581118568372" calcext:value-type="float">
            <text:p>0.66</text:p>
          </table:table-cell>
          <table:table-cell table:style-name="ce9" table:formula="of:=[$policy_dataset.I9]" office:value-type="float" office:value="7.7583327702258" calcext:value-type="float">
            <text:p>7.76</text:p>
          </table:table-cell>
          <table:table-cell table:style-name="ce9" table:formula="of:=[$policy_dataset.J9]" office:value-type="float" office:value="-183.96220412294" calcext:value-type="float">
            <text:p>-183.96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formula="of:=[$policy_dataset.C10]" office:value-type="float" office:value="11" calcext:value-type="float" table:number-columns-spanned="1" table:number-rows-spanned="2">
            <text:p>11</text:p>
          </table:table-cell>
          <table:table-cell table:formula="of:=[$policy_dataset.D10]" office:value-type="string" office:string-value="newer" calcext:value-type="string">
            <text:p>newer</text:p>
          </table:table-cell>
          <table:table-cell table:style-name="ce9" table:formula="of:=[$policy_dataset.E10]" office:value-type="float" office:value="1.17083770316484" calcext:value-type="float">
            <text:p>1.17</text:p>
          </table:table-cell>
          <table:table-cell table:style-name="ce9" table:formula="of:=[$policy_dataset.F10]" office:value-type="float" office:value="1.43316304244659" calcext:value-type="float">
            <text:p>1.43</text:p>
          </table:table-cell>
          <table:table-cell table:style-name="ce9" table:formula="of:=[$policy_dataset.G10]" office:value-type="float" office:value="0.00452206129131758" calcext:value-type="float">
            <text:p>0.00</text:p>
          </table:table-cell>
          <table:table-cell table:style-name="ce9" table:formula="of:=[$policy_dataset.H10]" office:value-type="float" office:value="0.0916394487241985" calcext:value-type="float">
            <text:p>0.09</text:p>
          </table:table-cell>
          <table:table-cell table:style-name="ce9" table:formula="of:=[$policy_dataset.I10]" office:value-type="float" office:value="4.14661747874106" calcext:value-type="float">
            <text:p>4.15</text:p>
          </table:table-cell>
          <table:table-cell table:style-name="ce9" table:formula="of:=[$policy_dataset.J10]" office:value-type="float" office:value="-178.735133179165" calcext:value-type="float">
            <text:p>-178.74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formula="of:=[$policy_dataset.D11]" office:value-type="string" office:string-value="more active" calcext:value-type="string">
            <text:p>more active</text:p>
          </table:table-cell>
          <table:table-cell table:style-name="ce9" table:formula="of:=[$policy_dataset.E11]" office:value-type="float" office:value="8.65251132048758" calcext:value-type="float">
            <text:p>8.65</text:p>
          </table:table-cell>
          <table:table-cell table:style-name="ce9" table:formula="of:=[$policy_dataset.F11]" office:value-type="float" office:value="11.9189517869099" calcext:value-type="float">
            <text:p>11.92</text:p>
          </table:table-cell>
          <table:table-cell table:style-name="ce9" table:formula="of:=[$policy_dataset.G11]" office:value-type="float" office:value="5.83540090237229" calcext:value-type="float">
            <text:p>5.84</text:p>
          </table:table-cell>
          <table:table-cell table:style-name="ce9" table:formula="of:=[$policy_dataset.H11]" office:value-type="float" office:value="6.15933485008971" calcext:value-type="float">
            <text:p>6.16</text:p>
          </table:table-cell>
          <table:table-cell table:style-name="ce9" table:formula="of:=[$policy_dataset.I11]" office:value-type="float" office:value="9.28203121027808" calcext:value-type="float">
            <text:p>9.28</text:p>
          </table:table-cell>
          <table:table-cell table:style-name="ce9" table:formula="of:=[$policy_dataset.J11]" office:value-type="float" office:value="-156.455995849489" calcext:value-type="float">
            <text:p>-156.46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formula="of:=[$policy_dataset.C12]" office:value-type="float" office:value="11" calcext:value-type="float" table:number-columns-spanned="1" table:number-rows-spanned="2">
            <text:p>11</text:p>
          </table:table-cell>
          <table:table-cell table:formula="of:=[$policy_dataset.D12]" office:value-type="string" office:string-value="newer" calcext:value-type="string">
            <text:p>newer</text:p>
          </table:table-cell>
          <table:table-cell table:style-name="ce9" table:formula="of:=[$policy_dataset.E12]" office:value-type="float" office:value="0" calcext:value-type="float">
            <text:p>0.00</text:p>
          </table:table-cell>
          <table:table-cell table:style-name="ce9" table:formula="of:=[$policy_dataset.F12]" office:value-type="float" office:value="3.24853570188928" calcext:value-type="float">
            <text:p>3.25</text:p>
          </table:table-cell>
          <table:table-cell table:style-name="ce9" table:formula="of:=[$policy_dataset.G12]" office:value-type="float" office:value="0.0749207146671386" calcext:value-type="float">
            <text:p>0.07</text:p>
          </table:table-cell>
          <table:table-cell table:style-name="ce9" table:formula="of:=[$policy_dataset.H12]" office:value-type="float" office:value="-1.88474483412403" calcext:value-type="float">
            <text:p>-1.88</text:p>
          </table:table-cell>
          <table:table-cell table:style-name="ce9" table:formula="of:=[$policy_dataset.I12]" office:value-type="float" office:value="5.76584748499341" calcext:value-type="float">
            <text:p>5.77</text:p>
          </table:table-cell>
          <table:table-cell table:style-name="ce9" table:formula="of:=[$policy_dataset.J12]" office:value-type="float" office:value="-163.313311400746" calcext:value-type="float">
            <text:p>-163.31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formula="of:=[$policy_dataset.D13]" office:value-type="string" office:string-value="more active" calcext:value-type="string">
            <text:p>more active</text:p>
          </table:table-cell>
          <table:table-cell table:style-name="ce9" table:formula="of:=[$policy_dataset.E13]" office:value-type="float" office:value="9.83427308579306" calcext:value-type="float">
            <text:p>9.83</text:p>
          </table:table-cell>
          <table:table-cell table:style-name="ce9" table:formula="of:=[$policy_dataset.F13]" office:value-type="float" office:value="14.4038446354546" calcext:value-type="float">
            <text:p>14.40</text:p>
          </table:table-cell>
          <table:table-cell table:style-name="ce9" table:formula="of:=[$policy_dataset.G13]" office:value-type="float" office:value="6.35901740005659" calcext:value-type="float">
            <text:p>6.36</text:p>
          </table:table-cell>
          <table:table-cell table:style-name="ce9" table:formula="of:=[$policy_dataset.H13]" office:value-type="float" office:value="8.50096470133077" calcext:value-type="float">
            <text:p>8.50</text:p>
          </table:table-cell>
          <table:table-cell table:style-name="ce9" table:formula="of:=[$policy_dataset.I13]" office:value-type="float" office:value="11.4126152929683" calcext:value-type="float">
            <text:p>11.41</text:p>
          </table:table-cell>
          <table:table-cell table:style-name="ce9" table:formula="of:=[$policy_dataset.J13]" office:value-type="float" office:value="-207.757645599191" calcext:value-type="float">
            <text:p>-207.76</text:p>
          </table:table-cell>
          <table:table-cell table:number-columns-repeated="1014"/>
        </table:table-row>
        <table:table-row table:style-name="ro1">
          <table:covered-table-cell/>
          <table:table-cell table:formula="of:=[$policy_dataset.B14]" office:value-type="float" office:value="0.2" calcext:value-type="float" table:number-columns-spanned="1" table:number-rows-spanned="6">
            <text:p>0.2</text:p>
          </table:table-cell>
          <table:table-cell table:formula="of:=[$policy_dataset.C14]" office:value-type="float" office:value="1" calcext:value-type="float" table:number-columns-spanned="1" table:number-rows-spanned="2">
            <text:p>1</text:p>
          </table:table-cell>
          <table:table-cell table:formula="of:=[$policy_dataset.D14]" office:value-type="string" office:string-value="newer" calcext:value-type="string">
            <text:p>newer</text:p>
          </table:table-cell>
          <table:table-cell table:style-name="ce9" table:formula="of:=[$policy_dataset.E14]" office:value-type="float" office:value="0" calcext:value-type="float">
            <text:p>0.00</text:p>
          </table:table-cell>
          <table:table-cell table:style-name="ce9" table:formula="of:=[$policy_dataset.F14]" office:value-type="float" office:value="1.82327354016636" calcext:value-type="float">
            <text:p>1.82</text:p>
          </table:table-cell>
          <table:table-cell table:style-name="ce9" table:formula="of:=[$policy_dataset.G14]" office:value-type="float" office:value="0.28066231825325" calcext:value-type="float">
            <text:p>0.28</text:p>
          </table:table-cell>
          <table:table-cell table:style-name="ce9" table:formula="of:=[$policy_dataset.H14]" office:value-type="float" office:value="0.984847945302326" calcext:value-type="float">
            <text:p>0.98</text:p>
          </table:table-cell>
          <table:table-cell table:style-name="ce9" table:formula="of:=[$policy_dataset.I14]" office:value-type="float" office:value="3.42900426091683" calcext:value-type="float">
            <text:p>3.43</text:p>
          </table:table-cell>
          <table:table-cell table:style-name="ce9" table:formula="of:=[$policy_dataset.J14]" office:value-type="float" office:value="-172.241426332301" calcext:value-type="float">
            <text:p>-172.24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formula="of:=[$policy_dataset.D15]" office:value-type="string" office:string-value="more active" calcext:value-type="string">
            <text:p>more active</text:p>
          </table:table-cell>
          <table:table-cell table:style-name="ce9" table:formula="of:=[$policy_dataset.E15]" office:value-type="float" office:value="0.999999999999999" calcext:value-type="float">
            <text:p>1.00</text:p>
          </table:table-cell>
          <table:table-cell table:style-name="ce9" table:formula="of:=[$policy_dataset.F15]" office:value-type="float" office:value="2.38323732028838" calcext:value-type="float">
            <text:p>2.38</text:p>
          </table:table-cell>
          <table:table-cell table:style-name="ce9" table:formula="of:=[$policy_dataset.G15]" office:value-type="float" office:value="-0.686974559125028" calcext:value-type="float">
            <text:p>-0.69</text:p>
          </table:table-cell>
          <table:table-cell table:style-name="ce9" table:formula="of:=[$policy_dataset.H15]" office:value-type="float" office:value="-0.296927272847813" calcext:value-type="float">
            <text:p>-0.30</text:p>
          </table:table-cell>
          <table:table-cell table:style-name="ce9" table:formula="of:=[$policy_dataset.I15]" office:value-type="float" office:value="2.32063968987868" calcext:value-type="float">
            <text:p>2.32</text:p>
          </table:table-cell>
          <table:table-cell table:style-name="ce9" table:formula="of:=[$policy_dataset.J15]" office:value-type="float" office:value="-178.013373107537" calcext:value-type="float">
            <text:p>-178.01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formula="of:=[$policy_dataset.C16]" office:value-type="float" office:value="1" calcext:value-type="float" table:number-columns-spanned="1" table:number-rows-spanned="2">
            <text:p>1</text:p>
          </table:table-cell>
          <table:table-cell table:formula="of:=[$policy_dataset.D16]" office:value-type="string" office:string-value="newer" calcext:value-type="string">
            <text:p>newer</text:p>
          </table:table-cell>
          <table:table-cell table:style-name="ce9" table:formula="of:=[$policy_dataset.E16]" office:value-type="float" office:value="0" calcext:value-type="float">
            <text:p>0.00</text:p>
          </table:table-cell>
          <table:table-cell table:style-name="ce9" table:formula="of:=[$policy_dataset.F16]" office:value-type="float" office:value="2.4230611769507" calcext:value-type="float">
            <text:p>2.42</text:p>
          </table:table-cell>
          <table:table-cell table:style-name="ce9" table:formula="of:=[$policy_dataset.G16]" office:value-type="float" office:value="0.0591723632458692" calcext:value-type="float">
            <text:p>0.06</text:p>
          </table:table-cell>
          <table:table-cell table:style-name="ce9" table:formula="of:=[$policy_dataset.H16]" office:value-type="float" office:value="0.933671320761554" calcext:value-type="float">
            <text:p>0.93</text:p>
          </table:table-cell>
          <table:table-cell table:style-name="ce9" table:formula="of:=[$policy_dataset.I16]" office:value-type="float" office:value="7.31792413063815" calcext:value-type="float">
            <text:p>7.32</text:p>
          </table:table-cell>
          <table:table-cell table:style-name="ce9" table:formula="of:=[$policy_dataset.J16]" office:value-type="float" office:value="-196.185516157689" calcext:value-type="float">
            <text:p>-196.19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formula="of:=[$policy_dataset.D17]" office:value-type="string" office:string-value="more active" calcext:value-type="string">
            <text:p>more active</text:p>
          </table:table-cell>
          <table:table-cell table:style-name="ce9" table:formula="of:=[$policy_dataset.E17]" office:value-type="float" office:value="0" calcext:value-type="float">
            <text:p>0.00</text:p>
          </table:table-cell>
          <table:table-cell table:style-name="ce9" table:formula="of:=[$policy_dataset.F17]" office:value-type="float" office:value="2.49761685842143" calcext:value-type="float">
            <text:p>2.50</text:p>
          </table:table-cell>
          <table:table-cell table:style-name="ce9" table:formula="of:=[$policy_dataset.G17]" office:value-type="float" office:value="0.0161669039833995" calcext:value-type="float">
            <text:p>0.02</text:p>
          </table:table-cell>
          <table:table-cell table:style-name="ce9" table:formula="of:=[$policy_dataset.H17]" office:value-type="float" office:value="-0.319396765628671" calcext:value-type="float">
            <text:p>-0.32</text:p>
          </table:table-cell>
          <table:table-cell table:style-name="ce9" table:formula="of:=[$policy_dataset.I17]" office:value-type="float" office:value="6.73573036751502" calcext:value-type="float">
            <text:p>6.74</text:p>
          </table:table-cell>
          <table:table-cell table:style-name="ce9" table:formula="of:=[$policy_dataset.J17]" office:value-type="float" office:value="-218.854160433469" calcext:value-type="float">
            <text:p>-218.85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formula="of:=[$policy_dataset.C18]" office:value-type="float" office:value="5" calcext:value-type="float" table:number-columns-spanned="1" table:number-rows-spanned="2">
            <text:p>5</text:p>
          </table:table-cell>
          <table:table-cell table:formula="of:=[$policy_dataset.D18]" office:value-type="string" office:string-value="newer" calcext:value-type="string">
            <text:p>newer</text:p>
          </table:table-cell>
          <table:table-cell table:style-name="ce9" table:formula="of:=[$policy_dataset.E18]" office:value-type="float" office:value="0" calcext:value-type="float">
            <text:p>0.00</text:p>
          </table:table-cell>
          <table:table-cell table:style-name="ce9" table:formula="of:=[$policy_dataset.F18]" office:value-type="float" office:value="2.34772502137035" calcext:value-type="float">
            <text:p>2.35</text:p>
          </table:table-cell>
          <table:table-cell table:style-name="ce9" table:formula="of:=[$policy_dataset.G18]" office:value-type="float" office:value="0.122220290159091" calcext:value-type="float">
            <text:p>0.12</text:p>
          </table:table-cell>
          <table:table-cell table:style-name="ce9" table:formula="of:=[$policy_dataset.H18]" office:value-type="float" office:value="-0.835197242593499" calcext:value-type="float">
            <text:p>-0.84</text:p>
          </table:table-cell>
          <table:table-cell table:style-name="ce9" table:formula="of:=[$policy_dataset.I18]" office:value-type="float" office:value="0.905287155063069" calcext:value-type="float">
            <text:p>0.91</text:p>
          </table:table-cell>
          <table:table-cell table:style-name="ce9" table:formula="of:=[$policy_dataset.J18]" office:value-type="float" office:value="-162.734079764871" calcext:value-type="float">
            <text:p>-162.73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formula="of:=[$policy_dataset.D19]" office:value-type="string" office:string-value="more active" calcext:value-type="string">
            <text:p>more active</text:p>
          </table:table-cell>
          <table:table-cell table:style-name="ce9" table:formula="of:=[$policy_dataset.E19]" office:value-type="float" office:value="2.11355026035573" calcext:value-type="float">
            <text:p>2.11</text:p>
          </table:table-cell>
          <table:table-cell table:style-name="ce9" table:formula="of:=[$policy_dataset.F19]" office:value-type="float" office:value="0.695348329460404" calcext:value-type="float">
            <text:p>0.70</text:p>
          </table:table-cell>
          <table:table-cell table:style-name="ce9" table:formula="of:=[$policy_dataset.G19]" office:value-type="float" office:value="-0.9385653675285" calcext:value-type="float">
            <text:p>-0.94</text:p>
          </table:table-cell>
          <table:table-cell table:style-name="ce9" table:formula="of:=[$policy_dataset.H19]" office:value-type="float" office:value="0.0604538424310888" calcext:value-type="float">
            <text:p>0.06</text:p>
          </table:table-cell>
          <table:table-cell table:style-name="ce9" table:formula="of:=[$policy_dataset.I19]" office:value-type="float" office:value="2.03263689969563" calcext:value-type="float">
            <text:p>2.03</text:p>
          </table:table-cell>
          <table:table-cell table:style-name="ce9" table:formula="of:=[$policy_dataset.J19]" office:value-type="float" office:value="-178.752452935985" calcext:value-type="float">
            <text:p>-178.75</text:p>
          </table:table-cell>
          <table:table-cell table:number-columns-repeated="1014"/>
        </table:table-row>
        <table:table-row table:style-name="ro1">
          <table:table-cell table:formula="of:=[$policy_dataset.A20]" office:value-type="string" office:string-value="False" calcext:value-type="string" table:number-columns-spanned="1" table:number-rows-spanned="18">
            <text:p>False</text:p>
          </table:table-cell>
          <table:table-cell table:formula="of:=[$policy_dataset.B20]" office:value-type="float" office:value="0.2" calcext:value-type="float" table:number-columns-spanned="1" table:number-rows-spanned="6">
            <text:p>0.2</text:p>
          </table:table-cell>
          <table:table-cell table:formula="of:=[$policy_dataset.C20]" office:value-type="float" office:value="5" calcext:value-type="float" table:number-columns-spanned="1" table:number-rows-spanned="2">
            <text:p>5</text:p>
          </table:table-cell>
          <table:table-cell table:formula="of:=[$policy_dataset.D20]" office:value-type="string" office:string-value="newer" calcext:value-type="string">
            <text:p>newer</text:p>
          </table:table-cell>
          <table:table-cell table:style-name="ce9" table:formula="of:=[$policy_dataset.E20]" office:value-type="float" office:value="0" calcext:value-type="float">
            <text:p>0.00</text:p>
          </table:table-cell>
          <table:table-cell table:style-name="ce9" table:formula="of:=[$policy_dataset.F20]" office:value-type="float" office:value="1.22931273605593" calcext:value-type="float">
            <text:p>1.23</text:p>
          </table:table-cell>
          <table:table-cell table:style-name="ce9" table:formula="of:=[$policy_dataset.G20]" office:value-type="float" office:value="-0.137404795264827" calcext:value-type="float">
            <text:p>-0.14</text:p>
          </table:table-cell>
          <table:table-cell table:style-name="ce9" table:formula="of:=[$policy_dataset.H20]" office:value-type="float" office:value="1.2507985209352" calcext:value-type="float">
            <text:p>1.25</text:p>
          </table:table-cell>
          <table:table-cell table:style-name="ce9" table:formula="of:=[$policy_dataset.I20]" office:value-type="float" office:value="9.93495706300953" calcext:value-type="float">
            <text:p>9.93</text:p>
          </table:table-cell>
          <table:table-cell table:style-name="ce9" table:formula="of:=[$policy_dataset.J20]" office:value-type="float" office:value="-205.115491933245" calcext:value-type="float">
            <text:p>-205.12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formula="of:=[$policy_dataset.D21]" office:value-type="string" office:string-value="more active" calcext:value-type="string">
            <text:p>more active</text:p>
          </table:table-cell>
          <table:table-cell table:style-name="ce9" table:formula="of:=[$policy_dataset.E21]" office:value-type="float" office:value="1.94168125375243" calcext:value-type="float">
            <text:p>1.94</text:p>
          </table:table-cell>
          <table:table-cell table:style-name="ce9" table:formula="of:=[$policy_dataset.F21]" office:value-type="float" office:value="1.43017371247001" calcext:value-type="float">
            <text:p>1.43</text:p>
          </table:table-cell>
          <table:table-cell table:style-name="ce9" table:formula="of:=[$policy_dataset.G21]" office:value-type="float" office:value="-0.00438752370144915" calcext:value-type="float">
            <text:p>0.00</text:p>
          </table:table-cell>
          <table:table-cell table:style-name="ce9" table:formula="of:=[$policy_dataset.H21]" office:value-type="float" office:value="0.12711557128196" calcext:value-type="float">
            <text:p>0.13</text:p>
          </table:table-cell>
          <table:table-cell table:style-name="ce9" table:formula="of:=[$policy_dataset.I21]" office:value-type="float" office:value="5.60614576889889" calcext:value-type="float">
            <text:p>5.61</text:p>
          </table:table-cell>
          <table:table-cell table:style-name="ce9" table:formula="of:=[$policy_dataset.J21]" office:value-type="float" office:value="-231.909295320849" calcext:value-type="float">
            <text:p>-231.91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formula="of:=[$policy_dataset.C22]" office:value-type="float" office:value="11" calcext:value-type="float" table:number-columns-spanned="1" table:number-rows-spanned="2">
            <text:p>11</text:p>
          </table:table-cell>
          <table:table-cell table:formula="of:=[$policy_dataset.D22]" office:value-type="string" office:string-value="newer" calcext:value-type="string">
            <text:p>newer</text:p>
          </table:table-cell>
          <table:table-cell table:style-name="ce9" table:formula="of:=[$policy_dataset.E22]" office:value-type="float" office:value="0" calcext:value-type="float">
            <text:p>0.00</text:p>
          </table:table-cell>
          <table:table-cell table:style-name="ce9" table:formula="of:=[$policy_dataset.F22]" office:value-type="float" office:value="2.5642062785694" calcext:value-type="float">
            <text:p>2.56</text:p>
          </table:table-cell>
          <table:table-cell table:style-name="ce9" table:formula="of:=[$policy_dataset.G22]" office:value-type="float" office:value="0.254416734550786" calcext:value-type="float">
            <text:p>0.25</text:p>
          </table:table-cell>
          <table:table-cell table:style-name="ce9" table:formula="of:=[$policy_dataset.H22]" office:value-type="float" office:value="-0.926765446677837" calcext:value-type="float">
            <text:p>-0.93</text:p>
          </table:table-cell>
          <table:table-cell table:style-name="ce9" table:formula="of:=[$policy_dataset.I22]" office:value-type="float" office:value="1.91077894878303" calcext:value-type="float">
            <text:p>1.91</text:p>
          </table:table-cell>
          <table:table-cell table:style-name="ce9" table:formula="of:=[$policy_dataset.J22]" office:value-type="float" office:value="-171.050579582735" calcext:value-type="float">
            <text:p>-171.05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formula="of:=[$policy_dataset.D23]" office:value-type="string" office:string-value="more active" calcext:value-type="string">
            <text:p>more active</text:p>
          </table:table-cell>
          <table:table-cell table:style-name="ce9" table:formula="of:=[$policy_dataset.E23]" office:value-type="float" office:value="6.21266477039774" calcext:value-type="float">
            <text:p>6.21</text:p>
          </table:table-cell>
          <table:table-cell table:style-name="ce9" table:formula="of:=[$policy_dataset.F23]" office:value-type="float" office:value="8.6515379580458" calcext:value-type="float">
            <text:p>8.65</text:p>
          </table:table-cell>
          <table:table-cell table:style-name="ce9" table:formula="of:=[$policy_dataset.G23]" office:value-type="float" office:value="2.44278509844514" calcext:value-type="float">
            <text:p>2.44</text:p>
          </table:table-cell>
          <table:table-cell table:style-name="ce9" table:formula="of:=[$policy_dataset.H23]" office:value-type="float" office:value="1.41769721833954" calcext:value-type="float">
            <text:p>1.42</text:p>
          </table:table-cell>
          <table:table-cell table:style-name="ce9" table:formula="of:=[$policy_dataset.I23]" office:value-type="float" office:value="3.69190453625073" calcext:value-type="float">
            <text:p>3.69</text:p>
          </table:table-cell>
          <table:table-cell table:style-name="ce9" table:formula="of:=[$policy_dataset.J23]" office:value-type="float" office:value="-225.555576168817" calcext:value-type="float">
            <text:p>-225.56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formula="of:=[$policy_dataset.C24]" office:value-type="float" office:value="11" calcext:value-type="float" table:number-columns-spanned="1" table:number-rows-spanned="2">
            <text:p>11</text:p>
          </table:table-cell>
          <table:table-cell table:formula="of:=[$policy_dataset.D24]" office:value-type="string" office:string-value="newer" calcext:value-type="string">
            <text:p>newer</text:p>
          </table:table-cell>
          <table:table-cell table:style-name="ce9" table:formula="of:=[$policy_dataset.E24]" office:value-type="float" office:value="0" calcext:value-type="float">
            <text:p>0.00</text:p>
          </table:table-cell>
          <table:table-cell table:style-name="ce9" table:formula="of:=[$policy_dataset.F24]" office:value-type="float" office:value="3.58833469801337" calcext:value-type="float">
            <text:p>3.59</text:p>
          </table:table-cell>
          <table:table-cell table:style-name="ce9" table:formula="of:=[$policy_dataset.G24]" office:value-type="float" office:value="0.36347477685015" calcext:value-type="float">
            <text:p>0.36</text:p>
          </table:table-cell>
          <table:table-cell table:style-name="ce9" table:formula="of:=[$policy_dataset.H24]" office:value-type="float" office:value="-0.622552165212903" calcext:value-type="float">
            <text:p>-0.62</text:p>
          </table:table-cell>
          <table:table-cell table:style-name="ce9" table:formula="of:=[$policy_dataset.I24]" office:value-type="float" office:value="5.55829232095373" calcext:value-type="float">
            <text:p>5.56</text:p>
          </table:table-cell>
          <table:table-cell table:style-name="ce9" table:formula="of:=[$policy_dataset.J24]" office:value-type="float" office:value="-198.691019164031" calcext:value-type="float">
            <text:p>-198.69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formula="of:=[$policy_dataset.D25]" office:value-type="string" office:string-value="more active" calcext:value-type="string">
            <text:p>more active</text:p>
          </table:table-cell>
          <table:table-cell table:style-name="ce9" table:formula="of:=[$policy_dataset.E25]" office:value-type="float" office:value="6.89956256424511" calcext:value-type="float">
            <text:p>6.90</text:p>
          </table:table-cell>
          <table:table-cell table:style-name="ce9" table:formula="of:=[$policy_dataset.F25]" office:value-type="float" office:value="6.79545946775531" calcext:value-type="float">
            <text:p>6.80</text:p>
          </table:table-cell>
          <table:table-cell table:style-name="ce9" table:formula="of:=[$policy_dataset.G25]" office:value-type="float" office:value="2.30326422670431" calcext:value-type="float">
            <text:p>2.30</text:p>
          </table:table-cell>
          <table:table-cell table:style-name="ce9" table:formula="of:=[$policy_dataset.H25]" office:value-type="float" office:value="4.78935367177114" calcext:value-type="float">
            <text:p>4.79</text:p>
          </table:table-cell>
          <table:table-cell table:style-name="ce9" table:formula="of:=[$policy_dataset.I25]" office:value-type="float" office:value="9.20794372371052" calcext:value-type="float">
            <text:p>9.21</text:p>
          </table:table-cell>
          <table:table-cell table:style-name="ce9" table:formula="of:=[$policy_dataset.J25]" office:value-type="float" office:value="-220.414416141818" calcext:value-type="float">
            <text:p>-220.41</text:p>
          </table:table-cell>
          <table:table-cell table:number-columns-repeated="1014"/>
        </table:table-row>
        <table:table-row table:style-name="ro1">
          <table:covered-table-cell/>
          <table:table-cell table:formula="of:=[$policy_dataset.B26]" office:value-type="float" office:value="0.4" calcext:value-type="float" table:number-columns-spanned="1" table:number-rows-spanned="6">
            <text:p>0.4</text:p>
          </table:table-cell>
          <table:table-cell table:formula="of:=[$policy_dataset.C26]" office:value-type="float" office:value="1" calcext:value-type="float" table:number-columns-spanned="1" table:number-rows-spanned="2">
            <text:p>1</text:p>
          </table:table-cell>
          <table:table-cell table:formula="of:=[$policy_dataset.D26]" office:value-type="string" office:string-value="newer" calcext:value-type="string">
            <text:p>newer</text:p>
          </table:table-cell>
          <table:table-cell table:style-name="ce9" table:formula="of:=[$policy_dataset.E26]" office:value-type="float" office:value="0" calcext:value-type="float">
            <text:p>0.00</text:p>
          </table:table-cell>
          <table:table-cell table:style-name="ce9" table:formula="of:=[$policy_dataset.F26]" office:value-type="float" office:value="2.15522802427139" calcext:value-type="float">
            <text:p>2.16</text:p>
          </table:table-cell>
          <table:table-cell table:style-name="ce9" table:formula="of:=[$policy_dataset.G26]" office:value-type="float" office:value="0.30888281928792" calcext:value-type="float">
            <text:p>0.31</text:p>
          </table:table-cell>
          <table:table-cell table:style-name="ce9" table:formula="of:=[$policy_dataset.H26]" office:value-type="float" office:value="1.13229328629551" calcext:value-type="float">
            <text:p>1.13</text:p>
          </table:table-cell>
          <table:table-cell table:style-name="ce9" table:formula="of:=[$policy_dataset.I26]" office:value-type="float" office:value="1.89217435396512" calcext:value-type="float">
            <text:p>1.89</text:p>
          </table:table-cell>
          <table:table-cell table:style-name="ce9" table:formula="of:=[$policy_dataset.J26]" office:value-type="float" office:value="-265.160229093081" calcext:value-type="float">
            <text:p>-265.16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formula="of:=[$policy_dataset.D27]" office:value-type="string" office:string-value="more active" calcext:value-type="string">
            <text:p>more active</text:p>
          </table:table-cell>
          <table:table-cell table:style-name="ce9" table:formula="of:=[$policy_dataset.E27]" office:value-type="float" office:value="0" calcext:value-type="float">
            <text:p>0.00</text:p>
          </table:table-cell>
          <table:table-cell table:style-name="ce9" table:formula="of:=[$policy_dataset.F27]" office:value-type="float" office:value="2.5251497549432" calcext:value-type="float">
            <text:p>2.53</text:p>
          </table:table-cell>
          <table:table-cell table:style-name="ce9" table:formula="of:=[$policy_dataset.G27]" office:value-type="float" office:value="0.730248864716732" calcext:value-type="float">
            <text:p>0.73</text:p>
          </table:table-cell>
          <table:table-cell table:style-name="ce9" table:formula="of:=[$policy_dataset.H27]" office:value-type="float" office:value="0.649576557110325" calcext:value-type="float">
            <text:p>0.65</text:p>
          </table:table-cell>
          <table:table-cell table:style-name="ce9" table:formula="of:=[$policy_dataset.I27]" office:value-type="float" office:value="1.70548467665625" calcext:value-type="float">
            <text:p>1.71</text:p>
          </table:table-cell>
          <table:table-cell table:style-name="ce9" table:formula="of:=[$policy_dataset.J27]" office:value-type="float" office:value="-230.504652348433" calcext:value-type="float">
            <text:p>-230.50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formula="of:=[$policy_dataset.C28]" office:value-type="float" office:value="1" calcext:value-type="float" table:number-columns-spanned="1" table:number-rows-spanned="2">
            <text:p>1</text:p>
          </table:table-cell>
          <table:table-cell table:formula="of:=[$policy_dataset.D28]" office:value-type="string" office:string-value="newer" calcext:value-type="string">
            <text:p>newer</text:p>
          </table:table-cell>
          <table:table-cell table:style-name="ce9" table:formula="of:=[$policy_dataset.E28]" office:value-type="float" office:value="0" calcext:value-type="float">
            <text:p>0.00</text:p>
          </table:table-cell>
          <table:table-cell table:style-name="ce9" table:formula="of:=[$policy_dataset.F28]" office:value-type="float" office:value="2.01972627043151" calcext:value-type="float">
            <text:p>2.02</text:p>
          </table:table-cell>
          <table:table-cell table:style-name="ce9" table:formula="of:=[$policy_dataset.G28]" office:value-type="float" office:value="0.555212848665092" calcext:value-type="float">
            <text:p>0.56</text:p>
          </table:table-cell>
          <table:table-cell table:style-name="ce9" table:formula="of:=[$policy_dataset.H28]" office:value-type="float" office:value="0.871159515402391" calcext:value-type="float">
            <text:p>0.87</text:p>
          </table:table-cell>
          <table:table-cell table:style-name="ce9" table:formula="of:=[$policy_dataset.I28]" office:value-type="float" office:value="4.37581800938191" calcext:value-type="float">
            <text:p>4.38</text:p>
          </table:table-cell>
          <table:table-cell table:style-name="ce9" table:formula="of:=[$policy_dataset.J28]" office:value-type="float" office:value="-332.836486179282" calcext:value-type="float">
            <text:p>-332.84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formula="of:=[$policy_dataset.D29]" office:value-type="string" office:string-value="more active" calcext:value-type="string">
            <text:p>more active</text:p>
          </table:table-cell>
          <table:table-cell table:style-name="ce9" table:formula="of:=[$policy_dataset.E29]" office:value-type="float" office:value="0" calcext:value-type="float">
            <text:p>0.00</text:p>
          </table:table-cell>
          <table:table-cell table:style-name="ce9" table:formula="of:=[$policy_dataset.F29]" office:value-type="float" office:value="0.908150832179722" calcext:value-type="float">
            <text:p>0.91</text:p>
          </table:table-cell>
          <table:table-cell table:style-name="ce9" table:formula="of:=[$policy_dataset.G29]" office:value-type="float" office:value="0.0290538735878647" calcext:value-type="float">
            <text:p>0.03</text:p>
          </table:table-cell>
          <table:table-cell table:style-name="ce9" table:formula="of:=[$policy_dataset.H29]" office:value-type="float" office:value="0.0246988934439361" calcext:value-type="float">
            <text:p>0.02</text:p>
          </table:table-cell>
          <table:table-cell table:style-name="ce9" table:formula="of:=[$policy_dataset.I29]" office:value-type="float" office:value="4.79583152331281" calcext:value-type="float">
            <text:p>4.80</text:p>
          </table:table-cell>
          <table:table-cell table:style-name="ce9" table:formula="of:=[$policy_dataset.J29]" office:value-type="float" office:value="-313.751385975519" calcext:value-type="float">
            <text:p>-313.75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formula="of:=[$policy_dataset.C30]" office:value-type="float" office:value="5" calcext:value-type="float" table:number-columns-spanned="1" table:number-rows-spanned="2">
            <text:p>5</text:p>
          </table:table-cell>
          <table:table-cell table:formula="of:=[$policy_dataset.D30]" office:value-type="string" office:string-value="newer" calcext:value-type="string">
            <text:p>newer</text:p>
          </table:table-cell>
          <table:table-cell table:style-name="ce9" table:formula="of:=[$policy_dataset.E30]" office:value-type="float" office:value="0" calcext:value-type="float">
            <text:p>0.00</text:p>
          </table:table-cell>
          <table:table-cell table:style-name="ce9" table:formula="of:=[$policy_dataset.F30]" office:value-type="float" office:value="2.62926144864663" calcext:value-type="float">
            <text:p>2.63</text:p>
          </table:table-cell>
          <table:table-cell table:style-name="ce9" table:formula="of:=[$policy_dataset.G30]" office:value-type="float" office:value="-0.895147876472394" calcext:value-type="float">
            <text:p>-0.90</text:p>
          </table:table-cell>
          <table:table-cell table:style-name="ce9" table:formula="of:=[$policy_dataset.H30]" office:value-type="float" office:value="-1.02346485286832" calcext:value-type="float">
            <text:p>-1.02</text:p>
          </table:table-cell>
          <table:table-cell table:style-name="ce9" table:formula="of:=[$policy_dataset.I30]" office:value-type="float" office:value="0.240763278002947" calcext:value-type="float">
            <text:p>0.24</text:p>
          </table:table-cell>
          <table:table-cell table:style-name="ce9" table:formula="of:=[$policy_dataset.J30]" office:value-type="float" office:value="-215.63483016221" calcext:value-type="float">
            <text:p>-215.63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formula="of:=[$policy_dataset.D31]" office:value-type="string" office:string-value="more active" calcext:value-type="string">
            <text:p>more active</text:p>
          </table:table-cell>
          <table:table-cell table:style-name="ce9" table:formula="of:=[$policy_dataset.E31]" office:value-type="float" office:value="2.37977238048402" calcext:value-type="float">
            <text:p>2.38</text:p>
          </table:table-cell>
          <table:table-cell table:style-name="ce9" table:formula="of:=[$policy_dataset.F31]" office:value-type="float" office:value="1.78017667571158" calcext:value-type="float">
            <text:p>1.78</text:p>
          </table:table-cell>
          <table:table-cell table:style-name="ce9" table:formula="of:=[$policy_dataset.G31]" office:value-type="float" office:value="0.251317195115203" calcext:value-type="float">
            <text:p>0.25</text:p>
          </table:table-cell>
          <table:table-cell table:style-name="ce9" table:formula="of:=[$policy_dataset.H31]" office:value-type="float" office:value="-1.17262611076741" calcext:value-type="float">
            <text:p>-1.17</text:p>
          </table:table-cell>
          <table:table-cell table:style-name="ce9" table:formula="of:=[$policy_dataset.I31]" office:value-type="float" office:value="0.081215317099537" calcext:value-type="float">
            <text:p>0.08</text:p>
          </table:table-cell>
          <table:table-cell table:style-name="ce9" table:formula="of:=[$policy_dataset.J31]" office:value-type="float" office:value="-224.693364862352" calcext:value-type="float">
            <text:p>-224.69</text:p>
          </table:table-cell>
          <table:table-cell table:number-columns-repeated="1014"/>
        </table:table-row>
        <table:table-row table:style-name="ro1">
          <table:covered-table-cell/>
          <table:table-cell table:formula="of:=[$policy_dataset.B32]" office:value-type="float" office:value="0.4" calcext:value-type="float" table:number-columns-spanned="1" table:number-rows-spanned="6">
            <text:p>0.4</text:p>
          </table:table-cell>
          <table:table-cell table:formula="of:=[$policy_dataset.C32]" office:value-type="float" office:value="5" calcext:value-type="float" table:number-columns-spanned="1" table:number-rows-spanned="2">
            <text:p>5</text:p>
          </table:table-cell>
          <table:table-cell table:formula="of:=[$policy_dataset.D32]" office:value-type="string" office:string-value="newer" calcext:value-type="string">
            <text:p>newer</text:p>
          </table:table-cell>
          <table:table-cell table:style-name="ce9" table:formula="of:=[$policy_dataset.E32]" office:value-type="float" office:value="0" calcext:value-type="float">
            <text:p>0.00</text:p>
          </table:table-cell>
          <table:table-cell table:style-name="ce9" table:formula="of:=[$policy_dataset.F32]" office:value-type="float" office:value="0.848947870610935" calcext:value-type="float">
            <text:p>0.85</text:p>
          </table:table-cell>
          <table:table-cell table:style-name="ce9" table:formula="of:=[$policy_dataset.G32]" office:value-type="float" office:value="-0.135629833695383" calcext:value-type="float">
            <text:p>-0.14</text:p>
          </table:table-cell>
          <table:table-cell table:style-name="ce9" table:formula="of:=[$policy_dataset.H32]" office:value-type="float" office:value="-2.42355398842702" calcext:value-type="float">
            <text:p>-2.42</text:p>
          </table:table-cell>
          <table:table-cell table:style-name="ce9" table:formula="of:=[$policy_dataset.I32]" office:value-type="float" office:value="3.16227766016833" calcext:value-type="float">
            <text:p>3.16</text:p>
          </table:table-cell>
          <table:table-cell table:style-name="ce9" table:formula="of:=[$policy_dataset.J32]" office:value-type="float" office:value="-301.007377101942" calcext:value-type="float">
            <text:p>-301.01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formula="of:=[$policy_dataset.D33]" office:value-type="string" office:string-value="more active" calcext:value-type="string">
            <text:p>more active</text:p>
          </table:table-cell>
          <table:table-cell table:style-name="ce9" table:formula="of:=[$policy_dataset.E33]" office:value-type="float" office:value="1.59155259026433" calcext:value-type="float">
            <text:p>1.59</text:p>
          </table:table-cell>
          <table:table-cell table:style-name="ce9" table:formula="of:=[$policy_dataset.F33]" office:value-type="float" office:value="3.71859258204724" calcext:value-type="float">
            <text:p>3.72</text:p>
          </table:table-cell>
          <table:table-cell table:style-name="ce9" table:formula="of:=[$policy_dataset.G33]" office:value-type="float" office:value="0.424461544505203" calcext:value-type="float">
            <text:p>0.42</text:p>
          </table:table-cell>
          <table:table-cell table:style-name="ce9" table:formula="of:=[$policy_dataset.H33]" office:value-type="float" office:value="1.89186447906143" calcext:value-type="float">
            <text:p>1.89</text:p>
          </table:table-cell>
          <table:table-cell table:style-name="ce9" table:formula="of:=[$policy_dataset.I33]" office:value-type="float" office:value="5.25357021462548" calcext:value-type="float">
            <text:p>5.25</text:p>
          </table:table-cell>
          <table:table-cell table:style-name="ce9" table:formula="of:=[$policy_dataset.J33]" office:value-type="float" office:value="-285.54310264555" calcext:value-type="float">
            <text:p>-285.54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formula="of:=[$policy_dataset.C34]" office:value-type="float" office:value="11" calcext:value-type="float">
            <text:p>11</text:p>
          </table:table-cell>
          <table:table-cell table:formula="of:=[$policy_dataset.D34]" office:value-type="string" office:string-value="newer" calcext:value-type="string">
            <text:p>newer</text:p>
          </table:table-cell>
          <table:table-cell table:style-name="ce9" table:formula="of:=[$policy_dataset.E34]" office:value-type="float" office:value="0" calcext:value-type="float">
            <text:p>0.00</text:p>
          </table:table-cell>
          <table:table-cell table:style-name="ce9" table:formula="of:=[$policy_dataset.F34]" office:value-type="float" office:value="1.74338045821758" calcext:value-type="float">
            <text:p>1.74</text:p>
          </table:table-cell>
          <table:table-cell table:style-name="ce9" table:formula="of:=[$policy_dataset.G34]" office:value-type="float" office:value="-0.293724008932906" calcext:value-type="float">
            <text:p>-0.29</text:p>
          </table:table-cell>
          <table:table-cell table:style-name="ce9" table:formula="of:=[$policy_dataset.H34]" office:value-type="float" office:value="-0.416350317621415" calcext:value-type="float">
            <text:p>-0.42</text:p>
          </table:table-cell>
          <table:table-cell table:style-name="ce9" table:formula="of:=[$policy_dataset.I34]" office:value-type="float" office:value="0.688641273903713" calcext:value-type="float">
            <text:p>0.69</text:p>
          </table:table-cell>
          <table:table-cell table:style-name="ce9" table:formula="of:=[$policy_dataset.J34]" office:value-type="float" office:value="-203.141771811377" calcext:value-type="float">
            <text:p>-203.14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formula="of:=[$policy_dataset.C35]" office:value-type="float" office:value="11" calcext:value-type="float">
            <text:p>11</text:p>
          </table:table-cell>
          <table:table-cell table:formula="of:=[$policy_dataset.D35]" office:value-type="string" office:string-value="more active" calcext:value-type="string">
            <text:p>more active</text:p>
          </table:table-cell>
          <table:table-cell table:style-name="ce9" table:formula="of:=[$policy_dataset.E35]" office:value-type="float" office:value="5.87570493846556" calcext:value-type="float">
            <text:p>5.88</text:p>
          </table:table-cell>
          <table:table-cell table:style-name="ce9" table:formula="of:=[$policy_dataset.F35]" office:value-type="float" office:value="2.82088256917517" calcext:value-type="float">
            <text:p>2.82</text:p>
          </table:table-cell>
          <table:table-cell table:style-name="ce9" table:formula="of:=[$policy_dataset.G35]" office:value-type="float" office:value="1.0899522619032" calcext:value-type="float">
            <text:p>1.09</text:p>
          </table:table-cell>
          <table:table-cell table:style-name="ce9" table:formula="of:=[$policy_dataset.H35]" office:value-type="float" office:value="-0.227653969422845" calcext:value-type="float">
            <text:p>-0.23</text:p>
          </table:table-cell>
          <table:table-cell table:style-name="ce9" table:formula="of:=[$policy_dataset.I35]" office:value-type="float" office:value="0.856193745062217" calcext:value-type="float">
            <text:p>0.86</text:p>
          </table:table-cell>
          <table:table-cell table:style-name="ce9" table:formula="of:=[$policy_dataset.J35]" office:value-type="float" office:value="-234.37394961549" calcext:value-type="float">
            <text:p>-234.37</text:p>
          </table:table-cell>
          <table:table-cell table:number-columns-repeated="1014"/>
        </table:table-row>
        <table:table-row table:style-name="ro1">
          <table:covered-table-cell table:number-columns-repeated="2"/>
          <table:table-cell table:formula="of:=[$policy_dataset.C36]" office:value-type="float" office:value="11" calcext:value-type="float" table:number-columns-spanned="1" table:number-rows-spanned="2">
            <text:p>11</text:p>
          </table:table-cell>
          <table:table-cell table:formula="of:=[$policy_dataset.D36]" office:value-type="string" office:string-value="newer" calcext:value-type="string">
            <text:p>newer</text:p>
          </table:table-cell>
          <table:table-cell table:style-name="ce9" table:formula="of:=[$policy_dataset.E36]" office:value-type="float" office:value="0" calcext:value-type="float">
            <text:p>0.00</text:p>
          </table:table-cell>
          <table:table-cell table:style-name="ce9" table:formula="of:=[$policy_dataset.F36]" office:value-type="float" office:value="1.72000383898779" calcext:value-type="float">
            <text:p>1.72</text:p>
          </table:table-cell>
          <table:table-cell table:style-name="ce9" table:formula="of:=[$policy_dataset.G36]" office:value-type="float" office:value="0.254169487554963" calcext:value-type="float">
            <text:p>0.25</text:p>
          </table:table-cell>
          <table:table-cell table:style-name="ce9" table:formula="of:=[$policy_dataset.H36]" office:value-type="float" office:value="1.13253855170121" calcext:value-type="float">
            <text:p>1.13</text:p>
          </table:table-cell>
          <table:table-cell table:style-name="ce9" table:formula="of:=[$policy_dataset.I36]" office:value-type="float" office:value="4.08989886516436" calcext:value-type="float">
            <text:p>4.09</text:p>
          </table:table-cell>
          <table:table-cell table:style-name="ce9" table:formula="of:=[$policy_dataset.J36]" office:value-type="float" office:value="-279.152382310097" calcext:value-type="float">
            <text:p>-279.15</text:p>
          </table:table-cell>
          <table:table-cell table:number-columns-repeated="1014"/>
        </table:table-row>
        <table:table-row table:style-name="ro1">
          <table:covered-table-cell table:number-columns-repeated="3"/>
          <table:table-cell table:formula="of:=[$policy_dataset.D37]" office:value-type="string" office:string-value="more active" calcext:value-type="string">
            <text:p>more active</text:p>
          </table:table-cell>
          <table:table-cell table:style-name="ce9" table:formula="of:=[$policy_dataset.E37]" office:value-type="float" office:value="5.29081885061146" calcext:value-type="float">
            <text:p>5.29</text:p>
          </table:table-cell>
          <table:table-cell table:style-name="ce9" table:formula="of:=[$policy_dataset.F37]" office:value-type="float" office:value="3.22568182764043" calcext:value-type="float">
            <text:p>3.23</text:p>
          </table:table-cell>
          <table:table-cell table:style-name="ce9" table:formula="of:=[$policy_dataset.G37]" office:value-type="float" office:value="1.44310800189629" calcext:value-type="float">
            <text:p>1.44</text:p>
          </table:table-cell>
          <table:table-cell table:style-name="ce9" table:formula="of:=[$policy_dataset.H37]" office:value-type="float" office:value="3.43059865030084" calcext:value-type="float">
            <text:p>3.43</text:p>
          </table:table-cell>
          <table:table-cell table:style-name="ce9" table:formula="of:=[$policy_dataset.I37]" office:value-type="float" office:value="6.62890231670771" calcext:value-type="float">
            <text:p>6.63</text:p>
          </table:table-cell>
          <table:table-cell table:style-name="ce9" table:formula="of:=[$policy_dataset.J37]" office:value-type="float" office:value="-293.716767864896" calcext:value-type="float">
            <text:p>-293.72</text:p>
          </table:table-cell>
          <table:table-cell table:number-columns-repeated="1014"/>
        </table:table-row>
        <table:table-row table:style-name="ro1" table:number-rows-repeated="104853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policy_viz.E2:policy_viz.J37">
            <calcext:condition calcext:apply-style-name="degraded" calcext:value="&lt;-2" calcext:base-cell-address="policy_viz.E2"/>
            <calcext:condition calcext:apply-style-name="improved" calcext:value="&gt;2" calcext:base-cell-address="policy_viz.E2"/>
          </calcext:conditional-format>
        </calcext:conditional-formats>
      </table:table>
      <table:table table:name="policy_map" table:style-name="ta1">
        <table:table-column table:style-name="co6" table:default-cell-style-name="ce3"/>
        <table:table-column table:style-name="co11" table:default-cell-style-name="ce6"/>
        <table:table-column table:style-name="co12" table:number-columns-repeated="8" table:default-cell-style-name="ce16"/>
        <table:table-column table:style-name="co12" table:number-columns-repeated="3" table:default-cell-style-name="ce25"/>
        <table:table-column table:style-name="co12" table:default-cell-style-name="ce33"/>
        <table:table-column table:style-name="co12" table:default-cell-style-name="ce17"/>
        <table:table-column table:style-name="co12" table:number-columns-repeated="4" table:default-cell-style-name="ce25"/>
        <table:table-column table:style-name="co12" table:default-cell-style-name="ce33"/>
        <table:table-row table:style-name="ro1">
          <table:table-cell table:formula="of:=[$priority_viz.A2]" office:value-type="string" office:string-value="False" calcext:value-type="string" table:number-columns-spanned="1" table:number-rows-spanned="2">
            <text:p>False</text:p>
          </table:table-cell>
          <table:table-cell table:style-name="ce3"/>
          <table:table-cell table:style-name="ce3" office:value-type="float" office:value="0.1" calcext:value-type="float" table:number-columns-spanned="6" table:number-rows-spanned="1">
            <text:p>0.1</text:p>
          </table:table-cell>
          <table:covered-table-cell table:number-columns-repeated="5" table:style-name="ce3"/>
          <table:table-cell table:style-name="ce3" office:value-type="float" office:value="0.2" calcext:value-type="float" table:number-columns-spanned="6" table:number-rows-spanned="1">
            <text:p>0.2</text:p>
          </table:table-cell>
          <table:covered-table-cell table:number-columns-repeated="5" table:style-name="ce3"/>
          <table:table-cell table:style-name="ce3" office:value-type="float" office:value="0.4" calcext:value-type="float" table:number-columns-spanned="6" table:number-rows-spanned="1">
            <text:p>0.4</text:p>
          </table:table-cell>
          <table:covered-table-cell table:number-columns-repeated="5" table:style-name="ce3"/>
        </table:table-row>
        <table:table-row table:style-name="ro1">
          <table:covered-table-cell/>
          <table:table-cell office:value-type="string" calcext:value-type="string">
            <text:p>priority</text:p>
          </table:table-cell>
          <table:table-cell table:style-name="ce6" office:value-type="string" calcext:value-type="string">
            <text:p>inc_d</text:p>
          </table:table-cell>
          <table:table-cell table:style-name="ce6" office:value-type="string" calcext:value-type="string">
            <text:p>inc_gini</text:p>
          </table:table-cell>
          <table:table-cell table:style-name="ce6" office:value-type="string" calcext:value-type="string">
            <text:p>diversity</text:p>
          </table:table-cell>
          <table:table-cell table:style-name="ce6" office:value-type="string" calcext:value-type="string">
            <text:p>activity</text:p>
          </table:table-cell>
          <table:table-cell table:style-name="ce6" office:value-type="string" calcext:value-type="string">
            <text:p>loyalty</text:p>
          </table:table-cell>
          <table:table-cell table:style-name="ce6" office:value-type="string" calcext:value-type="string">
            <text:p>effort red</text:p>
          </table:table-cell>
          <table:table-cell table:style-name="ce6" office:value-type="string" calcext:value-type="string">
            <text:p>inc_d</text:p>
          </table:table-cell>
          <table:table-cell table:style-name="ce6" office:value-type="string" calcext:value-type="string">
            <text:p>inc_gini</text:p>
          </table:table-cell>
          <table:table-cell table:style-name="ce6" office:value-type="string" calcext:value-type="string">
            <text:p>diversity</text:p>
          </table:table-cell>
          <table:table-cell table:style-name="ce6" office:value-type="string" calcext:value-type="string">
            <text:p>activity</text:p>
          </table:table-cell>
          <table:table-cell table:style-name="ce6" office:value-type="string" calcext:value-type="string">
            <text:p>loyalty</text:p>
          </table:table-cell>
          <table:table-cell table:style-name="ce6" office:value-type="string" calcext:value-type="string">
            <text:p>effort red</text:p>
          </table:table-cell>
          <table:table-cell table:style-name="ce6" office:value-type="string" calcext:value-type="string">
            <text:p>inc_d</text:p>
          </table:table-cell>
          <table:table-cell table:style-name="ce6" office:value-type="string" calcext:value-type="string">
            <text:p>inc_gini</text:p>
          </table:table-cell>
          <table:table-cell table:style-name="ce6" office:value-type="string" calcext:value-type="string">
            <text:p>diversity</text:p>
          </table:table-cell>
          <table:table-cell table:style-name="ce6" office:value-type="string" calcext:value-type="string">
            <text:p>activity</text:p>
          </table:table-cell>
          <table:table-cell table:style-name="ce6" office:value-type="string" calcext:value-type="string">
            <text:p>loyalty</text:p>
          </table:table-cell>
          <table:table-cell table:style-name="ce6" office:value-type="string" calcext:value-type="string">
            <text:p>effort red</text:p>
          </table:table-cell>
        </table:table-row>
        <table:table-row table:style-name="ro1">
          <table:table-cell office:value-type="float" office:value="1" calcext:value-type="float" table:number-columns-spanned="1" table:number-rows-spanned="2">
            <text:p>1</text:p>
          </table:table-cell>
          <table:table-cell office:value-type="string" calcext:value-type="string">
            <text:p>newer</text:p>
          </table:table-cell>
          <table:table-cell table:style-name="ce10" table:formula="of:=[$policy_viz.E2]" office:value-type="float" office:value="0" calcext:value-type="float">
            <text:p>0.00</text:p>
          </table:table-cell>
          <table:table-cell table:style-name="ce19" table:formula="of:=[$policy_viz.F2]" office:value-type="float" office:value="2.37218251543546" calcext:value-type="float">
            <text:p>2.37</text:p>
          </table:table-cell>
          <table:table-cell table:style-name="ce19" table:formula="of:=[$policy_viz.G2]" office:value-type="float" office:value="-0.144000999251778" calcext:value-type="float">
            <text:p>-0.14</text:p>
          </table:table-cell>
          <table:table-cell table:style-name="ce19" table:formula="of:=[$policy_viz.H2]" office:value-type="float" office:value="1.2341624513404" calcext:value-type="float">
            <text:p>1.23</text:p>
          </table:table-cell>
          <table:table-cell table:style-name="ce19" table:formula="of:=[$policy_viz.I2]" office:value-type="float" office:value="5.68032261758488" calcext:value-type="float">
            <text:p>5.68</text:p>
          </table:table-cell>
          <table:table-cell table:style-name="ce27" table:formula="of:=[$policy_viz.J2]" office:value-type="float" office:value="-161.576323140513" calcext:value-type="float">
            <text:p>-161.58</text:p>
          </table:table-cell>
          <table:table-cell table:style-name="ce10" table:formula="of:=[$policy_viz.E8]" office:value-type="float" office:value="0" calcext:value-type="float">
            <text:p>0.00</text:p>
          </table:table-cell>
          <table:table-cell table:style-name="ce19" table:formula="of:=[$policy_viz.F8]" office:value-type="float" office:value="1.583496927025" calcext:value-type="float">
            <text:p>1.58</text:p>
          </table:table-cell>
          <table:table-cell table:formula="of:=[$policy_viz.G8]" office:value-type="float" office:value="0.433463961024461" calcext:value-type="float">
            <text:p>0.43</text:p>
          </table:table-cell>
          <table:table-cell table:formula="of:=[$policy_viz.H8]" office:value-type="float" office:value="-0.698939453896105" calcext:value-type="float">
            <text:p>-0.70</text:p>
          </table:table-cell>
          <table:table-cell table:formula="of:=[$policy_viz.I8]" office:value-type="float" office:value="6.48397125388349" calcext:value-type="float">
            <text:p>6.48</text:p>
          </table:table-cell>
          <table:table-cell table:formula="of:=[$policy_viz.J8]" office:value-type="float" office:value="-185.16921293635" calcext:value-type="float">
            <text:p>-185.17</text:p>
          </table:table-cell>
          <table:table-cell table:formula="of:=[$policy_viz.E14]" office:value-type="float" office:value="0" calcext:value-type="float">
            <text:p>0.00</text:p>
          </table:table-cell>
          <table:table-cell table:formula="of:=[$policy_viz.F14]" office:value-type="float" office:value="1.82327354016636" calcext:value-type="float">
            <text:p>1.82</text:p>
          </table:table-cell>
          <table:table-cell table:formula="of:=[$policy_viz.G14]" office:value-type="float" office:value="0.28066231825325" calcext:value-type="float">
            <text:p>0.28</text:p>
          </table:table-cell>
          <table:table-cell table:formula="of:=[$policy_viz.H14]" office:value-type="float" office:value="0.984847945302326" calcext:value-type="float">
            <text:p>0.98</text:p>
          </table:table-cell>
          <table:table-cell table:formula="of:=[$policy_viz.I14]" office:value-type="float" office:value="3.42900426091683" calcext:value-type="float">
            <text:p>3.43</text:p>
          </table:table-cell>
          <table:table-cell table:formula="of:=[$policy_viz.J14]" office:value-type="float" office:value="-172.241426332301" calcext:value-type="float">
            <text:p>-172.24</text:p>
          </table:table-cell>
        </table:table-row>
        <table:table-row table:style-name="ro1">
          <table:covered-table-cell/>
          <table:table-cell office:value-type="string" calcext:value-type="string">
            <text:p>more active</text:p>
          </table:table-cell>
          <table:table-cell table:style-name="ce11" table:formula="of:=[$policy_viz.E3]" office:value-type="float" office:value="1.96859693141204" calcext:value-type="float">
            <text:p>1.97</text:p>
          </table:table-cell>
          <table:table-cell table:style-name="ce20" table:formula="of:=[$policy_viz.F3]" office:value-type="float" office:value="3.8221208508039" calcext:value-type="float">
            <text:p>3.82</text:p>
          </table:table-cell>
          <table:table-cell table:style-name="ce20" table:formula="of:=[$policy_viz.G3]" office:value-type="float" office:value="0.189848608119892" calcext:value-type="float">
            <text:p>0.19</text:p>
          </table:table-cell>
          <table:table-cell table:style-name="ce20" table:formula="of:=[$policy_viz.H3]" office:value-type="float" office:value="0.108914448703492" calcext:value-type="float">
            <text:p>0.11</text:p>
          </table:table-cell>
          <table:table-cell table:style-name="ce20" table:formula="of:=[$policy_viz.I3]" office:value-type="float" office:value="5.42994617715438" calcext:value-type="float">
            <text:p>5.43</text:p>
          </table:table-cell>
          <table:table-cell table:style-name="ce28" table:formula="of:=[$policy_viz.J3]" office:value-type="float" office:value="-164.465853638718" calcext:value-type="float">
            <text:p>-164.47</text:p>
          </table:table-cell>
          <table:table-cell table:style-name="ce11" table:formula="of:=[$policy_viz.E9]" office:value-type="float" office:value="4.86554477114982" calcext:value-type="float">
            <text:p>4.87</text:p>
          </table:table-cell>
          <table:table-cell table:style-name="ce20" table:formula="of:=[$policy_viz.F9]" office:value-type="float" office:value="4.35868605974242" calcext:value-type="float">
            <text:p>4.36</text:p>
          </table:table-cell>
          <table:table-cell table:style-name="ce26" table:formula="of:=[$policy_viz.G9]" office:value-type="float" office:value="0.851955870124421" calcext:value-type="float">
            <text:p>0.85</text:p>
          </table:table-cell>
          <table:table-cell table:style-name="ce26" table:formula="of:=[$policy_viz.H9]" office:value-type="float" office:value="0.664581118568372" calcext:value-type="float">
            <text:p>0.66</text:p>
          </table:table-cell>
          <table:table-cell table:style-name="ce26" table:formula="of:=[$policy_viz.I9]" office:value-type="float" office:value="7.7583327702258" calcext:value-type="float">
            <text:p>7.76</text:p>
          </table:table-cell>
          <table:table-cell table:style-name="ce34" table:formula="of:=[$policy_viz.J9]" office:value-type="float" office:value="-183.96220412294" calcext:value-type="float">
            <text:p>-183.96</text:p>
          </table:table-cell>
          <table:table-cell table:style-name="ce18" table:formula="of:=[$policy_viz.E15]" office:value-type="float" office:value="0.999999999999999" calcext:value-type="float">
            <text:p>1.00</text:p>
          </table:table-cell>
          <table:table-cell table:style-name="ce26" table:formula="of:=[$policy_viz.F15]" office:value-type="float" office:value="2.38323732028838" calcext:value-type="float">
            <text:p>2.38</text:p>
          </table:table-cell>
          <table:table-cell table:style-name="ce26" table:formula="of:=[$policy_viz.G15]" office:value-type="float" office:value="-0.686974559125028" calcext:value-type="float">
            <text:p>-0.69</text:p>
          </table:table-cell>
          <table:table-cell table:style-name="ce26" table:formula="of:=[$policy_viz.H15]" office:value-type="float" office:value="-0.296927272847813" calcext:value-type="float">
            <text:p>-0.30</text:p>
          </table:table-cell>
          <table:table-cell table:style-name="ce26" table:formula="of:=[$policy_viz.I15]" office:value-type="float" office:value="2.32063968987868" calcext:value-type="float">
            <text:p>2.32</text:p>
          </table:table-cell>
          <table:table-cell table:style-name="ce34" table:formula="of:=[$policy_viz.J15]" office:value-type="float" office:value="-178.013373107537" calcext:value-type="float">
            <text:p>-178.01</text:p>
          </table:table-cell>
        </table:table-row>
        <table:table-row table:style-name="ro1">
          <table:table-cell office:value-type="float" office:value="5" calcext:value-type="float" table:number-columns-spanned="1" table:number-rows-spanned="2">
            <text:p>5</text:p>
          </table:table-cell>
          <table:table-cell office:value-type="string" calcext:value-type="string">
            <text:p>newer</text:p>
          </table:table-cell>
          <table:table-cell table:style-name="ce12" table:formula="of:=[$policy_viz.E4]" office:value-type="float" office:value="0" calcext:value-type="float">
            <text:p>0.00</text:p>
          </table:table-cell>
          <table:table-cell table:style-name="ce21" table:formula="of:=[$policy_viz.F4]" office:value-type="float" office:value="2.66064334768251" calcext:value-type="float">
            <text:p>2.66</text:p>
          </table:table-cell>
          <table:table-cell table:style-name="ce21" table:formula="of:=[$policy_viz.G4]" office:value-type="float" office:value="-0.773948052592871" calcext:value-type="float">
            <text:p>-0.77</text:p>
          </table:table-cell>
          <table:table-cell table:style-name="ce21" table:formula="of:=[$policy_viz.H4]" office:value-type="float" office:value="-0.209546284222678" calcext:value-type="float">
            <text:p>-0.21</text:p>
          </table:table-cell>
          <table:table-cell table:style-name="ce21" table:formula="of:=[$policy_viz.I4]" office:value-type="float" office:value="8.67689041970652" calcext:value-type="float">
            <text:p>8.68</text:p>
          </table:table-cell>
          <table:table-cell table:style-name="ce29" table:formula="of:=[$policy_viz.J4]" office:value-type="float" office:value="-176.968486429237" calcext:value-type="float">
            <text:p>-176.97</text:p>
          </table:table-cell>
          <table:table-cell table:style-name="ce35" table:formula="of:=[$policy_viz.E10]" office:value-type="float" office:value="1.17083770316484" calcext:value-type="float">
            <text:p>1.17</text:p>
          </table:table-cell>
          <table:table-cell table:style-name="ce37" table:formula="of:=[$policy_viz.F10]" office:value-type="float" office:value="1.43316304244659" calcext:value-type="float">
            <text:p>1.43</text:p>
          </table:table-cell>
          <table:table-cell table:style-name="ce39" table:formula="of:=[$policy_viz.G10]" office:value-type="float" office:value="0.00452206129131758" calcext:value-type="float">
            <text:p>0.00</text:p>
          </table:table-cell>
          <table:table-cell table:style-name="ce39" table:formula="of:=[$policy_viz.H10]" office:value-type="float" office:value="0.0916394487241985" calcext:value-type="float">
            <text:p>0.09</text:p>
          </table:table-cell>
          <table:table-cell table:style-name="ce39" table:formula="of:=[$policy_viz.I10]" office:value-type="float" office:value="4.14661747874106" calcext:value-type="float">
            <text:p>4.15</text:p>
          </table:table-cell>
          <table:table-cell table:style-name="ce41" table:formula="of:=[$policy_viz.J10]" office:value-type="float" office:value="-178.735133179165" calcext:value-type="float">
            <text:p>-178.74</text:p>
          </table:table-cell>
          <table:table-cell table:formula="of:=[$policy_viz.E16]" office:value-type="float" office:value="0" calcext:value-type="float">
            <text:p>0.00</text:p>
          </table:table-cell>
          <table:table-cell table:formula="of:=[$policy_viz.F16]" office:value-type="float" office:value="2.4230611769507" calcext:value-type="float">
            <text:p>2.42</text:p>
          </table:table-cell>
          <table:table-cell table:formula="of:=[$policy_viz.G16]" office:value-type="float" office:value="0.0591723632458692" calcext:value-type="float">
            <text:p>0.06</text:p>
          </table:table-cell>
          <table:table-cell table:formula="of:=[$policy_viz.H16]" office:value-type="float" office:value="0.933671320761554" calcext:value-type="float">
            <text:p>0.93</text:p>
          </table:table-cell>
          <table:table-cell table:formula="of:=[$policy_viz.I16]" office:value-type="float" office:value="7.31792413063815" calcext:value-type="float">
            <text:p>7.32</text:p>
          </table:table-cell>
          <table:table-cell table:formula="of:=[$policy_viz.J16]" office:value-type="float" office:value="-196.185516157689" calcext:value-type="float">
            <text:p>-196.19</text:p>
          </table:table-cell>
        </table:table-row>
        <table:table-row table:style-name="ro1">
          <table:covered-table-cell/>
          <table:table-cell office:value-type="string" calcext:value-type="string">
            <text:p>more active</text:p>
          </table:table-cell>
          <table:table-cell table:style-name="ce13" table:formula="of:=[$policy_viz.E5]" office:value-type="float" office:value="1.7999482595073" calcext:value-type="float">
            <text:p>1.80</text:p>
          </table:table-cell>
          <table:table-cell table:style-name="ce22" table:formula="of:=[$policy_viz.F5]" office:value-type="float" office:value="3.11919866179579" calcext:value-type="float">
            <text:p>3.12</text:p>
          </table:table-cell>
          <table:table-cell table:style-name="ce22" table:formula="of:=[$policy_viz.G5]" office:value-type="float" office:value="-0.15847037926086" calcext:value-type="float">
            <text:p>-0.16</text:p>
          </table:table-cell>
          <table:table-cell table:style-name="ce22" table:formula="of:=[$policy_viz.H5]" office:value-type="float" office:value="0.512827848175693" calcext:value-type="float">
            <text:p>0.51</text:p>
          </table:table-cell>
          <table:table-cell table:style-name="ce22" table:formula="of:=[$policy_viz.I5]" office:value-type="float" office:value="7.40777338276503" calcext:value-type="float">
            <text:p>7.41</text:p>
          </table:table-cell>
          <table:table-cell table:style-name="ce30" table:formula="of:=[$policy_viz.J5]" office:value-type="float" office:value="-187.0487161608" calcext:value-type="float">
            <text:p>-187.05</text:p>
          </table:table-cell>
          <table:table-cell table:style-name="ce36" table:formula="of:=[$policy_viz.E11]" office:value-type="float" office:value="8.65251132048758" calcext:value-type="float">
            <text:p>8.65</text:p>
          </table:table-cell>
          <table:table-cell table:style-name="ce38" table:formula="of:=[$policy_viz.F11]" office:value-type="float" office:value="11.9189517869099" calcext:value-type="float">
            <text:p>11.92</text:p>
          </table:table-cell>
          <table:table-cell table:style-name="ce40" table:formula="of:=[$policy_viz.G11]" office:value-type="float" office:value="5.83540090237229" calcext:value-type="float">
            <text:p>5.84</text:p>
          </table:table-cell>
          <table:table-cell table:style-name="ce40" table:formula="of:=[$policy_viz.H11]" office:value-type="float" office:value="6.15933485008971" calcext:value-type="float">
            <text:p>6.16</text:p>
          </table:table-cell>
          <table:table-cell table:style-name="ce40" table:formula="of:=[$policy_viz.I11]" office:value-type="float" office:value="9.28203121027808" calcext:value-type="float">
            <text:p>9.28</text:p>
          </table:table-cell>
          <table:table-cell table:style-name="ce42" table:formula="of:=[$policy_viz.J11]" office:value-type="float" office:value="-156.455995849489" calcext:value-type="float">
            <text:p>-156.46</text:p>
          </table:table-cell>
          <table:table-cell table:style-name="ce18" table:formula="of:=[$policy_viz.E17]" office:value-type="float" office:value="0" calcext:value-type="float">
            <text:p>0.00</text:p>
          </table:table-cell>
          <table:table-cell table:style-name="ce26" table:formula="of:=[$policy_viz.F17]" office:value-type="float" office:value="2.49761685842143" calcext:value-type="float">
            <text:p>2.50</text:p>
          </table:table-cell>
          <table:table-cell table:style-name="ce26" table:formula="of:=[$policy_viz.G17]" office:value-type="float" office:value="0.0161669039833995" calcext:value-type="float">
            <text:p>0.02</text:p>
          </table:table-cell>
          <table:table-cell table:style-name="ce26" table:formula="of:=[$policy_viz.H17]" office:value-type="float" office:value="-0.319396765628671" calcext:value-type="float">
            <text:p>-0.32</text:p>
          </table:table-cell>
          <table:table-cell table:style-name="ce26" table:formula="of:=[$policy_viz.I17]" office:value-type="float" office:value="6.73573036751502" calcext:value-type="float">
            <text:p>6.74</text:p>
          </table:table-cell>
          <table:table-cell table:style-name="ce34" table:formula="of:=[$policy_viz.J17]" office:value-type="float" office:value="-218.854160433469" calcext:value-type="float">
            <text:p>-218.85</text:p>
          </table:table-cell>
        </table:table-row>
        <table:table-row table:style-name="ro1">
          <table:table-cell office:value-type="float" office:value="11" calcext:value-type="float" table:number-columns-spanned="1" table:number-rows-spanned="2">
            <text:p>11</text:p>
          </table:table-cell>
          <table:table-cell office:value-type="string" calcext:value-type="string">
            <text:p>newer</text:p>
          </table:table-cell>
          <table:table-cell table:style-name="ce14" table:formula="of:=[$policy_viz.E14]" office:value-type="float" office:value="0" calcext:value-type="float">
            <text:p>0.00</text:p>
          </table:table-cell>
          <table:table-cell table:style-name="ce23" table:formula="of:=[$policy_viz.F14]" office:value-type="float" office:value="1.82327354016636" calcext:value-type="float">
            <text:p>1.82</text:p>
          </table:table-cell>
          <table:table-cell table:style-name="ce23" table:formula="of:=[$policy_viz.G14]" office:value-type="float" office:value="0.28066231825325" calcext:value-type="float">
            <text:p>0.28</text:p>
          </table:table-cell>
          <table:table-cell table:style-name="ce23" table:formula="of:=[$policy_viz.H14]" office:value-type="float" office:value="0.984847945302326" calcext:value-type="float">
            <text:p>0.98</text:p>
          </table:table-cell>
          <table:table-cell table:style-name="ce23" table:formula="of:=[$policy_viz.I14]" office:value-type="float" office:value="3.42900426091683" calcext:value-type="float">
            <text:p>3.43</text:p>
          </table:table-cell>
          <table:table-cell table:style-name="ce31" table:formula="of:=[$policy_viz.J14]" office:value-type="float" office:value="-172.241426332301" calcext:value-type="float">
            <text:p>-172.24</text:p>
          </table:table-cell>
          <table:table-cell table:style-name="ce14" table:formula="of:=[$policy_viz.E12]" office:value-type="float" office:value="0" calcext:value-type="float">
            <text:p>0.00</text:p>
          </table:table-cell>
          <table:table-cell table:style-name="ce23" table:formula="of:=[$policy_viz.F12]" office:value-type="float" office:value="3.24853570188928" calcext:value-type="float">
            <text:p>3.25</text:p>
          </table:table-cell>
          <table:table-cell table:formula="of:=[$policy_viz.G12]" office:value-type="float" office:value="0.0749207146671386" calcext:value-type="float">
            <text:p>0.07</text:p>
          </table:table-cell>
          <table:table-cell table:formula="of:=[$policy_viz.H12]" office:value-type="float" office:value="-1.88474483412403" calcext:value-type="float">
            <text:p>-1.88</text:p>
          </table:table-cell>
          <table:table-cell table:formula="of:=[$policy_viz.I12]" office:value-type="float" office:value="5.76584748499341" calcext:value-type="float">
            <text:p>5.77</text:p>
          </table:table-cell>
          <table:table-cell table:formula="of:=[$policy_viz.J12]" office:value-type="float" office:value="-163.313311400746" calcext:value-type="float">
            <text:p>-163.31</text:p>
          </table:table-cell>
          <table:table-cell table:formula="of:=[$policy_viz.E17]" office:value-type="float" office:value="0" calcext:value-type="float">
            <text:p>0.00</text:p>
          </table:table-cell>
          <table:table-cell table:formula="of:=[$policy_viz.F17]" office:value-type="float" office:value="2.49761685842143" calcext:value-type="float">
            <text:p>2.50</text:p>
          </table:table-cell>
          <table:table-cell table:formula="of:=[$policy_viz.G17]" office:value-type="float" office:value="0.0161669039833995" calcext:value-type="float">
            <text:p>0.02</text:p>
          </table:table-cell>
          <table:table-cell table:formula="of:=[$policy_viz.H17]" office:value-type="float" office:value="-0.319396765628671" calcext:value-type="float">
            <text:p>-0.32</text:p>
          </table:table-cell>
          <table:table-cell table:formula="of:=[$policy_viz.I17]" office:value-type="float" office:value="6.73573036751502" calcext:value-type="float">
            <text:p>6.74</text:p>
          </table:table-cell>
          <table:table-cell table:formula="of:=[$policy_viz.J17]" office:value-type="float" office:value="-218.854160433469" calcext:value-type="float">
            <text:p>-218.85</text:p>
          </table:table-cell>
        </table:table-row>
        <table:table-row table:style-name="ro1">
          <table:covered-table-cell/>
          <table:table-cell office:value-type="string" calcext:value-type="string">
            <text:p>more active</text:p>
          </table:table-cell>
          <table:table-cell table:style-name="ce15" table:formula="of:=[$policy_viz.E15]" office:value-type="float" office:value="0.999999999999999" calcext:value-type="float">
            <text:p>1.00</text:p>
          </table:table-cell>
          <table:table-cell table:style-name="ce24" table:formula="of:=[$policy_viz.F15]" office:value-type="float" office:value="2.38323732028838" calcext:value-type="float">
            <text:p>2.38</text:p>
          </table:table-cell>
          <table:table-cell table:style-name="ce24" table:formula="of:=[$policy_viz.G15]" office:value-type="float" office:value="-0.686974559125028" calcext:value-type="float">
            <text:p>-0.69</text:p>
          </table:table-cell>
          <table:table-cell table:style-name="ce24" table:formula="of:=[$policy_viz.H15]" office:value-type="float" office:value="-0.296927272847813" calcext:value-type="float">
            <text:p>-0.30</text:p>
          </table:table-cell>
          <table:table-cell table:style-name="ce24" table:formula="of:=[$policy_viz.I15]" office:value-type="float" office:value="2.32063968987868" calcext:value-type="float">
            <text:p>2.32</text:p>
          </table:table-cell>
          <table:table-cell table:style-name="ce32" table:formula="of:=[$policy_viz.J15]" office:value-type="float" office:value="-178.013373107537" calcext:value-type="float">
            <text:p>-178.01</text:p>
          </table:table-cell>
          <table:table-cell table:style-name="ce15" table:formula="of:=[$policy_viz.E13]" office:value-type="float" office:value="9.83427308579306" calcext:value-type="float">
            <text:p>9.83</text:p>
          </table:table-cell>
          <table:table-cell table:style-name="ce24" table:formula="of:=[$policy_viz.F13]" office:value-type="float" office:value="14.4038446354546" calcext:value-type="float">
            <text:p>14.40</text:p>
          </table:table-cell>
          <table:table-cell table:style-name="ce26" table:formula="of:=[$policy_viz.G13]" office:value-type="float" office:value="6.35901740005659" calcext:value-type="float">
            <text:p>6.36</text:p>
          </table:table-cell>
          <table:table-cell table:style-name="ce26" table:formula="of:=[$policy_viz.H13]" office:value-type="float" office:value="8.50096470133077" calcext:value-type="float">
            <text:p>8.50</text:p>
          </table:table-cell>
          <table:table-cell table:style-name="ce26" table:formula="of:=[$policy_viz.I13]" office:value-type="float" office:value="11.4126152929683" calcext:value-type="float">
            <text:p>11.41</text:p>
          </table:table-cell>
          <table:table-cell table:style-name="ce34" table:formula="of:=[$policy_viz.J13]" office:value-type="float" office:value="-207.757645599191" calcext:value-type="float">
            <text:p>-207.76</text:p>
          </table:table-cell>
          <table:table-cell table:style-name="ce18" table:formula="of:=[$policy_viz.E18]" office:value-type="float" office:value="0" calcext:value-type="float">
            <text:p>0.00</text:p>
          </table:table-cell>
          <table:table-cell table:style-name="ce26" table:formula="of:=[$policy_viz.F18]" office:value-type="float" office:value="2.34772502137035" calcext:value-type="float">
            <text:p>2.35</text:p>
          </table:table-cell>
          <table:table-cell table:style-name="ce26" table:formula="of:=[$policy_viz.G18]" office:value-type="float" office:value="0.122220290159091" calcext:value-type="float">
            <text:p>0.12</text:p>
          </table:table-cell>
          <table:table-cell table:style-name="ce26" table:formula="of:=[$policy_viz.H18]" office:value-type="float" office:value="-0.835197242593499" calcext:value-type="float">
            <text:p>-0.84</text:p>
          </table:table-cell>
          <table:table-cell table:style-name="ce26" table:formula="of:=[$policy_viz.I18]" office:value-type="float" office:value="0.905287155063069" calcext:value-type="float">
            <text:p>0.91</text:p>
          </table:table-cell>
          <table:table-cell table:style-name="ce34" table:formula="of:=[$policy_viz.J18]" office:value-type="float" office:value="-162.734079764871" calcext:value-type="float">
            <text:p>-162.73</text:p>
          </table:table-cell>
        </table:table-row>
        <table:table-row table:style-name="ro1" table:number-rows-repeated="2">
          <table:table-cell/>
          <table:table-cell table:style-name="ce3"/>
          <table:table-cell table:number-columns-repeated="8"/>
          <table:table-cell table:style-name="ce16" table:number-columns-repeated="10"/>
        </table:table-row>
        <table:table-row table:style-name="ro1">
          <table:table-cell table:style-name="ce5" table:formula="of:=[$priority_viz.A20]" office:value-type="string" office:string-value="True" calcext:value-type="string">
            <text:p>True</text:p>
          </table:table-cell>
          <table:table-cell table:style-name="ce3"/>
          <table:table-cell table:number-columns-repeated="8"/>
          <table:table-cell table:style-name="ce16" table:number-columns-repeated="10"/>
        </table:table-row>
        <table:table-row table:style-name="ro1">
          <table:table-cell office:value-type="float" office:value="1" calcext:value-type="float" table:number-columns-spanned="1" table:number-rows-spanned="2">
            <text:p>1</text:p>
          </table:table-cell>
          <table:table-cell office:value-type="string" calcext:value-type="string">
            <text:p>newer</text:p>
          </table:table-cell>
          <table:table-cell table:style-name="ce17" table:formula="of:=[$policy_viz.E20]" office:value-type="float" office:value="0" calcext:value-type="float">
            <text:p>0.00</text:p>
          </table:table-cell>
          <table:table-cell table:style-name="ce25" table:formula="of:=[$policy_viz.F20]" office:value-type="float" office:value="1.22931273605593" calcext:value-type="float">
            <text:p>1.23</text:p>
          </table:table-cell>
          <table:table-cell table:style-name="ce25" table:formula="of:=[$policy_viz.G20]" office:value-type="float" office:value="-0.137404795264827" calcext:value-type="float">
            <text:p>-0.14</text:p>
          </table:table-cell>
          <table:table-cell table:style-name="ce25" table:formula="of:=[$policy_viz.H20]" office:value-type="float" office:value="1.2507985209352" calcext:value-type="float">
            <text:p>1.25</text:p>
          </table:table-cell>
          <table:table-cell table:style-name="ce25" table:formula="of:=[$policy_viz.I20]" office:value-type="float" office:value="9.93495706300953" calcext:value-type="float">
            <text:p>9.93</text:p>
          </table:table-cell>
          <table:table-cell table:style-name="ce33" table:formula="of:=[$policy_viz.J20]" office:value-type="float" office:value="-205.115491933245" calcext:value-type="float">
            <text:p>-205.12</text:p>
          </table:table-cell>
          <table:table-cell table:style-name="ce17" table:formula="of:=[$policy_viz.E26]" office:value-type="float" office:value="0" calcext:value-type="float">
            <text:p>0.00</text:p>
          </table:table-cell>
          <table:table-cell table:style-name="ce25" table:formula="of:=[$policy_viz.F26]" office:value-type="float" office:value="2.15522802427139" calcext:value-type="float">
            <text:p>2.16</text:p>
          </table:table-cell>
          <table:table-cell table:formula="of:=[$policy_viz.G26]" office:value-type="float" office:value="0.30888281928792" calcext:value-type="float">
            <text:p>0.31</text:p>
          </table:table-cell>
          <table:table-cell table:formula="of:=[$policy_viz.H26]" office:value-type="float" office:value="1.13229328629551" calcext:value-type="float">
            <text:p>1.13</text:p>
          </table:table-cell>
          <table:table-cell table:formula="of:=[$policy_viz.I26]" office:value-type="float" office:value="1.89217435396512" calcext:value-type="float">
            <text:p>1.89</text:p>
          </table:table-cell>
          <table:table-cell table:formula="of:=[$policy_viz.J26]" office:value-type="float" office:value="-265.160229093081" calcext:value-type="float">
            <text:p>-265.16</text:p>
          </table:table-cell>
          <table:table-cell table:formula="of:=[$policy_viz.E14]" office:value-type="float" office:value="0" calcext:value-type="float">
            <text:p>0.00</text:p>
          </table:table-cell>
          <table:table-cell table:formula="of:=[$policy_viz.F14]" office:value-type="float" office:value="1.82327354016636" calcext:value-type="float">
            <text:p>1.82</text:p>
          </table:table-cell>
          <table:table-cell table:formula="of:=[$policy_viz.G14]" office:value-type="float" office:value="0.28066231825325" calcext:value-type="float">
            <text:p>0.28</text:p>
          </table:table-cell>
          <table:table-cell table:formula="of:=[$policy_viz.H14]" office:value-type="float" office:value="0.984847945302326" calcext:value-type="float">
            <text:p>0.98</text:p>
          </table:table-cell>
          <table:table-cell table:formula="of:=[$policy_viz.I14]" office:value-type="float" office:value="3.42900426091683" calcext:value-type="float">
            <text:p>3.43</text:p>
          </table:table-cell>
          <table:table-cell table:formula="of:=[$policy_viz.J14]" office:value-type="float" office:value="-172.241426332301" calcext:value-type="float">
            <text:p>-172.24</text:p>
          </table:table-cell>
        </table:table-row>
        <table:table-row table:style-name="ro1">
          <table:covered-table-cell/>
          <table:table-cell office:value-type="string" calcext:value-type="string">
            <text:p>more active</text:p>
          </table:table-cell>
          <table:table-cell table:style-name="ce18" table:formula="of:=[$policy_viz.E21]" office:value-type="float" office:value="1.94168125375243" calcext:value-type="float">
            <text:p>1.94</text:p>
          </table:table-cell>
          <table:table-cell table:style-name="ce26" table:formula="of:=[$policy_viz.F21]" office:value-type="float" office:value="1.43017371247001" calcext:value-type="float">
            <text:p>1.43</text:p>
          </table:table-cell>
          <table:table-cell table:style-name="ce26" table:formula="of:=[$policy_viz.G21]" office:value-type="float" office:value="-0.00438752370144915" calcext:value-type="float">
            <text:p>0.00</text:p>
          </table:table-cell>
          <table:table-cell table:style-name="ce26" table:formula="of:=[$policy_viz.H21]" office:value-type="float" office:value="0.12711557128196" calcext:value-type="float">
            <text:p>0.13</text:p>
          </table:table-cell>
          <table:table-cell table:style-name="ce26" table:formula="of:=[$policy_viz.I21]" office:value-type="float" office:value="5.60614576889889" calcext:value-type="float">
            <text:p>5.61</text:p>
          </table:table-cell>
          <table:table-cell table:style-name="ce34" table:formula="of:=[$policy_viz.J21]" office:value-type="float" office:value="-231.909295320849" calcext:value-type="float">
            <text:p>-231.91</text:p>
          </table:table-cell>
          <table:table-cell table:style-name="ce18" table:formula="of:=[$policy_viz.E27]" office:value-type="float" office:value="0" calcext:value-type="float">
            <text:p>0.00</text:p>
          </table:table-cell>
          <table:table-cell table:style-name="ce26" table:formula="of:=[$policy_viz.F27]" office:value-type="float" office:value="2.5251497549432" calcext:value-type="float">
            <text:p>2.53</text:p>
          </table:table-cell>
          <table:table-cell table:style-name="ce26" table:formula="of:=[$policy_viz.G27]" office:value-type="float" office:value="0.730248864716732" calcext:value-type="float">
            <text:p>0.73</text:p>
          </table:table-cell>
          <table:table-cell table:style-name="ce26" table:formula="of:=[$policy_viz.H27]" office:value-type="float" office:value="0.649576557110325" calcext:value-type="float">
            <text:p>0.65</text:p>
          </table:table-cell>
          <table:table-cell table:style-name="ce26" table:formula="of:=[$policy_viz.I27]" office:value-type="float" office:value="1.70548467665625" calcext:value-type="float">
            <text:p>1.71</text:p>
          </table:table-cell>
          <table:table-cell table:style-name="ce34" table:formula="of:=[$policy_viz.J27]" office:value-type="float" office:value="-230.504652348433" calcext:value-type="float">
            <text:p>-230.50</text:p>
          </table:table-cell>
          <table:table-cell table:style-name="ce18" table:formula="of:=[$policy_viz.E15]" office:value-type="float" office:value="0.999999999999999" calcext:value-type="float">
            <text:p>1.00</text:p>
          </table:table-cell>
          <table:table-cell table:style-name="ce26" table:formula="of:=[$policy_viz.F15]" office:value-type="float" office:value="2.38323732028838" calcext:value-type="float">
            <text:p>2.38</text:p>
          </table:table-cell>
          <table:table-cell table:style-name="ce26" table:formula="of:=[$policy_viz.G15]" office:value-type="float" office:value="-0.686974559125028" calcext:value-type="float">
            <text:p>-0.69</text:p>
          </table:table-cell>
          <table:table-cell table:style-name="ce26" table:formula="of:=[$policy_viz.H15]" office:value-type="float" office:value="-0.296927272847813" calcext:value-type="float">
            <text:p>-0.30</text:p>
          </table:table-cell>
          <table:table-cell table:style-name="ce26" table:formula="of:=[$policy_viz.I15]" office:value-type="float" office:value="2.32063968987868" calcext:value-type="float">
            <text:p>2.32</text:p>
          </table:table-cell>
          <table:table-cell table:style-name="ce34" table:formula="of:=[$policy_viz.J15]" office:value-type="float" office:value="-178.013373107537" calcext:value-type="float">
            <text:p>-178.01</text:p>
          </table:table-cell>
        </table:table-row>
        <table:table-row table:style-name="ro1">
          <table:table-cell office:value-type="float" office:value="5" calcext:value-type="float" table:number-columns-spanned="1" table:number-rows-spanned="2">
            <text:p>5</text:p>
          </table:table-cell>
          <table:table-cell office:value-type="string" calcext:value-type="string">
            <text:p>newer</text:p>
          </table:table-cell>
          <table:table-cell table:style-name="ce17" table:formula="of:=[$policy_viz.E22]" office:value-type="float" office:value="0" calcext:value-type="float">
            <text:p>0.00</text:p>
          </table:table-cell>
          <table:table-cell table:style-name="ce25" table:formula="of:=[$policy_viz.F22]" office:value-type="float" office:value="2.5642062785694" calcext:value-type="float">
            <text:p>2.56</text:p>
          </table:table-cell>
          <table:table-cell table:style-name="ce25" table:formula="of:=[$policy_viz.G22]" office:value-type="float" office:value="0.254416734550786" calcext:value-type="float">
            <text:p>0.25</text:p>
          </table:table-cell>
          <table:table-cell table:style-name="ce25" table:formula="of:=[$policy_viz.H22]" office:value-type="float" office:value="-0.926765446677837" calcext:value-type="float">
            <text:p>-0.93</text:p>
          </table:table-cell>
          <table:table-cell table:style-name="ce25" table:formula="of:=[$policy_viz.I22]" office:value-type="float" office:value="1.91077894878303" calcext:value-type="float">
            <text:p>1.91</text:p>
          </table:table-cell>
          <table:table-cell table:style-name="ce33" table:formula="of:=[$policy_viz.J22]" office:value-type="float" office:value="-171.050579582735" calcext:value-type="float">
            <text:p>-171.05</text:p>
          </table:table-cell>
          <table:table-cell table:style-name="ce17" table:formula="of:=[$policy_viz.E28]" office:value-type="float" office:value="0" calcext:value-type="float">
            <text:p>0.00</text:p>
          </table:table-cell>
          <table:table-cell table:style-name="ce25" table:formula="of:=[$policy_viz.F28]" office:value-type="float" office:value="2.01972627043151" calcext:value-type="float">
            <text:p>2.02</text:p>
          </table:table-cell>
          <table:table-cell table:formula="of:=[$policy_viz.G28]" office:value-type="float" office:value="0.555212848665092" calcext:value-type="float">
            <text:p>0.56</text:p>
          </table:table-cell>
          <table:table-cell table:formula="of:=[$policy_viz.H28]" office:value-type="float" office:value="0.871159515402391" calcext:value-type="float">
            <text:p>0.87</text:p>
          </table:table-cell>
          <table:table-cell table:formula="of:=[$policy_viz.I28]" office:value-type="float" office:value="4.37581800938191" calcext:value-type="float">
            <text:p>4.38</text:p>
          </table:table-cell>
          <table:table-cell table:formula="of:=[$policy_viz.J28]" office:value-type="float" office:value="-332.836486179282" calcext:value-type="float">
            <text:p>-332.84</text:p>
          </table:table-cell>
          <table:table-cell table:formula="of:=[$policy_viz.E34]" office:value-type="float" office:value="0" calcext:value-type="float">
            <text:p>0.00</text:p>
          </table:table-cell>
          <table:table-cell table:formula="of:=[$policy_viz.F34]" office:value-type="float" office:value="1.74338045821758" calcext:value-type="float">
            <text:p>1.74</text:p>
          </table:table-cell>
          <table:table-cell table:formula="of:=[$policy_viz.G34]" office:value-type="float" office:value="-0.293724008932906" calcext:value-type="float">
            <text:p>-0.29</text:p>
          </table:table-cell>
          <table:table-cell table:formula="of:=[$policy_viz.H34]" office:value-type="float" office:value="-0.416350317621415" calcext:value-type="float">
            <text:p>-0.42</text:p>
          </table:table-cell>
          <table:table-cell table:formula="of:=[$policy_viz.I34]" office:value-type="float" office:value="0.688641273903713" calcext:value-type="float">
            <text:p>0.69</text:p>
          </table:table-cell>
          <table:table-cell table:formula="of:=[$policy_viz.J34]" office:value-type="float" office:value="-203.141771811377" calcext:value-type="float">
            <text:p>-203.14</text:p>
          </table:table-cell>
        </table:table-row>
        <table:table-row table:style-name="ro1">
          <table:covered-table-cell/>
          <table:table-cell office:value-type="string" calcext:value-type="string">
            <text:p>more active</text:p>
          </table:table-cell>
          <table:table-cell table:style-name="ce18" table:formula="of:=[$policy_viz.E23]" office:value-type="float" office:value="6.21266477039774" calcext:value-type="float">
            <text:p>6.21</text:p>
          </table:table-cell>
          <table:table-cell table:style-name="ce26" table:formula="of:=[$policy_viz.F23]" office:value-type="float" office:value="8.6515379580458" calcext:value-type="float">
            <text:p>8.65</text:p>
          </table:table-cell>
          <table:table-cell table:style-name="ce26" table:formula="of:=[$policy_viz.G23]" office:value-type="float" office:value="2.44278509844514" calcext:value-type="float">
            <text:p>2.44</text:p>
          </table:table-cell>
          <table:table-cell table:style-name="ce26" table:formula="of:=[$policy_viz.H23]" office:value-type="float" office:value="1.41769721833954" calcext:value-type="float">
            <text:p>1.42</text:p>
          </table:table-cell>
          <table:table-cell table:style-name="ce26" table:formula="of:=[$policy_viz.I23]" office:value-type="float" office:value="3.69190453625073" calcext:value-type="float">
            <text:p>3.69</text:p>
          </table:table-cell>
          <table:table-cell table:style-name="ce34" table:formula="of:=[$policy_viz.J23]" office:value-type="float" office:value="-225.555576168817" calcext:value-type="float">
            <text:p>-225.56</text:p>
          </table:table-cell>
          <table:table-cell table:style-name="ce18" table:formula="of:=[$policy_viz.E29]" office:value-type="float" office:value="0" calcext:value-type="float">
            <text:p>0.00</text:p>
          </table:table-cell>
          <table:table-cell table:style-name="ce26" table:formula="of:=[$policy_viz.F29]" office:value-type="float" office:value="0.908150832179722" calcext:value-type="float">
            <text:p>0.91</text:p>
          </table:table-cell>
          <table:table-cell table:style-name="ce26" table:formula="of:=[$policy_viz.G29]" office:value-type="float" office:value="0.0290538735878647" calcext:value-type="float">
            <text:p>0.03</text:p>
          </table:table-cell>
          <table:table-cell table:style-name="ce26" table:formula="of:=[$policy_viz.H29]" office:value-type="float" office:value="0.0246988934439361" calcext:value-type="float">
            <text:p>0.02</text:p>
          </table:table-cell>
          <table:table-cell table:style-name="ce26" table:formula="of:=[$policy_viz.I29]" office:value-type="float" office:value="4.79583152331281" calcext:value-type="float">
            <text:p>4.80</text:p>
          </table:table-cell>
          <table:table-cell table:style-name="ce34" table:formula="of:=[$policy_viz.J29]" office:value-type="float" office:value="-313.751385975519" calcext:value-type="float">
            <text:p>-313.75</text:p>
          </table:table-cell>
          <table:table-cell table:style-name="ce18" table:formula="of:=[$policy_viz.E35]" office:value-type="float" office:value="5.87570493846556" calcext:value-type="float">
            <text:p>5.88</text:p>
          </table:table-cell>
          <table:table-cell table:style-name="ce26" table:formula="of:=[$policy_viz.F35]" office:value-type="float" office:value="2.82088256917517" calcext:value-type="float">
            <text:p>2.82</text:p>
          </table:table-cell>
          <table:table-cell table:style-name="ce26" table:formula="of:=[$policy_viz.G35]" office:value-type="float" office:value="1.0899522619032" calcext:value-type="float">
            <text:p>1.09</text:p>
          </table:table-cell>
          <table:table-cell table:style-name="ce26" table:formula="of:=[$policy_viz.H35]" office:value-type="float" office:value="-0.227653969422845" calcext:value-type="float">
            <text:p>-0.23</text:p>
          </table:table-cell>
          <table:table-cell table:style-name="ce26" table:formula="of:=[$policy_viz.I35]" office:value-type="float" office:value="0.856193745062217" calcext:value-type="float">
            <text:p>0.86</text:p>
          </table:table-cell>
          <table:table-cell table:style-name="ce34" table:formula="of:=[$policy_viz.J35]" office:value-type="float" office:value="-234.37394961549" calcext:value-type="float">
            <text:p>-234.37</text:p>
          </table:table-cell>
        </table:table-row>
        <table:table-row table:style-name="ro1">
          <table:table-cell office:value-type="float" office:value="11" calcext:value-type="float" table:number-columns-spanned="1" table:number-rows-spanned="2">
            <text:p>11</text:p>
          </table:table-cell>
          <table:table-cell office:value-type="string" calcext:value-type="string">
            <text:p>newer</text:p>
          </table:table-cell>
          <table:table-cell table:style-name="ce17" table:formula="of:=[$policy_viz.E24]" office:value-type="float" office:value="0" calcext:value-type="float">
            <text:p>0.00</text:p>
          </table:table-cell>
          <table:table-cell table:style-name="ce25" table:formula="of:=[$policy_viz.F24]" office:value-type="float" office:value="3.58833469801337" calcext:value-type="float">
            <text:p>3.59</text:p>
          </table:table-cell>
          <table:table-cell table:style-name="ce25" table:formula="of:=[$policy_viz.G24]" office:value-type="float" office:value="0.36347477685015" calcext:value-type="float">
            <text:p>0.36</text:p>
          </table:table-cell>
          <table:table-cell table:style-name="ce25" table:formula="of:=[$policy_viz.H24]" office:value-type="float" office:value="-0.622552165212903" calcext:value-type="float">
            <text:p>-0.62</text:p>
          </table:table-cell>
          <table:table-cell table:style-name="ce25" table:formula="of:=[$policy_viz.I24]" office:value-type="float" office:value="5.55829232095373" calcext:value-type="float">
            <text:p>5.56</text:p>
          </table:table-cell>
          <table:table-cell table:style-name="ce33" table:formula="of:=[$policy_viz.J24]" office:value-type="float" office:value="-198.691019164031" calcext:value-type="float">
            <text:p>-198.69</text:p>
          </table:table-cell>
          <table:table-cell table:style-name="ce17" table:formula="of:=[$policy_viz.E30]" office:value-type="float" office:value="0" calcext:value-type="float">
            <text:p>0.00</text:p>
          </table:table-cell>
          <table:table-cell table:style-name="ce25" table:formula="of:=[$policy_viz.F30]" office:value-type="float" office:value="2.62926144864663" calcext:value-type="float">
            <text:p>2.63</text:p>
          </table:table-cell>
          <table:table-cell table:formula="of:=[$policy_viz.G30]" office:value-type="float" office:value="-0.895147876472394" calcext:value-type="float">
            <text:p>-0.90</text:p>
          </table:table-cell>
          <table:table-cell table:formula="of:=[$policy_viz.H30]" office:value-type="float" office:value="-1.02346485286832" calcext:value-type="float">
            <text:p>-1.02</text:p>
          </table:table-cell>
          <table:table-cell table:formula="of:=[$policy_viz.I30]" office:value-type="float" office:value="0.240763278002947" calcext:value-type="float">
            <text:p>0.24</text:p>
          </table:table-cell>
          <table:table-cell table:formula="of:=[$policy_viz.J30]" office:value-type="float" office:value="-215.63483016221" calcext:value-type="float">
            <text:p>-215.63</text:p>
          </table:table-cell>
          <table:table-cell table:formula="of:=[$policy_viz.E36]" office:value-type="float" office:value="0" calcext:value-type="float">
            <text:p>0.00</text:p>
          </table:table-cell>
          <table:table-cell table:formula="of:=[$policy_viz.F36]" office:value-type="float" office:value="1.72000383898779" calcext:value-type="float">
            <text:p>1.72</text:p>
          </table:table-cell>
          <table:table-cell table:formula="of:=[$policy_viz.G36]" office:value-type="float" office:value="0.254169487554963" calcext:value-type="float">
            <text:p>0.25</text:p>
          </table:table-cell>
          <table:table-cell table:formula="of:=[$policy_viz.H36]" office:value-type="float" office:value="1.13253855170121" calcext:value-type="float">
            <text:p>1.13</text:p>
          </table:table-cell>
          <table:table-cell table:formula="of:=[$policy_viz.I36]" office:value-type="float" office:value="4.08989886516436" calcext:value-type="float">
            <text:p>4.09</text:p>
          </table:table-cell>
          <table:table-cell table:formula="of:=[$policy_viz.J36]" office:value-type="float" office:value="-279.152382310097" calcext:value-type="float">
            <text:p>-279.15</text:p>
          </table:table-cell>
        </table:table-row>
        <table:table-row table:style-name="ro1">
          <table:covered-table-cell/>
          <table:table-cell office:value-type="string" calcext:value-type="string">
            <text:p>more active</text:p>
          </table:table-cell>
          <table:table-cell table:style-name="ce18" table:formula="of:=[$policy_viz.E25]" office:value-type="float" office:value="6.89956256424511" calcext:value-type="float">
            <text:p>6.90</text:p>
          </table:table-cell>
          <table:table-cell table:style-name="ce26" table:formula="of:=[$policy_viz.F25]" office:value-type="float" office:value="6.79545946775531" calcext:value-type="float">
            <text:p>6.80</text:p>
          </table:table-cell>
          <table:table-cell table:style-name="ce26" table:formula="of:=[$policy_viz.G25]" office:value-type="float" office:value="2.30326422670431" calcext:value-type="float">
            <text:p>2.30</text:p>
          </table:table-cell>
          <table:table-cell table:style-name="ce26" table:formula="of:=[$policy_viz.H25]" office:value-type="float" office:value="4.78935367177114" calcext:value-type="float">
            <text:p>4.79</text:p>
          </table:table-cell>
          <table:table-cell table:style-name="ce26" table:formula="of:=[$policy_viz.I25]" office:value-type="float" office:value="9.20794372371052" calcext:value-type="float">
            <text:p>9.21</text:p>
          </table:table-cell>
          <table:table-cell table:style-name="ce34" table:formula="of:=[$policy_viz.J25]" office:value-type="float" office:value="-220.414416141818" calcext:value-type="float">
            <text:p>-220.41</text:p>
          </table:table-cell>
          <table:table-cell table:style-name="ce18" table:formula="of:=[$policy_viz.E31]" office:value-type="float" office:value="2.37977238048402" calcext:value-type="float">
            <text:p>2.38</text:p>
          </table:table-cell>
          <table:table-cell table:style-name="ce26" table:formula="of:=[$policy_viz.F31]" office:value-type="float" office:value="1.78017667571158" calcext:value-type="float">
            <text:p>1.78</text:p>
          </table:table-cell>
          <table:table-cell table:style-name="ce26" table:formula="of:=[$policy_viz.G31]" office:value-type="float" office:value="0.251317195115203" calcext:value-type="float">
            <text:p>0.25</text:p>
          </table:table-cell>
          <table:table-cell table:style-name="ce26" table:formula="of:=[$policy_viz.H31]" office:value-type="float" office:value="-1.17262611076741" calcext:value-type="float">
            <text:p>-1.17</text:p>
          </table:table-cell>
          <table:table-cell table:style-name="ce26" table:formula="of:=[$policy_viz.I31]" office:value-type="float" office:value="0.081215317099537" calcext:value-type="float">
            <text:p>0.08</text:p>
          </table:table-cell>
          <table:table-cell table:style-name="ce34" table:formula="of:=[$policy_viz.J31]" office:value-type="float" office:value="-224.693364862352" calcext:value-type="float">
            <text:p>-224.69</text:p>
          </table:table-cell>
          <table:table-cell table:style-name="ce18" table:formula="of:=[$policy_viz.E37]" office:value-type="float" office:value="5.29081885061146" calcext:value-type="float">
            <text:p>5.29</text:p>
          </table:table-cell>
          <table:table-cell table:style-name="ce26" table:formula="of:=[$policy_viz.F37]" office:value-type="float" office:value="3.22568182764043" calcext:value-type="float">
            <text:p>3.23</text:p>
          </table:table-cell>
          <table:table-cell table:style-name="ce26" table:formula="of:=[$policy_viz.G37]" office:value-type="float" office:value="1.44310800189629" calcext:value-type="float">
            <text:p>1.44</text:p>
          </table:table-cell>
          <table:table-cell table:style-name="ce26" table:formula="of:=[$policy_viz.H37]" office:value-type="float" office:value="3.43059865030084" calcext:value-type="float">
            <text:p>3.43</text:p>
          </table:table-cell>
          <table:table-cell table:style-name="ce26" table:formula="of:=[$policy_viz.I37]" office:value-type="float" office:value="6.62890231670771" calcext:value-type="float">
            <text:p>6.63</text:p>
          </table:table-cell>
          <table:table-cell table:style-name="ce34" table:formula="of:=[$policy_viz.J37]" office:value-type="float" office:value="-293.716767864896" calcext:value-type="float">
            <text:p>-293.72</text:p>
          </table:table-cell>
        </table:table-row>
        <calcext:conditional-formats>
          <calcext:conditional-format calcext:target-range-address="policy_map.K7:policy_map.T17 policy_map.K3:policy_map.T4 policy_map.C9:policy_map.J17 policy_map.O5:policy_map.T6">
            <calcext:condition calcext:apply-style-name="degraded" calcext:value="&lt;-2.412" calcext:base-cell-address="policy_map.C3"/>
            <calcext:condition calcext:apply-style-name="improved" calcext:value="&gt;2.412" calcext:base-cell-address="policy_map.C3"/>
          </calcext:conditional-format>
          <calcext:conditional-format calcext:target-range-address="policy_map.C7:policy_map.J8">
            <calcext:condition calcext:apply-style-name="degraded" calcext:value="&lt;-2.412" calcext:base-cell-address="policy_map.C7"/>
            <calcext:condition calcext:apply-style-name="improved" calcext:value="&gt;2.412" calcext:base-cell-address="policy_map.C7"/>
          </calcext:conditional-format>
          <calcext:conditional-format calcext:target-range-address="policy_map.C5:policy_map.H6">
            <calcext:condition calcext:apply-style-name="degraded" calcext:value="&lt;-2.412" calcext:base-cell-address="policy_map.C5"/>
            <calcext:condition calcext:apply-style-name="improved" calcext:value="&gt;2.412" calcext:base-cell-address="policy_map.C5"/>
          </calcext:conditional-format>
          <calcext:conditional-format calcext:target-range-address="policy_map.C3:policy_map.J4">
            <calcext:condition calcext:apply-style-name="degraded" calcext:value="&lt;-2.412" calcext:base-cell-address="policy_map.C3"/>
            <calcext:condition calcext:apply-style-name="improved" calcext:value="&gt;2.412" calcext:base-cell-address="policy_map.C3"/>
          </calcext:conditional-format>
          <calcext:conditional-format calcext:target-range-address="policy_map.K5:policy_map.N6">
            <calcext:condition calcext:apply-style-name="degraded" calcext:value="&lt;-2.412" calcext:base-cell-address="policy_map.K5"/>
            <calcext:condition calcext:apply-style-name="improved" calcext:value="&gt;2.412" calcext:base-cell-address="policy_map.K5"/>
          </calcext:conditional-format>
          <calcext:conditional-format calcext:target-range-address="policy_map.I5:policy_map.J6">
            <calcext:condition calcext:apply-style-name="degraded" calcext:value="&lt;-2.412" calcext:base-cell-address="policy_map.I5"/>
            <calcext:condition calcext:apply-style-name="improved" calcext:value="&gt;2.412" calcext:base-cell-address="policy_map.I5"/>
          </calcext:conditional-format>
        </calcext:conditional-formats>
      </table:table>
      <table:table table:name="Viz" table:style-name="ta1">
        <table:table-column table:style-name="co6" table:default-cell-style-name="ce2"/>
        <table:table-column table:style-name="co13" table:number-columns-repeated="18" table:default-cell-style-name="ce2"/>
        <table:table-column table:style-name="co6" table:default-cell-style-name="ce2"/>
        <table:table-column table:style-name="co14" table:default-cell-style-name="ce2"/>
        <table:table-column table:style-name="co6" table:number-columns-repeated="1003" table:default-cell-style-name="ce2"/>
        <table:table-row table:style-name="ro2">
          <table:table-cell table:style-name="ce3"/>
          <table:table-cell table:style-name="ce3" office:value-type="float" office:value="0.1" calcext:value-type="float" table:number-columns-spanned="6" table:number-rows-spanned="1">
            <text:p>0.1</text:p>
          </table:table-cell>
          <table:covered-table-cell table:number-columns-repeated="5" table:style-name="ce3"/>
          <table:table-cell table:style-name="ce3" office:value-type="float" office:value="0.2" calcext:value-type="float" table:number-columns-spanned="6" table:number-rows-spanned="1">
            <text:p>0.2</text:p>
          </table:table-cell>
          <table:covered-table-cell table:number-columns-repeated="5" table:style-name="ce3"/>
          <table:table-cell table:style-name="ce3" office:value-type="float" office:value="0.4" calcext:value-type="float" table:number-columns-spanned="6" table:number-rows-spanned="1">
            <text:p>0.4</text:p>
          </table:table-cell>
          <table:covered-table-cell table:number-columns-repeated="5" table:style-name="ce3"/>
          <table:table-cell table:number-columns-repeated="100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43" table:formula="of:=RAND()" office:value-type="float" office:value="0.822755849489511" calcext:value-type="float">
            <text:p>0.822755849489511</text:p>
          </table:table-cell>
          <table:table-cell table:style-name="ce43" table:formula="of:=RAND()" office:value-type="float" office:value="0.934073060142256" calcext:value-type="float">
            <text:p>0.934073060142256</text:p>
          </table:table-cell>
          <table:table-cell table:style-name="ce43" table:formula="of:=RAND()" office:value-type="float" office:value="0.140610914876609" calcext:value-type="float">
            <text:p>0.140610914876609</text:p>
          </table:table-cell>
          <table:table-cell table:style-name="ce43" table:formula="of:=RAND()" office:value-type="float" office:value="0.343988265795437" calcext:value-type="float">
            <text:p>0.343988265795437</text:p>
          </table:table-cell>
          <table:table-cell table:style-name="ce43" table:formula="of:=RAND()" office:value-type="float" office:value="0.644068392782144" calcext:value-type="float">
            <text:p>0.644068392782144</text:p>
          </table:table-cell>
          <table:table-cell table:style-name="ce43" table:formula="of:=RAND()" office:value-type="float" office:value="0.630933896190758" calcext:value-type="float">
            <text:p>0.630933896190758</text:p>
          </table:table-cell>
          <table:table-cell table:style-name="ce43" table:formula="of:=RAND()" office:value-type="float" office:value="0.545835735997938" calcext:value-type="float">
            <text:p>0.545835735997938</text:p>
          </table:table-cell>
          <table:table-cell table:style-name="ce43" table:formula="of:=RAND()" office:value-type="float" office:value="0.0224313298945591" calcext:value-type="float">
            <text:p>0.022431329894559</text:p>
          </table:table-cell>
          <table:table-cell table:style-name="ce43" table:formula="of:=RAND()" office:value-type="float" office:value="0.762986354424475" calcext:value-type="float">
            <text:p>0.762986354424475</text:p>
          </table:table-cell>
          <table:table-cell table:style-name="ce43" table:formula="of:=RAND()" office:value-type="float" office:value="0.345527877373469" calcext:value-type="float">
            <text:p>0.345527877373469</text:p>
          </table:table-cell>
          <table:table-cell table:style-name="ce43" table:formula="of:=RAND()" office:value-type="float" office:value="0.881212626800879" calcext:value-type="float">
            <text:p>0.881212626800879</text:p>
          </table:table-cell>
          <table:table-cell table:style-name="ce43" table:formula="of:=RAND()" office:value-type="float" office:value="0.54712629576993" calcext:value-type="float">
            <text:p>0.54712629576993</text:p>
          </table:table-cell>
          <table:table-cell table:style-name="ce43" table:formula="of:=RAND()" office:value-type="float" office:value="0.525926423661344" calcext:value-type="float">
            <text:p>0.525926423661344</text:p>
          </table:table-cell>
          <table:table-cell table:style-name="ce43" table:formula="of:=RAND()" office:value-type="float" office:value="0.0584831064139706" calcext:value-type="float">
            <text:p>0.058483106413971</text:p>
          </table:table-cell>
          <table:table-cell table:style-name="ce43" table:formula="of:=RAND()" office:value-type="float" office:value="0.609511631064165" calcext:value-type="float">
            <text:p>0.609511631064165</text:p>
          </table:table-cell>
          <table:table-cell table:style-name="ce43" table:formula="of:=RAND()" office:value-type="float" office:value="0.0502980045930035" calcext:value-type="float">
            <text:p>0.050298004593004</text:p>
          </table:table-cell>
          <table:table-cell table:style-name="ce43" table:formula="of:=RAND()" office:value-type="float" office:value="0.6385260523414" calcext:value-type="float">
            <text:p>0.6385260523414</text:p>
          </table:table-cell>
          <table:table-cell table:style-name="ce43" table:formula="of:=RAND()" office:value-type="float" office:value="0.271441622934015" calcext:value-type="float">
            <text:p>0.271441622934015</text:p>
          </table:table-cell>
          <table:table-cell table:style-name="ce44"/>
          <table:table-cell office:value-type="string" calcext:value-type="string">
            <text:p>improves</text:p>
          </table:table-cell>
          <table:table-cell table:number-columns-repeated="1003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43" table:formula="of:=RAND()" office:value-type="float" office:value="0.723322535836989" calcext:value-type="float">
            <text:p>0.723322535836989</text:p>
          </table:table-cell>
          <table:table-cell table:style-name="ce43" table:formula="of:=RAND()" office:value-type="float" office:value="0.591449341688662" calcext:value-type="float">
            <text:p>0.591449341688662</text:p>
          </table:table-cell>
          <table:table-cell table:style-name="ce43" table:formula="of:=RAND()" office:value-type="float" office:value="0.860596736005069" calcext:value-type="float">
            <text:p>0.860596736005069</text:p>
          </table:table-cell>
          <table:table-cell table:style-name="ce43" table:formula="of:=RAND()" office:value-type="float" office:value="0.83711084763843" calcext:value-type="float">
            <text:p>0.83711084763843</text:p>
          </table:table-cell>
          <table:table-cell table:style-name="ce43" table:formula="of:=RAND()" office:value-type="float" office:value="0.443988827776574" calcext:value-type="float">
            <text:p>0.443988827776574</text:p>
          </table:table-cell>
          <table:table-cell table:style-name="ce43" table:formula="of:=RAND()" office:value-type="float" office:value="0.531904369038831" calcext:value-type="float">
            <text:p>0.531904369038831</text:p>
          </table:table-cell>
          <table:table-cell table:style-name="ce43" table:formula="of:=RAND()" office:value-type="float" office:value="0.075286869807329" calcext:value-type="float">
            <text:p>0.075286869807329</text:p>
          </table:table-cell>
          <table:table-cell table:style-name="ce43" table:formula="of:=RAND()" office:value-type="float" office:value="0.0123165920650503" calcext:value-type="float">
            <text:p>0.01231659206505</text:p>
          </table:table-cell>
          <table:table-cell table:style-name="ce43" table:formula="of:=RAND()" office:value-type="float" office:value="0.0436925143262425" calcext:value-type="float">
            <text:p>0.043692514326243</text:p>
          </table:table-cell>
          <table:table-cell table:style-name="ce43" table:formula="of:=RAND()" office:value-type="float" office:value="0.427649112144646" calcext:value-type="float">
            <text:p>0.427649112144646</text:p>
          </table:table-cell>
          <table:table-cell table:style-name="ce43" table:formula="of:=RAND()" office:value-type="float" office:value="0.931421088846182" calcext:value-type="float">
            <text:p>0.931421088846182</text:p>
          </table:table-cell>
          <table:table-cell table:style-name="ce43" table:formula="of:=RAND()" office:value-type="float" office:value="0.0350211353372829" calcext:value-type="float">
            <text:p>0.035021135337283</text:p>
          </table:table-cell>
          <table:table-cell table:style-name="ce43" table:formula="of:=RAND()" office:value-type="float" office:value="0.904271954651109" calcext:value-type="float">
            <text:p>0.904271954651109</text:p>
          </table:table-cell>
          <table:table-cell table:style-name="ce43" table:formula="of:=RAND()" office:value-type="float" office:value="0.0628756355030522" calcext:value-type="float">
            <text:p>0.062875635503052</text:p>
          </table:table-cell>
          <table:table-cell table:style-name="ce43" table:formula="of:=RAND()" office:value-type="float" office:value="0.159742825233378" calcext:value-type="float">
            <text:p>0.159742825233378</text:p>
          </table:table-cell>
          <table:table-cell table:style-name="ce43" table:formula="of:=RAND()" office:value-type="float" office:value="0.733153794043103" calcext:value-type="float">
            <text:p>0.733153794043103</text:p>
          </table:table-cell>
          <table:table-cell table:style-name="ce43" table:formula="of:=RAND()" office:value-type="float" office:value="0.0835472585819794" calcext:value-type="float">
            <text:p>0.083547258581979</text:p>
          </table:table-cell>
          <table:table-cell table:style-name="ce43" table:formula="of:=RAND()" office:value-type="float" office:value="0.163539973070339" calcext:value-type="float">
            <text:p>0.163539973070339</text:p>
          </table:table-cell>
          <table:table-cell/>
          <table:table-cell office:value-type="string" calcext:value-type="string">
            <text:p>nonsignificant</text:p>
          </table:table-cell>
          <table:table-cell table:number-columns-repeated="1003"/>
        </table:table-row>
        <table:table-row table:style-name="ro2">
          <table:table-cell table:style-name="ce3" office:value-type="float" office:value="11" calcext:value-type="float">
            <text:p>11</text:p>
          </table:table-cell>
          <table:table-cell table:style-name="ce43" table:formula="of:=RAND()" office:value-type="float" office:value="0.318912990208075" calcext:value-type="float">
            <text:p>0.318912990208075</text:p>
          </table:table-cell>
          <table:table-cell table:style-name="ce43" table:formula="of:=RAND()" office:value-type="float" office:value="0.166947490697677" calcext:value-type="float">
            <text:p>0.166947490697677</text:p>
          </table:table-cell>
          <table:table-cell table:style-name="ce43" table:formula="of:=RAND()" office:value-type="float" office:value="0.579751054829521" calcext:value-type="float">
            <text:p>0.579751054829521</text:p>
          </table:table-cell>
          <table:table-cell table:style-name="ce43" table:formula="of:=RAND()" office:value-type="float" office:value="0.995842383471774" calcext:value-type="float">
            <text:p>0.995842383471774</text:p>
          </table:table-cell>
          <table:table-cell table:style-name="ce43" table:formula="of:=RAND()" office:value-type="float" office:value="0.537941685147123" calcext:value-type="float">
            <text:p>0.537941685147123</text:p>
          </table:table-cell>
          <table:table-cell table:style-name="ce43" table:formula="of:=RAND()" office:value-type="float" office:value="0.459319752745479" calcext:value-type="float">
            <text:p>0.459319752745479</text:p>
          </table:table-cell>
          <table:table-cell table:style-name="ce43" table:formula="of:=RAND()" office:value-type="float" office:value="0.0154886197437708" calcext:value-type="float">
            <text:p>0.015488619743771</text:p>
          </table:table-cell>
          <table:table-cell table:style-name="ce43" table:formula="of:=RAND()" office:value-type="float" office:value="0.214488257849486" calcext:value-type="float">
            <text:p>0.214488257849486</text:p>
          </table:table-cell>
          <table:table-cell table:style-name="ce43" table:formula="of:=RAND()" office:value-type="float" office:value="0.301585737541873" calcext:value-type="float">
            <text:p>0.301585737541873</text:p>
          </table:table-cell>
          <table:table-cell table:style-name="ce43" table:formula="of:=RAND()" office:value-type="float" office:value="0.318521156816218" calcext:value-type="float">
            <text:p>0.318521156816218</text:p>
          </table:table-cell>
          <table:table-cell table:style-name="ce43" table:formula="of:=RAND()" office:value-type="float" office:value="0.812555606059117" calcext:value-type="float">
            <text:p>0.812555606059117</text:p>
          </table:table-cell>
          <table:table-cell table:style-name="ce43" table:formula="of:=RAND()" office:value-type="float" office:value="0.296923218123125" calcext:value-type="float">
            <text:p>0.296923218123125</text:p>
          </table:table-cell>
          <table:table-cell table:style-name="ce43" table:formula="of:=RAND()" office:value-type="float" office:value="0.943684965786876" calcext:value-type="float">
            <text:p>0.943684965786876</text:p>
          </table:table-cell>
          <table:table-cell table:style-name="ce43" table:formula="of:=RAND()" office:value-type="float" office:value="0.218096411791527" calcext:value-type="float">
            <text:p>0.218096411791527</text:p>
          </table:table-cell>
          <table:table-cell table:style-name="ce43" table:formula="of:=RAND()" office:value-type="float" office:value="0.801595507900222" calcext:value-type="float">
            <text:p>0.801595507900222</text:p>
          </table:table-cell>
          <table:table-cell table:style-name="ce43" table:formula="of:=RAND()" office:value-type="float" office:value="0.861137521005258" calcext:value-type="float">
            <text:p>0.861137521005258</text:p>
          </table:table-cell>
          <table:table-cell table:style-name="ce43" table:formula="of:=RAND()" office:value-type="float" office:value="0.994494742567734" calcext:value-type="float">
            <text:p>0.994494742567734</text:p>
          </table:table-cell>
          <table:table-cell table:style-name="ce43" table:formula="of:=RAND()" office:value-type="float" office:value="0.9877569105869" calcext:value-type="float">
            <text:p>0.9877569105869</text:p>
          </table:table-cell>
          <table:table-cell table:style-name="degraded"/>
          <table:table-cell office:value-type="string" calcext:value-type="string">
            <text:p>degrades</text:p>
          </table:table-cell>
          <table:table-cell table:number-columns-repeated="1003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Viz.B2:Viz.S4">
            <calcext:condition calcext:apply-style-name="improved" calcext:value="&gt;2" calcext:base-cell-address="policy_map.B2"/>
            <calcext:condition calcext:apply-style-name="Default" calcext:value="between(-2,2)" calcext:base-cell-address="policy_map.B2"/>
            <calcext:condition calcext:apply-style-name="degraded" calcext:value="&lt;-2" calcext:base-cell-address="policy_map.B2"/>
          </calcext:conditional-format>
        </calcext:conditional-formats>
      </table:table>
      <table:named-expressions/>
      <table:database-ranges>
        <table:database-range table:name="__Anonymous_Sheet_DB__0" table:target-range-address="priority_dataset.A1:priority_dataset.J37">
          <table:sort>
            <table:sort-by table:field-number="0" table:data-type="automatic"/>
            <table:sort-by table:field-number="1" table:data-type="automatic"/>
            <table:sort-by table:field-number="2" table:data-type="automatic"/>
            <table:sort-by table:field-number="3" table:data-type="automatic"/>
          </table:sort>
        </table:database-range>
        <table:database-range table:name="__Anonymous_Sheet_DB__3" table:target-range-address="policy_dataset.A1:policy_dataset.J37">
          <table:sort>
            <table:sort-by table:field-number="0" table:data-type="automatic"/>
            <table:sort-by table:field-number="1" table:data-type="automatic"/>
            <table:sort-by table:field-number="2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improved" style:family="table-cell" style:parent-style-name="degraded">
      <style:table-cell-properties fo:background-color="#99ff99"/>
    </style:style>
    <style:style style:name="degraded" style:family="table-cell" style:parent-style-name="Default">
      <style:table-cell-properties fo:background-color="#ff6666" style:vertical-align="middle"/>
    </style:style>
    <style:style style:name="Untitled1" style:family="table-cell" style:parent-style-name="Default">
      <style:table-cell-properties fo:background-color="#99ff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8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6T20:32:33.632649000</dc:date>
    <dc:creator>Alberto Cottica</dc:creator>
    <meta:editing-duration>PT2H47M3S</meta:editing-duration>
    <meta:editing-cycles>24</meta:editing-cycles>
    <meta:generator>LibreOffice/5.4.0.3$MacOSX_X86_64 LibreOffice_project/7556cbc6811c9d992f4064ab9287069087d7f62c</meta:generator>
    <meta:document-statistic meta:table-count="7" meta:cell-count="1896" meta:object-count="0"/>
  </office:meta>
</office:document-meta>
</file>